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including-emulator-traditio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99" calcext:value-type="float">
            <text:p>99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261" calcext:value-type="float">
            <text:p>261</text:p>
          </table:table-cell>
          <table:table-cell table:style-name="ce15" table:formula="of:=[.B3]/[.$B$1]" office:value-type="float" office:value="2.63636363636364" calcext:value-type="float">
            <text:p>2,64</text:p>
          </table:table-cell>
          <table:table-cell table:style-name="ce15" table:formula="of:=[.E3]" office:value-type="float" office:value="2.63636363636364" calcext:value-type="float">
            <text:p>2,64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AlarmRestoreOnRebootService_0_NullIntentOperatorMutator</text:p>
          </table:table-cell>
          <table:table-cell table:style-name="ce13" table:formula="of:=[.D3]+[.B4]" office:value-type="float" office:value="519" calcext:value-type="float">
            <text:p>519</text:p>
          </table:table-cell>
          <table:table-cell table:style-name="ce15" table:formula="of:=[.B4]/[.$B$1]" office:value-type="float" office:value="2.60606060606061" calcext:value-type="float">
            <text:p>2,61</text:p>
          </table:table-cell>
          <table:table-cell table:style-name="ce15" table:formula="of:=[.F3]+[.E4]" office:value-type="float" office:value="5.24242424242424" calcext:value-type="float">
            <text:p>5,24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AlarmRestoreOnRebootService_1_InvalidKeyIntentOperatorMutator</text:p>
          </table:table-cell>
          <table:table-cell table:style-name="ce13" table:formula="of:=[.D4]+[.B5]" office:value-type="float" office:value="773" calcext:value-type="float">
            <text:p>773</text:p>
          </table:table-cell>
          <table:table-cell table:style-name="ce15" table:formula="of:=[.B5]/[.$B$1]" office:value-type="float" office:value="2.56565656565657" calcext:value-type="float">
            <text:p>2,57</text:p>
          </table:table-cell>
          <table:table-cell table:style-name="ce15" table:formula="of:=[.F4]+[.E5]" office:value-type="float" office:value="7.80808080808081" calcext:value-type="float">
            <text:p>7,81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AlarmRestoreOnRebootService_2_RandomActionIntentDefinitionOperatorMutator</text:p>
          </table:table-cell>
          <table:table-cell table:style-name="ce13" table:formula="of:=[.D5]+[.B6]" office:value-type="float" office:value="1029" calcext:value-type="float">
            <text:p>1029</text:p>
          </table:table-cell>
          <table:table-cell table:style-name="ce15" table:formula="of:=[.B6]/[.$B$1]" office:value-type="float" office:value="2.58585858585859" calcext:value-type="float">
            <text:p>2,59</text:p>
          </table:table-cell>
          <table:table-cell table:style-name="ce15" table:formula="of:=[.F5]+[.E6]" office:value-type="float" office:value="10.3939393939394" calcext:value-type="float">
            <text:p>10,39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CategoryMenuTask_0_InvalidViewFocusOperatorMutator</text:p>
          </table:table-cell>
          <table:table-cell table:style-name="ce13" table:formula="of:=[.D6]+[.B7]" office:value-type="float" office:value="1281" calcext:value-type="float">
            <text:p>1281</text:p>
          </table:table-cell>
          <table:table-cell table:style-name="ce15" table:formula="of:=[.B7]/[.$B$1]" office:value-type="float" office:value="2.54545454545455" calcext:value-type="float">
            <text:p>2,55</text:p>
          </table:table-cell>
          <table:table-cell table:style-name="ce15" table:formula="of:=[.F6]+[.E7]" office:value-type="float" office:value="12.9393939393939" calcext:value-type="float">
            <text:p>12,94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CategoryMenuTask_1_ViewComponentNotVisibleOperatorMutator</text:p>
          </table:table-cell>
          <table:table-cell table:style-name="ce13" table:formula="of:=[.D7]+[.B8]" office:value-type="float" office:value="1529" calcext:value-type="float">
            <text:p>1529</text:p>
          </table:table-cell>
          <table:table-cell table:style-name="ce15" table:formula="of:=[.B8]/[.$B$1]" office:value-type="float" office:value="2.50505050505051" calcext:value-type="float">
            <text:p>2,51</text:p>
          </table:table-cell>
          <table:table-cell table:style-name="ce15" table:formula="of:=[.F7]+[.E8]" office:value-type="float" office:value="15.4444444444444" calcext:value-type="float">
            <text:p>15,44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CategoryMenuTask_2_InvalidViewFocusOperatorMutator</text:p>
          </table:table-cell>
          <table:table-cell table:style-name="ce13" table:formula="of:=[.D8]+[.B9]" office:value-type="float" office:value="1784" calcext:value-type="float">
            <text:p>1784</text:p>
          </table:table-cell>
          <table:table-cell table:style-name="ce15" table:formula="of:=[.B9]/[.$B$1]" office:value-type="float" office:value="2.57575757575758" calcext:value-type="float">
            <text:p>2,58</text:p>
          </table:table-cell>
          <table:table-cell table:style-name="ce15" table:formula="of:=[.F8]+[.E9]" office:value-type="float" office:value="18.020202020202" calcext:value-type="float">
            <text:p>18,02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CategoryMenuTask_3_ViewComponentNotVisibleOperatorMutator</text:p>
          </table:table-cell>
          <table:table-cell table:style-name="ce13" table:formula="of:=[.D9]+[.B10]" office:value-type="float" office:value="2040" calcext:value-type="float">
            <text:p>2040</text:p>
          </table:table-cell>
          <table:table-cell table:style-name="ce15" table:formula="of:=[.B10]/[.$B$1]" office:value-type="float" office:value="2.58585858585859" calcext:value-type="float">
            <text:p>2,59</text:p>
          </table:table-cell>
          <table:table-cell table:style-name="ce15" table:formula="of:=[.F9]+[.E10]" office:value-type="float" office:value="20.6060606060606" calcext:value-type="float">
            <text:p>20,61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CategoryMenuTask_4_InvalidViewFocusOperatorMutator</text:p>
          </table:table-cell>
          <table:table-cell table:style-name="ce13" table:formula="of:=[.D10]+[.B11]" office:value-type="float" office:value="2300" calcext:value-type="float">
            <text:p>2300</text:p>
          </table:table-cell>
          <table:table-cell table:style-name="ce15" table:formula="of:=[.B11]/[.$B$1]" office:value-type="float" office:value="2.62626262626263" calcext:value-type="float">
            <text:p>2,63</text:p>
          </table:table-cell>
          <table:table-cell table:style-name="ce15" table:formula="of:=[.F10]+[.E11]" office:value-type="float" office:value="23.2323232323232" calcext:value-type="float">
            <text:p>23,23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string" calcext:value-type="string">
            <text:p>CategoryMenuTask_5_ViewComponentNotVisibleOperatorMutator</text:p>
          </table:table-cell>
          <table:table-cell table:style-name="ce13" table:formula="of:=[.D11]+[.B12]" office:value-type="float" office:value="2547" calcext:value-type="float">
            <text:p>2547</text:p>
          </table:table-cell>
          <table:table-cell table:style-name="ce15" table:formula="of:=[.B12]/[.$B$1]" office:value-type="float" office:value="2.49494949494949" calcext:value-type="float">
            <text:p>2,49</text:p>
          </table:table-cell>
          <table:table-cell table:style-name="ce15" table:formula="of:=[.F11]+[.E12]" office:value-type="float" office:value="25.7272727272727" calcext:value-type="float">
            <text:p>25,73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CategoryMenuTask_6_BinaryMutator</text:p>
          </table:table-cell>
          <table:table-cell table:style-name="ce13" table:formula="of:=[.D12]+[.B13]" office:value-type="float" office:value="2802" calcext:value-type="float">
            <text:p>2802</text:p>
          </table:table-cell>
          <table:table-cell table:style-name="ce15" table:formula="of:=[.B13]/[.$B$1]" office:value-type="float" office:value="2.57575757575758" calcext:value-type="float">
            <text:p>2,58</text:p>
          </table:table-cell>
          <table:table-cell table:style-name="ce15" table:formula="of:=[.F12]+[.E13]" office:value-type="float" office:value="28.3030303030303" calcext:value-type="float">
            <text:p>28,3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CategoryMenuTask_7_BuggyGUIListenerOperatorMutator</text:p>
          </table:table-cell>
          <table:table-cell table:style-name="ce13" table:formula="of:=[.D13]+[.B14]" office:value-type="float" office:value="3052" calcext:value-type="float">
            <text:p>3052</text:p>
          </table:table-cell>
          <table:table-cell table:style-name="ce15" table:formula="of:=[.B14]/[.$B$1]" office:value-type="float" office:value="2.52525252525252" calcext:value-type="float">
            <text:p>2,53</text:p>
          </table:table-cell>
          <table:table-cell table:style-name="ce15" table:formula="of:=[.F13]+[.E14]" office:value-type="float" office:value="30.8282828282828" calcext:value-type="float">
            <text:p>30,83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CategoryMenuTask_8_InvalidKeyIntentOperatorMutator</text:p>
          </table:table-cell>
          <table:table-cell table:style-name="ce13" table:formula="of:=[.D14]+[.B15]" office:value-type="float" office:value="3300" calcext:value-type="float">
            <text:p>3300</text:p>
          </table:table-cell>
          <table:table-cell table:style-name="ce15" table:formula="of:=[.B15]/[.$B$1]" office:value-type="float" office:value="2.50505050505051" calcext:value-type="float">
            <text:p>2,51</text:p>
          </table:table-cell>
          <table:table-cell table:style-name="ce15" table:formula="of:=[.F14]+[.E15]" office:value-type="float" office:value="33.3333333333333" calcext:value-type="float">
            <text:p>33,33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CategoryMenuTask_9_RandomActionIntentDefinitionOperatorMutator</text:p>
          </table:table-cell>
          <table:table-cell table:style-name="ce13" table:formula="of:=[.D15]+[.B16]" office:value-type="float" office:value="3550" calcext:value-type="float">
            <text:p>3550</text:p>
          </table:table-cell>
          <table:table-cell table:style-name="ce15" table:formula="of:=[.B16]/[.$B$1]" office:value-type="float" office:value="2.52525252525252" calcext:value-type="float">
            <text:p>2,53</text:p>
          </table:table-cell>
          <table:table-cell table:style-name="ce15" table:formula="of:=[.F15]+[.E16]" office:value-type="float" office:value="35.8585858585859" calcext:value-type="float">
            <text:p>35,86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MainMenuTask_0_InvalidViewFocusOperatorMutator</text:p>
          </table:table-cell>
          <table:table-cell table:style-name="ce13" table:formula="of:=[.D16]+[.B17]" office:value-type="float" office:value="3804" calcext:value-type="float">
            <text:p>3804</text:p>
          </table:table-cell>
          <table:table-cell table:style-name="ce15" table:formula="of:=[.B17]/[.$B$1]" office:value-type="float" office:value="2.56565656565657" calcext:value-type="float">
            <text:p>2,57</text:p>
          </table:table-cell>
          <table:table-cell table:style-name="ce15" table:formula="of:=[.F16]+[.E17]" office:value-type="float" office:value="38.4242424242424" calcext:value-type="float">
            <text:p>38,42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MainMenuTask_1_ViewComponentNotVisibleOperatorMutator</text:p>
          </table:table-cell>
          <table:table-cell table:style-name="ce13" table:formula="of:=[.D17]+[.B18]" office:value-type="float" office:value="4059" calcext:value-type="float">
            <text:p>4059</text:p>
          </table:table-cell>
          <table:table-cell table:style-name="ce15" table:formula="of:=[.B18]/[.$B$1]" office:value-type="float" office:value="2.57575757575758" calcext:value-type="float">
            <text:p>2,58</text:p>
          </table:table-cell>
          <table:table-cell table:style-name="ce15" table:formula="of:=[.F17]+[.E18]" office:value-type="float" office:value="41" calcext:value-type="float">
            <text:p>41,00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MainMenuTask_2_RandomActionIntentDefinitionOperatorMutator</text:p>
          </table:table-cell>
          <table:table-cell table:style-name="ce13" table:formula="of:=[.D18]+[.B19]" office:value-type="float" office:value="4314" calcext:value-type="float">
            <text:p>4314</text:p>
          </table:table-cell>
          <table:table-cell table:style-name="ce15" table:formula="of:=[.B19]/[.$B$1]" office:value-type="float" office:value="2.57575757575758" calcext:value-type="float">
            <text:p>2,58</text:p>
          </table:table-cell>
          <table:table-cell table:style-name="ce15" table:formula="of:=[.F18]+[.E19]" office:value-type="float" office:value="43.5757575757576" calcext:value-type="float">
            <text:p>43,58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DataBackupIntentService_0_NullIntentOperatorMutator</text:p>
          </table:table-cell>
          <table:table-cell table:style-name="ce13" table:formula="of:=[.D19]+[.B20]" office:value-type="float" office:value="4569" calcext:value-type="float">
            <text:p>4569</text:p>
          </table:table-cell>
          <table:table-cell table:style-name="ce15" table:formula="of:=[.B20]/[.$B$1]" office:value-type="float" office:value="2.57575757575758" calcext:value-type="float">
            <text:p>2,58</text:p>
          </table:table-cell>
          <table:table-cell table:style-name="ce15" table:formula="of:=[.F19]+[.E20]" office:value-type="float" office:value="46.1515151515152" calcext:value-type="float">
            <text:p>46,15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DataBackupIntentService_1_InvalidKeyIntentOperatorMutator</text:p>
          </table:table-cell>
          <table:table-cell table:style-name="ce13" table:formula="of:=[.D20]+[.B21]" office:value-type="float" office:value="4825" calcext:value-type="float">
            <text:p>4825</text:p>
          </table:table-cell>
          <table:table-cell table:style-name="ce15" table:formula="of:=[.B21]/[.$B$1]" office:value-type="float" office:value="2.58585858585859" calcext:value-type="float">
            <text:p>2,59</text:p>
          </table:table-cell>
          <table:table-cell table:style-name="ce15" table:formula="of:=[.F20]+[.E21]" office:value-type="float" office:value="48.7373737373737" calcext:value-type="float">
            <text:p>48,74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DataBackupIntentService_2_RandomActionIntentDefinitionOperatorMutator</text:p>
          </table:table-cell>
          <table:table-cell table:style-name="ce13" table:formula="of:=[.D21]+[.B22]" office:value-type="float" office:value="5078" calcext:value-type="float">
            <text:p>5078</text:p>
          </table:table-cell>
          <table:table-cell table:style-name="ce15" table:formula="of:=[.B22]/[.$B$1]" office:value-type="float" office:value="2.55555555555556" calcext:value-type="float">
            <text:p>2,56</text:p>
          </table:table-cell>
          <table:table-cell table:style-name="ce15" table:formula="of:=[.F21]+[.E22]" office:value-type="float" office:value="51.2929292929293" calcext:value-type="float">
            <text:p>51,29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DataBackupIntentService_3_RandomActionIntentDefinitionOperatorMutator</text:p>
          </table:table-cell>
          <table:table-cell table:style-name="ce13" table:formula="of:=[.D22]+[.B23]" office:value-type="float" office:value="5333" calcext:value-type="float">
            <text:p>5333</text:p>
          </table:table-cell>
          <table:table-cell table:style-name="ce15" table:formula="of:=[.B23]/[.$B$1]" office:value-type="float" office:value="2.57575757575758" calcext:value-type="float">
            <text:p>2,58</text:p>
          </table:table-cell>
          <table:table-cell table:style-name="ce15" table:formula="of:=[.F22]+[.E23]" office:value-type="float" office:value="53.8686868686869" calcext:value-type="float">
            <text:p>53,87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DataBackupIntentService_4_NullIntentOperatorMutator</text:p>
          </table:table-cell>
          <table:table-cell table:style-name="ce13" table:formula="of:=[.D23]+[.B24]" office:value-type="float" office:value="5587" calcext:value-type="float">
            <text:p>5587</text:p>
          </table:table-cell>
          <table:table-cell table:style-name="ce15" table:formula="of:=[.B24]/[.$B$1]" office:value-type="float" office:value="2.56565656565657" calcext:value-type="float">
            <text:p>2,57</text:p>
          </table:table-cell>
          <table:table-cell table:style-name="ce15" table:formula="of:=[.F23]+[.E24]" office:value-type="float" office:value="56.4343434343435" calcext:value-type="float">
            <text:p>56,43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DataBackupIntentService_5_RandomActionIntentDefinitionOperatorMutator</text:p>
          </table:table-cell>
          <table:table-cell table:style-name="ce13" table:formula="of:=[.D24]+[.B25]" office:value-type="float" office:value="5839" calcext:value-type="float">
            <text:p>5839</text:p>
          </table:table-cell>
          <table:table-cell table:style-name="ce15" table:formula="of:=[.B25]/[.$B$1]" office:value-type="float" office:value="2.54545454545455" calcext:value-type="float">
            <text:p>2,55</text:p>
          </table:table-cell>
          <table:table-cell table:style-name="ce15" table:formula="of:=[.F24]+[.E25]" office:value-type="float" office:value="58.979797979798" calcext:value-type="float">
            <text:p>58,98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DataBackupIntentService_6_RandomActionIntentDefinitionOperatorMutator</text:p>
          </table:table-cell>
          <table:table-cell table:style-name="ce13" table:formula="of:=[.D25]+[.B26]" office:value-type="float" office:value="6093" calcext:value-type="float">
            <text:p>6093</text:p>
          </table:table-cell>
          <table:table-cell table:style-name="ce15" table:formula="of:=[.B26]/[.$B$1]" office:value-type="float" office:value="2.56565656565657" calcext:value-type="float">
            <text:p>2,57</text:p>
          </table:table-cell>
          <table:table-cell table:style-name="ce15" table:formula="of:=[.F25]+[.E26]" office:value-type="float" office:value="61.5454545454546" calcext:value-type="float">
            <text:p>61,55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DataBackupIntentService_7_RandomActionIntentDefinitionOperatorMutator</text:p>
          </table:table-cell>
          <table:table-cell table:style-name="ce13" table:formula="of:=[.D26]+[.B27]" office:value-type="float" office:value="6346" calcext:value-type="float">
            <text:p>6346</text:p>
          </table:table-cell>
          <table:table-cell table:style-name="ce15" table:formula="of:=[.B27]/[.$B$1]" office:value-type="float" office:value="2.55555555555556" calcext:value-type="float">
            <text:p>2,56</text:p>
          </table:table-cell>
          <table:table-cell table:style-name="ce15" table:formula="of:=[.F26]+[.E27]" office:value-type="float" office:value="64.1010101010101" calcext:value-type="float">
            <text:p>64,10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DbHelper_0_BinaryMutator</text:p>
          </table:table-cell>
          <table:table-cell table:style-name="ce13" table:formula="of:=[.D27]+[.B28]" office:value-type="float" office:value="6601" calcext:value-type="float">
            <text:p>6601</text:p>
          </table:table-cell>
          <table:table-cell table:style-name="ce15" table:formula="of:=[.B28]/[.$B$1]" office:value-type="float" office:value="2.57575757575758" calcext:value-type="float">
            <text:p>2,58</text:p>
          </table:table-cell>
          <table:table-cell table:style-name="ce15" table:formula="of:=[.F27]+[.E28]" office:value-type="float" office:value="66.6767676767677" calcext:value-type="float">
            <text:p>66,68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DbHelper_1_BinaryMutator</text:p>
          </table:table-cell>
          <table:table-cell table:style-name="ce13" table:formula="of:=[.D28]+[.B29]" office:value-type="float" office:value="6861" calcext:value-type="float">
            <text:p>6861</text:p>
          </table:table-cell>
          <table:table-cell table:style-name="ce15" table:formula="of:=[.B29]/[.$B$1]" office:value-type="float" office:value="2.62626262626263" calcext:value-type="float">
            <text:p>2,63</text:p>
          </table:table-cell>
          <table:table-cell table:style-name="ce15" table:formula="of:=[.F28]+[.E29]" office:value-type="float" office:value="69.3030303030303" calcext:value-type="float">
            <text:p>69,3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DbHelper_2_BinaryMutator</text:p>
          </table:table-cell>
          <table:table-cell table:style-name="ce13" table:formula="of:=[.D29]+[.B30]" office:value-type="float" office:value="7118" calcext:value-type="float">
            <text:p>7118</text:p>
          </table:table-cell>
          <table:table-cell table:style-name="ce15" table:formula="of:=[.B30]/[.$B$1]" office:value-type="float" office:value="2.5959595959596" calcext:value-type="float">
            <text:p>2,60</text:p>
          </table:table-cell>
          <table:table-cell table:style-name="ce15" table:formula="of:=[.F29]+[.E30]" office:value-type="float" office:value="71.8989898989899" calcext:value-type="float">
            <text:p>71,90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NotificationListener_0_LengthyGUICreationOperatorMutator</text:p>
          </table:table-cell>
          <table:table-cell table:style-name="ce13" table:formula="of:=[.D30]+[.B31]" office:value-type="float" office:value="7375" calcext:value-type="float">
            <text:p>7375</text:p>
          </table:table-cell>
          <table:table-cell table:style-name="ce15" table:formula="of:=[.B31]/[.$B$1]" office:value-type="float" office:value="2.5959595959596" calcext:value-type="float">
            <text:p>2,60</text:p>
          </table:table-cell>
          <table:table-cell table:style-name="ce15" table:formula="of:=[.F30]+[.E31]" office:value-type="float" office:value="74.4949494949495" calcext:value-type="float">
            <text:p>74,49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79" calcext:value-type="float">
            <text:p>279</text:p>
          </table:table-cell>
          <table:table-cell table:style-name="ce13" office:value-type="string" calcext:value-type="string">
            <text:p>RecyclerViewItemClickSupport_0_LengthyGUIListenerOperatorMutator</text:p>
          </table:table-cell>
          <table:table-cell table:style-name="ce13" table:formula="of:=[.D31]+[.B32]" office:value-type="float" office:value="7654" calcext:value-type="float">
            <text:p>7654</text:p>
          </table:table-cell>
          <table:table-cell table:style-name="ce15" table:formula="of:=[.B32]/[.$B$1]" office:value-type="float" office:value="2.81818181818182" calcext:value-type="float">
            <text:p>2,82</text:p>
          </table:table-cell>
          <table:table-cell table:style-name="ce15" table:formula="of:=[.F31]+[.E32]" office:value-type="float" office:value="77.3131313131313" calcext:value-type="float">
            <text:p>77,31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AttachmentAdapter_0_InvalidViewFocusOperatorMutator</text:p>
          </table:table-cell>
          <table:table-cell table:style-name="ce13" table:formula="of:=[.D32]+[.B33]" office:value-type="float" office:value="7912" calcext:value-type="float">
            <text:p>7912</text:p>
          </table:table-cell>
          <table:table-cell table:style-name="ce15" table:formula="of:=[.B33]/[.$B$1]" office:value-type="float" office:value="2.60606060606061" calcext:value-type="float">
            <text:p>2,61</text:p>
          </table:table-cell>
          <table:table-cell table:style-name="ce15" table:formula="of:=[.F32]+[.E33]" office:value-type="float" office:value="79.9191919191919" calcext:value-type="float">
            <text:p>79,92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AttachmentAdapter_1_ViewComponentNotVisibleOperatorMutator</text:p>
          </table:table-cell>
          <table:table-cell table:style-name="ce13" table:formula="of:=[.D33]+[.B34]" office:value-type="float" office:value="8169" calcext:value-type="float">
            <text:p>8169</text:p>
          </table:table-cell>
          <table:table-cell table:style-name="ce15" table:formula="of:=[.B34]/[.$B$1]" office:value-type="float" office:value="2.5959595959596" calcext:value-type="float">
            <text:p>2,60</text:p>
          </table:table-cell>
          <table:table-cell table:style-name="ce15" table:formula="of:=[.F33]+[.E34]" office:value-type="float" office:value="82.5151515151515" calcext:value-type="float">
            <text:p>82,52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AttachmentAdapter_2_InvalidViewFocusOperatorMutator</text:p>
          </table:table-cell>
          <table:table-cell table:style-name="ce13" table:formula="of:=[.D34]+[.B35]" office:value-type="float" office:value="8426" calcext:value-type="float">
            <text:p>8426</text:p>
          </table:table-cell>
          <table:table-cell table:style-name="ce15" table:formula="of:=[.B35]/[.$B$1]" office:value-type="float" office:value="2.5959595959596" calcext:value-type="float">
            <text:p>2,60</text:p>
          </table:table-cell>
          <table:table-cell table:style-name="ce15" table:formula="of:=[.F34]+[.E35]" office:value-type="float" office:value="85.1111111111111" calcext:value-type="float">
            <text:p>85,11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string" calcext:value-type="string">
            <text:p>AttachmentAdapter_3_ViewComponentNotVisibleOperatorMutator</text:p>
          </table:table-cell>
          <table:table-cell table:style-name="ce13" table:formula="of:=[.D35]+[.B36]" office:value-type="float" office:value="8690" calcext:value-type="float">
            <text:p>8690</text:p>
          </table:table-cell>
          <table:table-cell table:style-name="ce15" table:formula="of:=[.B36]/[.$B$1]" office:value-type="float" office:value="2.66666666666667" calcext:value-type="float">
            <text:p>2,67</text:p>
          </table:table-cell>
          <table:table-cell table:style-name="ce15" table:formula="of:=[.F35]+[.E36]" office:value-type="float" office:value="87.7777777777778" calcext:value-type="float">
            <text:p>87,78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string" calcext:value-type="string">
            <text:p>NavDrawerAdapter_0_InvalidViewFocusOperatorMutator</text:p>
          </table:table-cell>
          <table:table-cell table:style-name="ce13" table:formula="of:=[.D36]+[.B37]" office:value-type="float" office:value="8988" calcext:value-type="float">
            <text:p>8988</text:p>
          </table:table-cell>
          <table:table-cell table:style-name="ce15" table:formula="of:=[.B37]/[.$B$1]" office:value-type="float" office:value="3.01010101010101" calcext:value-type="float">
            <text:p>3,01</text:p>
          </table:table-cell>
          <table:table-cell table:style-name="ce15" table:formula="of:=[.F36]+[.E37]" office:value-type="float" office:value="90.7878787878788" calcext:value-type="float">
            <text:p>90,79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NavDrawerAdapter_1_ViewComponentNotVisibleOperatorMutator</text:p>
          </table:table-cell>
          <table:table-cell table:style-name="ce13" table:formula="of:=[.D37]+[.B38]" office:value-type="float" office:value="9250" calcext:value-type="float">
            <text:p>9250</text:p>
          </table:table-cell>
          <table:table-cell table:style-name="ce15" table:formula="of:=[.B38]/[.$B$1]" office:value-type="float" office:value="2.64646464646465" calcext:value-type="float">
            <text:p>2,65</text:p>
          </table:table-cell>
          <table:table-cell table:style-name="ce15" table:formula="of:=[.F37]+[.E38]" office:value-type="float" office:value="93.4343434343435" calcext:value-type="float">
            <text:p>93,43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NavDrawerAdapter_2_InvalidViewFocusOperatorMutator</text:p>
          </table:table-cell>
          <table:table-cell table:style-name="ce13" table:formula="of:=[.D38]+[.B39]" office:value-type="float" office:value="9500" calcext:value-type="float">
            <text:p>9500</text:p>
          </table:table-cell>
          <table:table-cell table:style-name="ce15" table:formula="of:=[.B39]/[.$B$1]" office:value-type="float" office:value="2.52525252525252" calcext:value-type="float">
            <text:p>2,53</text:p>
          </table:table-cell>
          <table:table-cell table:style-name="ce15" table:formula="of:=[.F38]+[.E39]" office:value-type="float" office:value="95.959595959596" calcext:value-type="float">
            <text:p>95,96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NavDrawerAdapter_3_ViewComponentNotVisibleOperatorMutator</text:p>
          </table:table-cell>
          <table:table-cell table:style-name="ce13" table:formula="of:=[.D39]+[.B40]" office:value-type="float" office:value="9754" calcext:value-type="float">
            <text:p>9754</text:p>
          </table:table-cell>
          <table:table-cell table:style-name="ce15" table:formula="of:=[.B40]/[.$B$1]" office:value-type="float" office:value="2.56565656565657" calcext:value-type="float">
            <text:p>2,57</text:p>
          </table:table-cell>
          <table:table-cell table:style-name="ce15" table:formula="of:=[.F39]+[.E40]" office:value-type="float" office:value="98.5252525252526" calcext:value-type="float">
            <text:p>98,53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VerticalSeekBar_0_BinaryMutator</text:p>
          </table:table-cell>
          <table:table-cell table:style-name="ce13" table:formula="of:=[.D40]+[.B41]" office:value-type="float" office:value="10005" calcext:value-type="float">
            <text:p>10005</text:p>
          </table:table-cell>
          <table:table-cell table:style-name="ce15" table:formula="of:=[.B41]/[.$B$1]" office:value-type="float" office:value="2.53535353535354" calcext:value-type="float">
            <text:p>2,54</text:p>
          </table:table-cell>
          <table:table-cell table:style-name="ce15" table:formula="of:=[.F40]+[.E41]" office:value-type="float" office:value="101.060606060606" calcext:value-type="float">
            <text:p>101,06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VerticalSeekBar_1_BinaryMutator</text:p>
          </table:table-cell>
          <table:table-cell table:style-name="ce13" table:formula="of:=[.D41]+[.B42]" office:value-type="float" office:value="10257" calcext:value-type="float">
            <text:p>10257</text:p>
          </table:table-cell>
          <table:table-cell table:style-name="ce15" table:formula="of:=[.B42]/[.$B$1]" office:value-type="float" office:value="2.54545454545455" calcext:value-type="float">
            <text:p>2,55</text:p>
          </table:table-cell>
          <table:table-cell table:style-name="ce15" table:formula="of:=[.F41]+[.E42]" office:value-type="float" office:value="103.606060606061" calcext:value-type="float">
            <text:p>103,61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VerticalSeekBar_2_BinaryMutator</text:p>
          </table:table-cell>
          <table:table-cell table:style-name="ce13" table:formula="of:=[.D42]+[.B43]" office:value-type="float" office:value="10510" calcext:value-type="float">
            <text:p>10510</text:p>
          </table:table-cell>
          <table:table-cell table:style-name="ce15" table:formula="of:=[.B43]/[.$B$1]" office:value-type="float" office:value="2.55555555555556" calcext:value-type="float">
            <text:p>2,56</text:p>
          </table:table-cell>
          <table:table-cell table:style-name="ce15" table:formula="of:=[.F42]+[.E43]" office:value-type="float" office:value="106.161616161616" calcext:value-type="float">
            <text:p>106,16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SketchView_0_BinaryMutator</text:p>
          </table:table-cell>
          <table:table-cell table:style-name="ce13" table:formula="of:=[.D43]+[.B44]" office:value-type="float" office:value="10762" calcext:value-type="float">
            <text:p>10762</text:p>
          </table:table-cell>
          <table:table-cell table:style-name="ce15" table:formula="of:=[.B44]/[.$B$1]" office:value-type="float" office:value="2.54545454545455" calcext:value-type="float">
            <text:p>2,55</text:p>
          </table:table-cell>
          <table:table-cell table:style-name="ce15" table:formula="of:=[.F43]+[.E44]" office:value-type="float" office:value="108.707070707071" calcext:value-type="float">
            <text:p>108,71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SketchView_1_BinaryMutator</text:p>
          </table:table-cell>
          <table:table-cell table:style-name="ce13" table:formula="of:=[.D44]+[.B45]" office:value-type="float" office:value="11014" calcext:value-type="float">
            <text:p>11014</text:p>
          </table:table-cell>
          <table:table-cell table:style-name="ce15" table:formula="of:=[.B45]/[.$B$1]" office:value-type="float" office:value="2.54545454545455" calcext:value-type="float">
            <text:p>2,55</text:p>
          </table:table-cell>
          <table:table-cell table:style-name="ce15" table:formula="of:=[.F44]+[.E45]" office:value-type="float" office:value="111.252525252525" calcext:value-type="float">
            <text:p>111,25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ketchView_2_BinaryMutator</text:p>
          </table:table-cell>
          <table:table-cell table:style-name="ce13" table:formula="of:=[.D45]+[.B46]" office:value-type="float" office:value="11264" calcext:value-type="float">
            <text:p>11264</text:p>
          </table:table-cell>
          <table:table-cell table:style-name="ce15" table:formula="of:=[.B46]/[.$B$1]" office:value-type="float" office:value="2.52525252525252" calcext:value-type="float">
            <text:p>2,53</text:p>
          </table:table-cell>
          <table:table-cell table:style-name="ce15" table:formula="of:=[.F45]+[.E46]" office:value-type="float" office:value="113.777777777778" calcext:value-type="float">
            <text:p>113,78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ketchView_3_BinaryMutator</text:p>
          </table:table-cell>
          <table:table-cell table:style-name="ce13" table:formula="of:=[.D46]+[.B47]" office:value-type="float" office:value="11515" calcext:value-type="float">
            <text:p>11515</text:p>
          </table:table-cell>
          <table:table-cell table:style-name="ce15" table:formula="of:=[.B47]/[.$B$1]" office:value-type="float" office:value="2.53535353535354" calcext:value-type="float">
            <text:p>2,54</text:p>
          </table:table-cell>
          <table:table-cell table:style-name="ce15" table:formula="of:=[.F46]+[.E47]" office:value-type="float" office:value="116.313131313131" calcext:value-type="float">
            <text:p>116,31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ketchView_4_BinaryMutator</text:p>
          </table:table-cell>
          <table:table-cell table:style-name="ce13" table:formula="of:=[.D47]+[.B48]" office:value-type="float" office:value="11769" calcext:value-type="float">
            <text:p>11769</text:p>
          </table:table-cell>
          <table:table-cell table:style-name="ce15" table:formula="of:=[.B48]/[.$B$1]" office:value-type="float" office:value="2.56565656565657" calcext:value-type="float">
            <text:p>2,57</text:p>
          </table:table-cell>
          <table:table-cell table:style-name="ce15" table:formula="of:=[.F47]+[.E48]" office:value-type="float" office:value="118.878787878788" calcext:value-type="float">
            <text:p>118,88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ketchView_5_BinaryMutator</text:p>
          </table:table-cell>
          <table:table-cell table:style-name="ce13" table:formula="of:=[.D48]+[.B49]" office:value-type="float" office:value="12023" calcext:value-type="float">
            <text:p>12023</text:p>
          </table:table-cell>
          <table:table-cell table:style-name="ce15" table:formula="of:=[.B49]/[.$B$1]" office:value-type="float" office:value="2.56565656565657" calcext:value-type="float">
            <text:p>2,57</text:p>
          </table:table-cell>
          <table:table-cell table:style-name="ce15" table:formula="of:=[.F48]+[.E49]" office:value-type="float" office:value="121.444444444445" calcext:value-type="float">
            <text:p>121,44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NonScrollableListView_0_BinaryMutator</text:p>
          </table:table-cell>
          <table:table-cell table:style-name="ce13" table:formula="of:=[.D49]+[.B50]" office:value-type="float" office:value="12275" calcext:value-type="float">
            <text:p>12275</text:p>
          </table:table-cell>
          <table:table-cell table:style-name="ce15" table:formula="of:=[.B50]/[.$B$1]" office:value-type="float" office:value="2.54545454545455" calcext:value-type="float">
            <text:p>2,55</text:p>
          </table:table-cell>
          <table:table-cell table:style-name="ce15" table:formula="of:=[.F49]+[.E50]" office:value-type="float" office:value="123.989898989899" calcext:value-type="float">
            <text:p>123,99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nScrollableListView_1_BinaryMutator</text:p>
          </table:table-cell>
          <table:table-cell table:style-name="ce13" table:formula="of:=[.D50]+[.B51]" office:value-type="float" office:value="12428" calcext:value-type="float">
            <text:p>12428</text:p>
          </table:table-cell>
          <table:table-cell table:style-name="ce15" table:formula="of:=[.B51]/[.$B$1]" office:value-type="float" office:value="1.54545454545455" calcext:value-type="float">
            <text:p>1,55</text:p>
          </table:table-cell>
          <table:table-cell table:style-name="ce15" table:formula="of:=[.F50]+[.E51]" office:value-type="float" office:value="125.535353535354" calcext:value-type="float">
            <text:p>125,54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NonScrollableListView_2_BinaryMutator</text:p>
          </table:table-cell>
          <table:table-cell table:style-name="ce13" table:formula="of:=[.D51]+[.B52]" office:value-type="float" office:value="12677" calcext:value-type="float">
            <text:p>12677</text:p>
          </table:table-cell>
          <table:table-cell table:style-name="ce15" table:formula="of:=[.B52]/[.$B$1]" office:value-type="float" office:value="2.51515151515152" calcext:value-type="float">
            <text:p>2,52</text:p>
          </table:table-cell>
          <table:table-cell table:style-name="ce15" table:formula="of:=[.F51]+[.E52]" office:value-type="float" office:value="128.050505050505" calcext:value-type="float">
            <text:p>128,05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Fab_0_InvalidViewFocusOperatorMutator</text:p>
          </table:table-cell>
          <table:table-cell table:style-name="ce13" table:formula="of:=[.D52]+[.B53]" office:value-type="float" office:value="12930" calcext:value-type="float">
            <text:p>12930</text:p>
          </table:table-cell>
          <table:table-cell table:style-name="ce15" table:formula="of:=[.B53]/[.$B$1]" office:value-type="float" office:value="2.55555555555556" calcext:value-type="float">
            <text:p>2,56</text:p>
          </table:table-cell>
          <table:table-cell table:style-name="ce15" table:formula="of:=[.F52]+[.E53]" office:value-type="float" office:value="130.606060606061" calcext:value-type="float">
            <text:p>130,61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Fab_1_ViewComponentNotVisibleOperatorMutator</text:p>
          </table:table-cell>
          <table:table-cell table:style-name="ce13" table:formula="of:=[.D53]+[.B54]" office:value-type="float" office:value="13163" calcext:value-type="float">
            <text:p>13163</text:p>
          </table:table-cell>
          <table:table-cell table:style-name="ce15" table:formula="of:=[.B54]/[.$B$1]" office:value-type="float" office:value="2.35353535353535" calcext:value-type="float">
            <text:p>2,35</text:p>
          </table:table-cell>
          <table:table-cell table:style-name="ce15" table:formula="of:=[.F53]+[.E54]" office:value-type="float" office:value="132.959595959596" calcext:value-type="float">
            <text:p>132,96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Fab_2_BuggyGUIListenerOperatorMutator</text:p>
          </table:table-cell>
          <table:table-cell table:style-name="ce13" table:formula="of:=[.D54]+[.B55]" office:value-type="float" office:value="13401" calcext:value-type="float">
            <text:p>13401</text:p>
          </table:table-cell>
          <table:table-cell table:style-name="ce15" table:formula="of:=[.B55]/[.$B$1]" office:value-type="float" office:value="2.4040404040404" calcext:value-type="float">
            <text:p>2,40</text:p>
          </table:table-cell>
          <table:table-cell table:style-name="ce15" table:formula="of:=[.F54]+[.E55]" office:value-type="float" office:value="135.363636363636" calcext:value-type="float">
            <text:p>135,36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Fab_3_InvalidViewFocusOperatorMutator</text:p>
          </table:table-cell>
          <table:table-cell table:style-name="ce13" table:formula="of:=[.D55]+[.B56]" office:value-type="float" office:value="13654" calcext:value-type="float">
            <text:p>13654</text:p>
          </table:table-cell>
          <table:table-cell table:style-name="ce15" table:formula="of:=[.B56]/[.$B$1]" office:value-type="float" office:value="2.55555555555556" calcext:value-type="float">
            <text:p>2,56</text:p>
          </table:table-cell>
          <table:table-cell table:style-name="ce15" table:formula="of:=[.F55]+[.E56]" office:value-type="float" office:value="137.919191919192" calcext:value-type="float">
            <text:p>137,92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Fab_4_ViewComponentNotVisibleOperatorMutator</text:p>
          </table:table-cell>
          <table:table-cell table:style-name="ce13" table:formula="of:=[.D56]+[.B57]" office:value-type="float" office:value="13905" calcext:value-type="float">
            <text:p>13905</text:p>
          </table:table-cell>
          <table:table-cell table:style-name="ce15" table:formula="of:=[.B57]/[.$B$1]" office:value-type="float" office:value="2.53535353535354" calcext:value-type="float">
            <text:p>2,54</text:p>
          </table:table-cell>
          <table:table-cell table:style-name="ce15" table:formula="of:=[.F56]+[.E57]" office:value-type="float" office:value="140.454545454546" calcext:value-type="float">
            <text:p>140,45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Fab_5_BinaryMutator</text:p>
          </table:table-cell>
          <table:table-cell table:style-name="ce13" table:formula="of:=[.D57]+[.B58]" office:value-type="float" office:value="14159" calcext:value-type="float">
            <text:p>14159</text:p>
          </table:table-cell>
          <table:table-cell table:style-name="ce15" table:formula="of:=[.B58]/[.$B$1]" office:value-type="float" office:value="2.56565656565657" calcext:value-type="float">
            <text:p>2,57</text:p>
          </table:table-cell>
          <table:table-cell table:style-name="ce15" table:formula="of:=[.F57]+[.E58]" office:value-type="float" office:value="143.020202020202" calcext:value-type="float">
            <text:p>143,02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Fab_6_BuggyGUIListenerOperatorMutator</text:p>
          </table:table-cell>
          <table:table-cell table:style-name="ce13" table:formula="of:=[.D58]+[.B59]" office:value-type="float" office:value="14410" calcext:value-type="float">
            <text:p>14410</text:p>
          </table:table-cell>
          <table:table-cell table:style-name="ce15" table:formula="of:=[.B59]/[.$B$1]" office:value-type="float" office:value="2.53535353535354" calcext:value-type="float">
            <text:p>2,54</text:p>
          </table:table-cell>
          <table:table-cell table:style-name="ce15" table:formula="of:=[.F58]+[.E59]" office:value-type="float" office:value="145.555555555556" calcext:value-type="float">
            <text:p>145,56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Fab_7_BuggyGUIListenerOperatorMutator</text:p>
          </table:table-cell>
          <table:table-cell table:style-name="ce13" table:formula="of:=[.D59]+[.B60]" office:value-type="float" office:value="14661" calcext:value-type="float">
            <text:p>14661</text:p>
          </table:table-cell>
          <table:table-cell table:style-name="ce15" table:formula="of:=[.B60]/[.$B$1]" office:value-type="float" office:value="2.53535353535354" calcext:value-type="float">
            <text:p>2,54</text:p>
          </table:table-cell>
          <table:table-cell table:style-name="ce15" table:formula="of:=[.F59]+[.E60]" office:value-type="float" office:value="148.090909090909" calcext:value-type="float">
            <text:p>148,09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UndoBarController_0_InvalidViewFocusOperatorMutator</text:p>
          </table:table-cell>
          <table:table-cell table:style-name="ce13" table:formula="of:=[.D60]+[.B61]" office:value-type="float" office:value="14916" calcext:value-type="float">
            <text:p>14916</text:p>
          </table:table-cell>
          <table:table-cell table:style-name="ce15" table:formula="of:=[.B61]/[.$B$1]" office:value-type="float" office:value="2.57575757575758" calcext:value-type="float">
            <text:p>2,58</text:p>
          </table:table-cell>
          <table:table-cell table:style-name="ce15" table:formula="of:=[.F60]+[.E61]" office:value-type="float" office:value="150.666666666667" calcext:value-type="float">
            <text:p>150,67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UndoBarController_1_ViewComponentNotVisibleOperatorMutator</text:p>
          </table:table-cell>
          <table:table-cell table:style-name="ce13" table:formula="of:=[.D61]+[.B62]" office:value-type="float" office:value="15169" calcext:value-type="float">
            <text:p>15169</text:p>
          </table:table-cell>
          <table:table-cell table:style-name="ce15" table:formula="of:=[.B62]/[.$B$1]" office:value-type="float" office:value="2.55555555555556" calcext:value-type="float">
            <text:p>2,56</text:p>
          </table:table-cell>
          <table:table-cell table:style-name="ce15" table:formula="of:=[.F61]+[.E62]" office:value-type="float" office:value="153.222222222222" calcext:value-type="float">
            <text:p>153,22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UndoBarController_2_InvalidViewFocusOperatorMutator</text:p>
          </table:table-cell>
          <table:table-cell table:style-name="ce13" table:formula="of:=[.D62]+[.B63]" office:value-type="float" office:value="15421" calcext:value-type="float">
            <text:p>15421</text:p>
          </table:table-cell>
          <table:table-cell table:style-name="ce15" table:formula="of:=[.B63]/[.$B$1]" office:value-type="float" office:value="2.54545454545455" calcext:value-type="float">
            <text:p>2,55</text:p>
          </table:table-cell>
          <table:table-cell table:style-name="ce15" table:formula="of:=[.F62]+[.E63]" office:value-type="float" office:value="155.767676767677" calcext:value-type="float">
            <text:p>155,77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UndoBarController_3_ViewComponentNotVisibleOperatorMutator</text:p>
          </table:table-cell>
          <table:table-cell table:style-name="ce13" table:formula="of:=[.D63]+[.B64]" office:value-type="float" office:value="15674" calcext:value-type="float">
            <text:p>15674</text:p>
          </table:table-cell>
          <table:table-cell table:style-name="ce15" table:formula="of:=[.B64]/[.$B$1]" office:value-type="float" office:value="2.55555555555556" calcext:value-type="float">
            <text:p>2,56</text:p>
          </table:table-cell>
          <table:table-cell table:style-name="ce15" table:formula="of:=[.F63]+[.E64]" office:value-type="float" office:value="158.323232323232" calcext:value-type="float">
            <text:p>158,32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UndoBarController_4_BuggyGUIListenerOperatorMutator</text:p>
          </table:table-cell>
          <table:table-cell table:style-name="ce13" table:formula="of:=[.D64]+[.B65]" office:value-type="float" office:value="15930" calcext:value-type="float">
            <text:p>15930</text:p>
          </table:table-cell>
          <table:table-cell table:style-name="ce15" table:formula="of:=[.B65]/[.$B$1]" office:value-type="float" office:value="2.58585858585859" calcext:value-type="float">
            <text:p>2,59</text:p>
          </table:table-cell>
          <table:table-cell table:style-name="ce15" table:formula="of:=[.F64]+[.E65]" office:value-type="float" office:value="160.909090909091" calcext:value-type="float">
            <text:p>160,91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UndoBarController_5_LengthyGUIListenerOperatorMutator</text:p>
          </table:table-cell>
          <table:table-cell table:style-name="ce13" table:formula="of:=[.D65]+[.B66]" office:value-type="float" office:value="16186" calcext:value-type="float">
            <text:p>16186</text:p>
          </table:table-cell>
          <table:table-cell table:style-name="ce15" table:formula="of:=[.B66]/[.$B$1]" office:value-type="float" office:value="2.58585858585859" calcext:value-type="float">
            <text:p>2,59</text:p>
          </table:table-cell>
          <table:table-cell table:style-name="ce15" table:formula="of:=[.F65]+[.E66]" office:value-type="float" office:value="163.494949494949" calcext:value-type="float">
            <text:p>163,49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Stats_0_BinaryMutator</text:p>
          </table:table-cell>
          <table:table-cell table:style-name="ce13" table:formula="of:=[.D66]+[.B67]" office:value-type="float" office:value="16441" calcext:value-type="float">
            <text:p>16441</text:p>
          </table:table-cell>
          <table:table-cell table:style-name="ce15" table:formula="of:=[.B67]/[.$B$1]" office:value-type="float" office:value="2.57575757575758" calcext:value-type="float">
            <text:p>2,58</text:p>
          </table:table-cell>
          <table:table-cell table:style-name="ce15" table:formula="of:=[.F66]+[.E67]" office:value-type="float" office:value="166.070707070707" calcext:value-type="float">
            <text:p>166,07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Stats_1_BinaryMutator</text:p>
          </table:table-cell>
          <table:table-cell table:style-name="ce13" table:formula="of:=[.D67]+[.B68]" office:value-type="float" office:value="16699" calcext:value-type="float">
            <text:p>16699</text:p>
          </table:table-cell>
          <table:table-cell table:style-name="ce15" table:formula="of:=[.B68]/[.$B$1]" office:value-type="float" office:value="2.60606060606061" calcext:value-type="float">
            <text:p>2,61</text:p>
          </table:table-cell>
          <table:table-cell table:style-name="ce15" table:formula="of:=[.F67]+[.E68]" office:value-type="float" office:value="168.676767676768" calcext:value-type="float">
            <text:p>168,68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DateUtils_0_BinaryMutator</text:p>
          </table:table-cell>
          <table:table-cell table:style-name="ce13" table:formula="of:=[.D68]+[.B69]" office:value-type="float" office:value="16956" calcext:value-type="float">
            <text:p>16956</text:p>
          </table:table-cell>
          <table:table-cell table:style-name="ce15" table:formula="of:=[.B69]/[.$B$1]" office:value-type="float" office:value="2.5959595959596" calcext:value-type="float">
            <text:p>2,60</text:p>
          </table:table-cell>
          <table:table-cell table:style-name="ce15" table:formula="of:=[.F68]+[.E69]" office:value-type="float" office:value="171.272727272727" calcext:value-type="float">
            <text:p>171,27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DateUtils_1_BinaryMutator</text:p>
          </table:table-cell>
          <table:table-cell table:style-name="ce13" table:formula="of:=[.D69]+[.B70]" office:value-type="float" office:value="17216" calcext:value-type="float">
            <text:p>17216</text:p>
          </table:table-cell>
          <table:table-cell table:style-name="ce15" table:formula="of:=[.B70]/[.$B$1]" office:value-type="float" office:value="2.62626262626263" calcext:value-type="float">
            <text:p>2,63</text:p>
          </table:table-cell>
          <table:table-cell table:style-name="ce15" table:formula="of:=[.F69]+[.E70]" office:value-type="float" office:value="173.89898989899" calcext:value-type="float">
            <text:p>173,90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AnimationsHelper_0_BinaryMutator</text:p>
          </table:table-cell>
          <table:table-cell table:style-name="ce13" table:formula="of:=[.D70]+[.B71]" office:value-type="float" office:value="17475" calcext:value-type="float">
            <text:p>17475</text:p>
          </table:table-cell>
          <table:table-cell table:style-name="ce15" table:formula="of:=[.B71]/[.$B$1]" office:value-type="float" office:value="2.61616161616162" calcext:value-type="float">
            <text:p>2,62</text:p>
          </table:table-cell>
          <table:table-cell table:style-name="ce15" table:formula="of:=[.F70]+[.E71]" office:value-type="float" office:value="176.515151515151" calcext:value-type="float">
            <text:p>176,52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AnimationsHelper_1_BinaryMutator</text:p>
          </table:table-cell>
          <table:table-cell table:style-name="ce13" table:formula="of:=[.D71]+[.B72]" office:value-type="float" office:value="17735" calcext:value-type="float">
            <text:p>17735</text:p>
          </table:table-cell>
          <table:table-cell table:style-name="ce15" table:formula="of:=[.B72]/[.$B$1]" office:value-type="float" office:value="2.62626262626263" calcext:value-type="float">
            <text:p>2,63</text:p>
          </table:table-cell>
          <table:table-cell table:style-name="ce15" table:formula="of:=[.F71]+[.E72]" office:value-type="float" office:value="179.141414141414" calcext:value-type="float">
            <text:p>179,14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AnimationsHelper_2_BinaryMutator</text:p>
          </table:table-cell>
          <table:table-cell table:style-name="ce13" table:formula="of:=[.D72]+[.B73]" office:value-type="float" office:value="17991" calcext:value-type="float">
            <text:p>17991</text:p>
          </table:table-cell>
          <table:table-cell table:style-name="ce15" table:formula="of:=[.B73]/[.$B$1]" office:value-type="float" office:value="2.58585858585859" calcext:value-type="float">
            <text:p>2,59</text:p>
          </table:table-cell>
          <table:table-cell table:style-name="ce15" table:formula="of:=[.F72]+[.E73]" office:value-type="float" office:value="181.727272727273" calcext:value-type="float">
            <text:p>181,73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AnimationsHelper_3_BinaryMutator</text:p>
          </table:table-cell>
          <table:table-cell table:style-name="ce13" table:formula="of:=[.D73]+[.B74]" office:value-type="float" office:value="18248" calcext:value-type="float">
            <text:p>18248</text:p>
          </table:table-cell>
          <table:table-cell table:style-name="ce15" table:formula="of:=[.B74]/[.$B$1]" office:value-type="float" office:value="2.5959595959596" calcext:value-type="float">
            <text:p>2,60</text:p>
          </table:table-cell>
          <table:table-cell table:style-name="ce15" table:formula="of:=[.F73]+[.E74]" office:value-type="float" office:value="184.323232323232" calcext:value-type="float">
            <text:p>184,32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AnimationsHelper_4_BinaryMutator</text:p>
          </table:table-cell>
          <table:table-cell table:style-name="ce13" table:formula="of:=[.D74]+[.B75]" office:value-type="float" office:value="18503" calcext:value-type="float">
            <text:p>18503</text:p>
          </table:table-cell>
          <table:table-cell table:style-name="ce15" table:formula="of:=[.B75]/[.$B$1]" office:value-type="float" office:value="2.57575757575758" calcext:value-type="float">
            <text:p>2,58</text:p>
          </table:table-cell>
          <table:table-cell table:style-name="ce15" table:formula="of:=[.F74]+[.E75]" office:value-type="float" office:value="186.89898989899" calcext:value-type="float">
            <text:p>186,90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AnimationsHelper_5_BinaryMutator</text:p>
          </table:table-cell>
          <table:table-cell table:style-name="ce13" table:formula="of:=[.D75]+[.B76]" office:value-type="float" office:value="18760" calcext:value-type="float">
            <text:p>18760</text:p>
          </table:table-cell>
          <table:table-cell table:style-name="ce15" table:formula="of:=[.B76]/[.$B$1]" office:value-type="float" office:value="2.5959595959596" calcext:value-type="float">
            <text:p>2,60</text:p>
          </table:table-cell>
          <table:table-cell table:style-name="ce15" table:formula="of:=[.F75]+[.E76]" office:value-type="float" office:value="189.494949494949" calcext:value-type="float">
            <text:p>189,49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AnimationsHelper_6_BinaryMutator</text:p>
          </table:table-cell>
          <table:table-cell table:style-name="ce13" table:formula="of:=[.D76]+[.B77]" office:value-type="float" office:value="19016" calcext:value-type="float">
            <text:p>19016</text:p>
          </table:table-cell>
          <table:table-cell table:style-name="ce15" table:formula="of:=[.B77]/[.$B$1]" office:value-type="float" office:value="2.58585858585859" calcext:value-type="float">
            <text:p>2,59</text:p>
          </table:table-cell>
          <table:table-cell table:style-name="ce15" table:formula="of:=[.F76]+[.E77]" office:value-type="float" office:value="192.080808080808" calcext:value-type="float">
            <text:p>192,08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AnimationsHelper_7_BinaryMutator</text:p>
          </table:table-cell>
          <table:table-cell table:style-name="ce13" table:formula="of:=[.D77]+[.B78]" office:value-type="float" office:value="19274" calcext:value-type="float">
            <text:p>19274</text:p>
          </table:table-cell>
          <table:table-cell table:style-name="ce15" table:formula="of:=[.B78]/[.$B$1]" office:value-type="float" office:value="2.60606060606061" calcext:value-type="float">
            <text:p>2,61</text:p>
          </table:table-cell>
          <table:table-cell table:style-name="ce15" table:formula="of:=[.F77]+[.E78]" office:value-type="float" office:value="194.686868686869" calcext:value-type="float">
            <text:p>194,69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263" calcext:value-type="float">
            <text:p>263</text:p>
          </table:table-cell>
          <table:table-cell table:style-name="ce13" office:value-type="string" calcext:value-type="string">
            <text:p>AnimationsHelper_8_BinaryMutator</text:p>
          </table:table-cell>
          <table:table-cell table:style-name="ce13" table:formula="of:=[.D78]+[.B79]" office:value-type="float" office:value="19537" calcext:value-type="float">
            <text:p>19537</text:p>
          </table:table-cell>
          <table:table-cell table:style-name="ce15" table:formula="of:=[.B79]/[.$B$1]" office:value-type="float" office:value="2.65656565656566" calcext:value-type="float">
            <text:p>2,66</text:p>
          </table:table-cell>
          <table:table-cell table:style-name="ce15" table:formula="of:=[.F78]+[.E79]" office:value-type="float" office:value="197.343434343434" calcext:value-type="float">
            <text:p>197,34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90" calcext:value-type="float">
            <text:p>690</text:p>
          </table:table-cell>
          <table:table-cell table:style-name="ce13" office:value-type="string" calcext:value-type="string">
            <text:p>AnimationsHelper_9_BinaryMutator</text:p>
          </table:table-cell>
          <table:table-cell table:style-name="ce13" table:formula="of:=[.D79]+[.B80]" office:value-type="float" office:value="20227" calcext:value-type="float">
            <text:p>20227</text:p>
          </table:table-cell>
          <table:table-cell table:style-name="ce15" table:formula="of:=[.B80]/[.$B$1]" office:value-type="float" office:value="6.96969696969697" calcext:value-type="float">
            <text:p>6,97</text:p>
          </table:table-cell>
          <table:table-cell table:style-name="ce15" table:formula="of:=[.F79]+[.E80]" office:value-type="float" office:value="204.313131313131" calcext:value-type="float">
            <text:p>204,31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PasswordHelper_0_InvalidViewFocusOperatorMutator</text:p>
          </table:table-cell>
          <table:table-cell table:style-name="ce13" table:formula="of:=[.D80]+[.B81]" office:value-type="float" office:value="20489" calcext:value-type="float">
            <text:p>20489</text:p>
          </table:table-cell>
          <table:table-cell table:style-name="ce15" table:formula="of:=[.B81]/[.$B$1]" office:value-type="float" office:value="2.64646464646465" calcext:value-type="float">
            <text:p>2,65</text:p>
          </table:table-cell>
          <table:table-cell table:style-name="ce15" table:formula="of:=[.F80]+[.E81]" office:value-type="float" office:value="206.959595959596" calcext:value-type="float">
            <text:p>206,96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PasswordHelper_1_ViewComponentNotVisibleOperatorMutator</text:p>
          </table:table-cell>
          <table:table-cell table:style-name="ce13" table:formula="of:=[.D81]+[.B82]" office:value-type="float" office:value="20739" calcext:value-type="float">
            <text:p>20739</text:p>
          </table:table-cell>
          <table:table-cell table:style-name="ce15" table:formula="of:=[.B82]/[.$B$1]" office:value-type="float" office:value="2.52525252525252" calcext:value-type="float">
            <text:p>2,53</text:p>
          </table:table-cell>
          <table:table-cell table:style-name="ce15" table:formula="of:=[.F81]+[.E82]" office:value-type="float" office:value="209.484848484848" calcext:value-type="float">
            <text:p>209,48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PasswordHelper_2_InvalidViewFocusOperatorMutator</text:p>
          </table:table-cell>
          <table:table-cell table:style-name="ce13" table:formula="of:=[.D82]+[.B83]" office:value-type="float" office:value="20992" calcext:value-type="float">
            <text:p>20992</text:p>
          </table:table-cell>
          <table:table-cell table:style-name="ce15" table:formula="of:=[.B83]/[.$B$1]" office:value-type="float" office:value="2.55555555555556" calcext:value-type="float">
            <text:p>2,56</text:p>
          </table:table-cell>
          <table:table-cell table:style-name="ce15" table:formula="of:=[.F82]+[.E83]" office:value-type="float" office:value="212.040404040404" calcext:value-type="float">
            <text:p>212,04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PasswordHelper_3_ViewComponentNotVisibleOperatorMutator</text:p>
          </table:table-cell>
          <table:table-cell table:style-name="ce13" table:formula="of:=[.D83]+[.B84]" office:value-type="float" office:value="21242" calcext:value-type="float">
            <text:p>21242</text:p>
          </table:table-cell>
          <table:table-cell table:style-name="ce15" table:formula="of:=[.B84]/[.$B$1]" office:value-type="float" office:value="2.52525252525252" calcext:value-type="float">
            <text:p>2,53</text:p>
          </table:table-cell>
          <table:table-cell table:style-name="ce15" table:formula="of:=[.F83]+[.E84]" office:value-type="float" office:value="214.565656565656" calcext:value-type="float">
            <text:p>214,57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Display_0_BinaryMutator</text:p>
          </table:table-cell>
          <table:table-cell table:style-name="ce13" table:formula="of:=[.D84]+[.B85]" office:value-type="float" office:value="21495" calcext:value-type="float">
            <text:p>21495</text:p>
          </table:table-cell>
          <table:table-cell table:style-name="ce15" table:formula="of:=[.B85]/[.$B$1]" office:value-type="float" office:value="2.55555555555556" calcext:value-type="float">
            <text:p>2,56</text:p>
          </table:table-cell>
          <table:table-cell table:style-name="ce15" table:formula="of:=[.F84]+[.E85]" office:value-type="float" office:value="217.121212121212" calcext:value-type="float">
            <text:p>217,12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Display_1_BinaryMutator</text:p>
          </table:table-cell>
          <table:table-cell table:style-name="ce13" table:formula="of:=[.D85]+[.B86]" office:value-type="float" office:value="21747" calcext:value-type="float">
            <text:p>21747</text:p>
          </table:table-cell>
          <table:table-cell table:style-name="ce15" table:formula="of:=[.B86]/[.$B$1]" office:value-type="float" office:value="2.54545454545455" calcext:value-type="float">
            <text:p>2,55</text:p>
          </table:table-cell>
          <table:table-cell table:style-name="ce15" table:formula="of:=[.F85]+[.E86]" office:value-type="float" office:value="219.666666666666" calcext:value-type="float">
            <text:p>219,67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Display_2_BinaryMutator</text:p>
          </table:table-cell>
          <table:table-cell table:style-name="ce13" table:formula="of:=[.D86]+[.B87]" office:value-type="float" office:value="21997" calcext:value-type="float">
            <text:p>21997</text:p>
          </table:table-cell>
          <table:table-cell table:style-name="ce15" table:formula="of:=[.B87]/[.$B$1]" office:value-type="float" office:value="2.52525252525252" calcext:value-type="float">
            <text:p>2,53</text:p>
          </table:table-cell>
          <table:table-cell table:style-name="ce15" table:formula="of:=[.F86]+[.E87]" office:value-type="float" office:value="222.191919191919" calcext:value-type="float">
            <text:p>222,19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Display_3_BinaryMutator</text:p>
          </table:table-cell>
          <table:table-cell table:style-name="ce13" table:formula="of:=[.D87]+[.B88]" office:value-type="float" office:value="22249" calcext:value-type="float">
            <text:p>22249</text:p>
          </table:table-cell>
          <table:table-cell table:style-name="ce15" table:formula="of:=[.B88]/[.$B$1]" office:value-type="float" office:value="2.54545454545455" calcext:value-type="float">
            <text:p>2,55</text:p>
          </table:table-cell>
          <table:table-cell table:style-name="ce15" table:formula="of:=[.F87]+[.E88]" office:value-type="float" office:value="224.737373737373" calcext:value-type="float">
            <text:p>224,74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ReminderHelper_0_NullIntentOperatorMutator</text:p>
          </table:table-cell>
          <table:table-cell table:style-name="ce13" table:formula="of:=[.D88]+[.B89]" office:value-type="float" office:value="22500" calcext:value-type="float">
            <text:p>22500</text:p>
          </table:table-cell>
          <table:table-cell table:style-name="ce15" table:formula="of:=[.B89]/[.$B$1]" office:value-type="float" office:value="2.53535353535354" calcext:value-type="float">
            <text:p>2,54</text:p>
          </table:table-cell>
          <table:table-cell table:style-name="ce15" table:formula="of:=[.F88]+[.E89]" office:value-type="float" office:value="227.272727272727" calcext:value-type="float">
            <text:p>227,27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ReminderHelper_1_InvalidKeyIntentOperatorMutator</text:p>
          </table:table-cell>
          <table:table-cell table:style-name="ce13" table:formula="of:=[.D89]+[.B90]" office:value-type="float" office:value="22752" calcext:value-type="float">
            <text:p>22752</text:p>
          </table:table-cell>
          <table:table-cell table:style-name="ce15" table:formula="of:=[.B90]/[.$B$1]" office:value-type="float" office:value="2.54545454545455" calcext:value-type="float">
            <text:p>2,55</text:p>
          </table:table-cell>
          <table:table-cell table:style-name="ce15" table:formula="of:=[.F89]+[.E90]" office:value-type="float" office:value="229.818181818181" calcext:value-type="float">
            <text:p>229,82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ReminderHelper_2_RandomActionIntentDefinitionOperatorMutator</text:p>
          </table:table-cell>
          <table:table-cell table:style-name="ce13" table:formula="of:=[.D90]+[.B91]" office:value-type="float" office:value="23003" calcext:value-type="float">
            <text:p>23003</text:p>
          </table:table-cell>
          <table:table-cell table:style-name="ce15" table:formula="of:=[.B91]/[.$B$1]" office:value-type="float" office:value="2.53535353535354" calcext:value-type="float">
            <text:p>2,54</text:p>
          </table:table-cell>
          <table:table-cell table:style-name="ce15" table:formula="of:=[.F90]+[.E91]" office:value-type="float" office:value="232.353535353535" calcext:value-type="float">
            <text:p>232,35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ReminderHelper_3_NullValueIntentPutExtraOperatorMutator</text:p>
          </table:table-cell>
          <table:table-cell table:style-name="ce13" table:formula="of:=[.D91]+[.B92]" office:value-type="float" office:value="23252" calcext:value-type="float">
            <text:p>23252</text:p>
          </table:table-cell>
          <table:table-cell table:style-name="ce15" table:formula="of:=[.B92]/[.$B$1]" office:value-type="float" office:value="2.51515151515152" calcext:value-type="float">
            <text:p>2,52</text:p>
          </table:table-cell>
          <table:table-cell table:style-name="ce15" table:formula="of:=[.F91]+[.E92]" office:value-type="float" office:value="234.868686868686" calcext:value-type="float">
            <text:p>234,87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ReminderHelper_4_IntentPayloadReplacementOperatorMutator</text:p>
          </table:table-cell>
          <table:table-cell table:style-name="ce13" table:formula="of:=[.D92]+[.B93]" office:value-type="float" office:value="23505" calcext:value-type="float">
            <text:p>23505</text:p>
          </table:table-cell>
          <table:table-cell table:style-name="ce15" table:formula="of:=[.B93]/[.$B$1]" office:value-type="float" office:value="2.55555555555556" calcext:value-type="float">
            <text:p>2,56</text:p>
          </table:table-cell>
          <table:table-cell table:style-name="ce15" table:formula="of:=[.F92]+[.E93]" office:value-type="float" office:value="237.424242424242" calcext:value-type="float">
            <text:p>237,42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ReminderHelper_5_RandomActionIntentDefinitionOperatorMutator</text:p>
          </table:table-cell>
          <table:table-cell table:style-name="ce13" table:formula="of:=[.D93]+[.B94]" office:value-type="float" office:value="23754" calcext:value-type="float">
            <text:p>23754</text:p>
          </table:table-cell>
          <table:table-cell table:style-name="ce15" table:formula="of:=[.B94]/[.$B$1]" office:value-type="float" office:value="2.51515151515152" calcext:value-type="float">
            <text:p>2,52</text:p>
          </table:table-cell>
          <table:table-cell table:style-name="ce15" table:formula="of:=[.F93]+[.E94]" office:value-type="float" office:value="239.939393939394" calcext:value-type="float">
            <text:p>239,94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ReminderHelper_6_BinaryMutator</text:p>
          </table:table-cell>
          <table:table-cell table:style-name="ce13" table:formula="of:=[.D94]+[.B95]" office:value-type="float" office:value="24006" calcext:value-type="float">
            <text:p>24006</text:p>
          </table:table-cell>
          <table:table-cell table:style-name="ce15" table:formula="of:=[.B95]/[.$B$1]" office:value-type="float" office:value="2.54545454545455" calcext:value-type="float">
            <text:p>2,55</text:p>
          </table:table-cell>
          <table:table-cell table:style-name="ce15" table:formula="of:=[.F94]+[.E95]" office:value-type="float" office:value="242.484848484848" calcext:value-type="float">
            <text:p>242,48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ReminderHelper_7_NullIntentOperatorMutator</text:p>
          </table:table-cell>
          <table:table-cell table:style-name="ce13" table:formula="of:=[.D95]+[.B96]" office:value-type="float" office:value="24260" calcext:value-type="float">
            <text:p>24260</text:p>
          </table:table-cell>
          <table:table-cell table:style-name="ce15" table:formula="of:=[.B96]/[.$B$1]" office:value-type="float" office:value="2.56565656565657" calcext:value-type="float">
            <text:p>2,57</text:p>
          </table:table-cell>
          <table:table-cell table:style-name="ce15" table:formula="of:=[.F95]+[.E96]" office:value-type="float" office:value="245.050505050505" calcext:value-type="float">
            <text:p>245,05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ReminderHelper_8_InvalidKeyIntentOperatorMutator</text:p>
          </table:table-cell>
          <table:table-cell table:style-name="ce13" table:formula="of:=[.D96]+[.B97]" office:value-type="float" office:value="24513" calcext:value-type="float">
            <text:p>24513</text:p>
          </table:table-cell>
          <table:table-cell table:style-name="ce15" table:formula="of:=[.B97]/[.$B$1]" office:value-type="float" office:value="2.55555555555556" calcext:value-type="float">
            <text:p>2,56</text:p>
          </table:table-cell>
          <table:table-cell table:style-name="ce15" table:formula="of:=[.F96]+[.E97]" office:value-type="float" office:value="247.60606060606" calcext:value-type="float">
            <text:p>247,61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ReminderHelper_9_RandomActionIntentDefinitionOperatorMutator</text:p>
          </table:table-cell>
          <table:table-cell table:style-name="ce13" table:formula="of:=[.D97]+[.B98]" office:value-type="float" office:value="24765" calcext:value-type="float">
            <text:p>24765</text:p>
          </table:table-cell>
          <table:table-cell table:style-name="ce15" table:formula="of:=[.B98]/[.$B$1]" office:value-type="float" office:value="2.54545454545455" calcext:value-type="float">
            <text:p>2,55</text:p>
          </table:table-cell>
          <table:table-cell table:style-name="ce15" table:formula="of:=[.F97]+[.E98]" office:value-type="float" office:value="250.151515151515" calcext:value-type="float">
            <text:p>250,15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torageHelper_0_BinaryMutator</text:p>
          </table:table-cell>
          <table:table-cell table:style-name="ce13" table:formula="of:=[.D98]+[.B99]" office:value-type="float" office:value="25016" calcext:value-type="float">
            <text:p>25016</text:p>
          </table:table-cell>
          <table:table-cell table:style-name="ce15" table:formula="of:=[.B99]/[.$B$1]" office:value-type="float" office:value="2.53535353535354" calcext:value-type="float">
            <text:p>2,54</text:p>
          </table:table-cell>
          <table:table-cell table:style-name="ce15" table:formula="of:=[.F98]+[.E99]" office:value-type="float" office:value="252.686868686868" calcext:value-type="float">
            <text:p>252,69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torageHelper_1_BinaryMutator</text:p>
          </table:table-cell>
          <table:table-cell table:style-name="ce13" table:formula="of:=[.D99]+[.B100]" office:value-type="float" office:value="25266" calcext:value-type="float">
            <text:p>25266</text:p>
          </table:table-cell>
          <table:table-cell table:style-name="ce15" table:formula="of:=[.B100]/[.$B$1]" office:value-type="float" office:value="2.52525252525252" calcext:value-type="float">
            <text:p>2,53</text:p>
          </table:table-cell>
          <table:table-cell table:style-name="ce15" table:formula="of:=[.F99]+[.E100]" office:value-type="float" office:value="255.212121212121" calcext:value-type="float">
            <text:p>255,21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torageHelper_2_BinaryMutator</text:p>
          </table:table-cell>
          <table:table-cell table:style-name="ce13" table:formula="of:=[.D100]+[.B101]" office:value-type="float" office:value="25517" calcext:value-type="float">
            <text:p>25517</text:p>
          </table:table-cell>
          <table:table-cell table:style-name="ce15" table:formula="of:=[.B101]/[.$B$1]" office:value-type="float" office:value="2.53535353535354" calcext:value-type="float">
            <text:p>2,54</text:p>
          </table:table-cell>
          <table:table-cell table:style-name="ce15" table:formula="of:=[.F100]+[.E101]" office:value-type="float" office:value="257.747474747474" calcext:value-type="float">
            <text:p>257,75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ColorsUtil_0_BinaryMutator</text:p>
          </table:table-cell>
          <table:table-cell table:style-name="ce13" table:formula="of:=[.D101]+[.B102]" office:value-type="float" office:value="25770" calcext:value-type="float">
            <text:p>25770</text:p>
          </table:table-cell>
          <table:table-cell table:style-name="ce15" table:formula="of:=[.B102]/[.$B$1]" office:value-type="float" office:value="2.55555555555556" calcext:value-type="float">
            <text:p>2,56</text:p>
          </table:table-cell>
          <table:table-cell table:style-name="ce15" table:formula="of:=[.F101]+[.E102]" office:value-type="float" office:value="260.30303030303" calcext:value-type="float">
            <text:p>260,30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ColorsUtil_1_BinaryMutator</text:p>
          </table:table-cell>
          <table:table-cell table:style-name="ce13" table:formula="of:=[.D102]+[.B103]" office:value-type="float" office:value="26023" calcext:value-type="float">
            <text:p>26023</text:p>
          </table:table-cell>
          <table:table-cell table:style-name="ce15" table:formula="of:=[.B103]/[.$B$1]" office:value-type="float" office:value="2.55555555555556" calcext:value-type="float">
            <text:p>2,56</text:p>
          </table:table-cell>
          <table:table-cell table:style-name="ce15" table:formula="of:=[.F102]+[.E103]" office:value-type="float" office:value="262.858585858585" calcext:value-type="float">
            <text:p>262,86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ColorsUtil_2_BinaryMutator</text:p>
          </table:table-cell>
          <table:table-cell table:style-name="ce13" table:formula="of:=[.D103]+[.B104]" office:value-type="float" office:value="26274" calcext:value-type="float">
            <text:p>26274</text:p>
          </table:table-cell>
          <table:table-cell table:style-name="ce15" table:formula="of:=[.B104]/[.$B$1]" office:value-type="float" office:value="2.53535353535354" calcext:value-type="float">
            <text:p>2,54</text:p>
          </table:table-cell>
          <table:table-cell table:style-name="ce15" table:formula="of:=[.F103]+[.E104]" office:value-type="float" office:value="265.393939393939" calcext:value-type="float">
            <text:p>265,39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ColorsUtil_3_BinaryMutator</text:p>
          </table:table-cell>
          <table:table-cell table:style-name="ce13" table:formula="of:=[.D104]+[.B105]" office:value-type="float" office:value="26525" calcext:value-type="float">
            <text:p>26525</text:p>
          </table:table-cell>
          <table:table-cell table:style-name="ce15" table:formula="of:=[.B105]/[.$B$1]" office:value-type="float" office:value="2.53535353535354" calcext:value-type="float">
            <text:p>2,54</text:p>
          </table:table-cell>
          <table:table-cell table:style-name="ce15" table:formula="of:=[.F104]+[.E105]" office:value-type="float" office:value="267.929292929292" calcext:value-type="float">
            <text:p>267,93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ColorsUtil_4_BinaryMutator</text:p>
          </table:table-cell>
          <table:table-cell table:style-name="ce13" table:formula="of:=[.D105]+[.B106]" office:value-type="float" office:value="26774" calcext:value-type="float">
            <text:p>26774</text:p>
          </table:table-cell>
          <table:table-cell table:style-name="ce15" table:formula="of:=[.B106]/[.$B$1]" office:value-type="float" office:value="2.51515151515152" calcext:value-type="float">
            <text:p>2,52</text:p>
          </table:table-cell>
          <table:table-cell table:style-name="ce15" table:formula="of:=[.F105]+[.E106]" office:value-type="float" office:value="270.444444444444" calcext:value-type="float">
            <text:p>270,44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ListRemoteViewsFactory_0_NullIntentOperatorMutator</text:p>
          </table:table-cell>
          <table:table-cell table:style-name="ce13" table:formula="of:=[.D106]+[.B107]" office:value-type="float" office:value="27025" calcext:value-type="float">
            <text:p>27025</text:p>
          </table:table-cell>
          <table:table-cell table:style-name="ce15" table:formula="of:=[.B107]/[.$B$1]" office:value-type="float" office:value="2.53535353535354" calcext:value-type="float">
            <text:p>2,54</text:p>
          </table:table-cell>
          <table:table-cell table:style-name="ce15" table:formula="of:=[.F106]+[.E107]" office:value-type="float" office:value="272.979797979797" calcext:value-type="float">
            <text:p>272,98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ListRemoteViewsFactory_1_RandomActionIntentDefinitionOperatorMutator</text:p>
          </table:table-cell>
          <table:table-cell table:style-name="ce13" table:formula="of:=[.D107]+[.B108]" office:value-type="float" office:value="27278" calcext:value-type="float">
            <text:p>27278</text:p>
          </table:table-cell>
          <table:table-cell table:style-name="ce15" table:formula="of:=[.B108]/[.$B$1]" office:value-type="float" office:value="2.55555555555556" calcext:value-type="float">
            <text:p>2,56</text:p>
          </table:table-cell>
          <table:table-cell table:style-name="ce15" table:formula="of:=[.F107]+[.E108]" office:value-type="float" office:value="275.535353535353" calcext:value-type="float">
            <text:p>275,54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ListRemoteViewsFactory_2_RandomActionIntentDefinitionOperatorMutator</text:p>
          </table:table-cell>
          <table:table-cell table:style-name="ce13" table:formula="of:=[.D108]+[.B109]" office:value-type="float" office:value="27536" calcext:value-type="float">
            <text:p>27536</text:p>
          </table:table-cell>
          <table:table-cell table:style-name="ce15" table:formula="of:=[.B109]/[.$B$1]" office:value-type="float" office:value="2.60606060606061" calcext:value-type="float">
            <text:p>2,61</text:p>
          </table:table-cell>
          <table:table-cell table:style-name="ce15" table:formula="of:=[.F108]+[.E109]" office:value-type="float" office:value="278.141414141414" calcext:value-type="float">
            <text:p>278,14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ConfigurationActivity_0_LengthyGUICreationOperatorMutator</text:p>
          </table:table-cell>
          <table:table-cell table:style-name="ce13" table:formula="of:=[.D109]+[.B110]" office:value-type="float" office:value="27792" calcext:value-type="float">
            <text:p>27792</text:p>
          </table:table-cell>
          <table:table-cell table:style-name="ce15" table:formula="of:=[.B110]/[.$B$1]" office:value-type="float" office:value="2.58585858585859" calcext:value-type="float">
            <text:p>2,59</text:p>
          </table:table-cell>
          <table:table-cell table:style-name="ce15" table:formula="of:=[.F109]+[.E110]" office:value-type="float" office:value="280.727272727272" calcext:value-type="float">
            <text:p>280,73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WidgetConfigurationActivity_1_FindViewByIdReturnsNullOperatorMutator</text:p>
          </table:table-cell>
          <table:table-cell table:style-name="ce13" table:formula="of:=[.D110]+[.B111]" office:value-type="float" office:value="28050" calcext:value-type="float">
            <text:p>28050</text:p>
          </table:table-cell>
          <table:table-cell table:style-name="ce15" table:formula="of:=[.B111]/[.$B$1]" office:value-type="float" office:value="2.60606060606061" calcext:value-type="float">
            <text:p>2,61</text:p>
          </table:table-cell>
          <table:table-cell table:style-name="ce15" table:formula="of:=[.F110]+[.E111]" office:value-type="float" office:value="283.333333333333" calcext:value-type="float">
            <text:p>283,33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ConfigurationActivity_2_InvalidIDFindViewOperatorMutator</text:p>
          </table:table-cell>
          <table:table-cell table:style-name="ce13" table:formula="of:=[.D111]+[.B112]" office:value-type="float" office:value="28306" calcext:value-type="float">
            <text:p>28306</text:p>
          </table:table-cell>
          <table:table-cell table:style-name="ce15" table:formula="of:=[.B112]/[.$B$1]" office:value-type="float" office:value="2.58585858585859" calcext:value-type="float">
            <text:p>2,59</text:p>
          </table:table-cell>
          <table:table-cell table:style-name="ce15" table:formula="of:=[.F111]+[.E112]" office:value-type="float" office:value="285.919191919191" calcext:value-type="float">
            <text:p>285,92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WidgetConfigurationActivity_3_InvalidViewFocusOperatorMutator</text:p>
          </table:table-cell>
          <table:table-cell table:style-name="ce13" table:formula="of:=[.D112]+[.B113]" office:value-type="float" office:value="28560" calcext:value-type="float">
            <text:p>28560</text:p>
          </table:table-cell>
          <table:table-cell table:style-name="ce15" table:formula="of:=[.B113]/[.$B$1]" office:value-type="float" office:value="2.56565656565657" calcext:value-type="float">
            <text:p>2,57</text:p>
          </table:table-cell>
          <table:table-cell table:style-name="ce15" table:formula="of:=[.F112]+[.E113]" office:value-type="float" office:value="288.484848484848" calcext:value-type="float">
            <text:p>288,48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WidgetConfigurationActivity_4_ViewComponentNotVisibleOperatorMutator</text:p>
          </table:table-cell>
          <table:table-cell table:style-name="ce13" table:formula="of:=[.D113]+[.B114]" office:value-type="float" office:value="28818" calcext:value-type="float">
            <text:p>28818</text:p>
          </table:table-cell>
          <table:table-cell table:style-name="ce15" table:formula="of:=[.B114]/[.$B$1]" office:value-type="float" office:value="2.60606060606061" calcext:value-type="float">
            <text:p>2,61</text:p>
          </table:table-cell>
          <table:table-cell table:style-name="ce15" table:formula="of:=[.F113]+[.E114]" office:value-type="float" office:value="291.090909090909" calcext:value-type="float">
            <text:p>291,09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WidgetConfigurationActivity_5_FindViewByIdReturnsNullOperatorMutator</text:p>
          </table:table-cell>
          <table:table-cell table:style-name="ce13" table:formula="of:=[.D114]+[.B115]" office:value-type="float" office:value="29075" calcext:value-type="float">
            <text:p>29075</text:p>
          </table:table-cell>
          <table:table-cell table:style-name="ce15" table:formula="of:=[.B115]/[.$B$1]" office:value-type="float" office:value="2.5959595959596" calcext:value-type="float">
            <text:p>2,60</text:p>
          </table:table-cell>
          <table:table-cell table:style-name="ce15" table:formula="of:=[.F114]+[.E115]" office:value-type="float" office:value="293.686868686868" calcext:value-type="float">
            <text:p>293,69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ConfigurationActivity_6_InvalidIDFindViewOperatorMutator</text:p>
          </table:table-cell>
          <table:table-cell table:style-name="ce13" table:formula="of:=[.D115]+[.B116]" office:value-type="float" office:value="29331" calcext:value-type="float">
            <text:p>29331</text:p>
          </table:table-cell>
          <table:table-cell table:style-name="ce15" table:formula="of:=[.B116]/[.$B$1]" office:value-type="float" office:value="2.58585858585859" calcext:value-type="float">
            <text:p>2,59</text:p>
          </table:table-cell>
          <table:table-cell table:style-name="ce15" table:formula="of:=[.F115]+[.E116]" office:value-type="float" office:value="296.272727272727" calcext:value-type="float">
            <text:p>296,27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ConfigurationActivity_7_InvalidViewFocusOperatorMutator</text:p>
          </table:table-cell>
          <table:table-cell table:style-name="ce13" table:formula="of:=[.D116]+[.B117]" office:value-type="float" office:value="29587" calcext:value-type="float">
            <text:p>29587</text:p>
          </table:table-cell>
          <table:table-cell table:style-name="ce15" table:formula="of:=[.B117]/[.$B$1]" office:value-type="float" office:value="2.58585858585859" calcext:value-type="float">
            <text:p>2,59</text:p>
          </table:table-cell>
          <table:table-cell table:style-name="ce15" table:formula="of:=[.F116]+[.E117]" office:value-type="float" office:value="298.858585858585" calcext:value-type="float">
            <text:p>298,86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WidgetConfigurationActivity_8_ViewComponentNotVisibleOperatorMutator</text:p>
          </table:table-cell>
          <table:table-cell table:style-name="ce13" table:formula="of:=[.D117]+[.B118]" office:value-type="float" office:value="29846" calcext:value-type="float">
            <text:p>29846</text:p>
          </table:table-cell>
          <table:table-cell table:style-name="ce15" table:formula="of:=[.B118]/[.$B$1]" office:value-type="float" office:value="2.61616161616162" calcext:value-type="float">
            <text:p>2,62</text:p>
          </table:table-cell>
          <table:table-cell table:style-name="ce15" table:formula="of:=[.F117]+[.E118]" office:value-type="float" office:value="301.474747474747" calcext:value-type="float">
            <text:p>301,47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string" calcext:value-type="string">
            <text:p>WidgetConfigurationActivity_9_FindViewByIdReturnsNullOperatorMutator</text:p>
          </table:table-cell>
          <table:table-cell table:style-name="ce13" table:formula="of:=[.D118]+[.B119]" office:value-type="float" office:value="30114" calcext:value-type="float">
            <text:p>30114</text:p>
          </table:table-cell>
          <table:table-cell table:style-name="ce15" table:formula="of:=[.B119]/[.$B$1]" office:value-type="float" office:value="2.70707070707071" calcext:value-type="float">
            <text:p>2,71</text:p>
          </table:table-cell>
          <table:table-cell table:style-name="ce15" table:formula="of:=[.F118]+[.E119]" office:value-type="float" office:value="304.181818181818" calcext:value-type="float">
            <text:p>304,18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string" calcext:value-type="string">
            <text:p>WidgetConfigurationActivity_10_InvalidIDFindViewOperatorMutator</text:p>
          </table:table-cell>
          <table:table-cell table:style-name="ce13" table:formula="of:=[.D119]+[.B120]" office:value-type="float" office:value="30379" calcext:value-type="float">
            <text:p>30379</text:p>
          </table:table-cell>
          <table:table-cell table:style-name="ce15" table:formula="of:=[.B120]/[.$B$1]" office:value-type="float" office:value="2.67676767676768" calcext:value-type="float">
            <text:p>2,68</text:p>
          </table:table-cell>
          <table:table-cell table:style-name="ce15" table:formula="of:=[.F119]+[.E120]" office:value-type="float" office:value="306.858585858585" calcext:value-type="float">
            <text:p>306,86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string" calcext:value-type="string">
            <text:p>WidgetConfigurationActivity_11_InvalidViewFocusOperatorMutator</text:p>
          </table:table-cell>
          <table:table-cell table:style-name="ce13" table:formula="of:=[.D120]+[.B121]" office:value-type="float" office:value="30681" calcext:value-type="float">
            <text:p>30681</text:p>
          </table:table-cell>
          <table:table-cell table:style-name="ce15" table:formula="of:=[.B121]/[.$B$1]" office:value-type="float" office:value="3.05050505050505" calcext:value-type="float">
            <text:p>3,05</text:p>
          </table:table-cell>
          <table:table-cell table:style-name="ce15" table:formula="of:=[.F120]+[.E121]" office:value-type="float" office:value="309.90909090909" calcext:value-type="float">
            <text:p>309,91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WidgetConfigurationActivity_12_ViewComponentNotVisibleOperatorMutator</text:p>
          </table:table-cell>
          <table:table-cell table:style-name="ce13" table:formula="of:=[.D121]+[.B122]" office:value-type="float" office:value="30936" calcext:value-type="float">
            <text:p>30936</text:p>
          </table:table-cell>
          <table:table-cell table:style-name="ce15" table:formula="of:=[.B122]/[.$B$1]" office:value-type="float" office:value="2.57575757575758" calcext:value-type="float">
            <text:p>2,58</text:p>
          </table:table-cell>
          <table:table-cell table:style-name="ce15" table:formula="of:=[.F121]+[.E122]" office:value-type="float" office:value="312.484848484848" calcext:value-type="float">
            <text:p>312,48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WidgetConfigurationActivity_13_BuggyGUIListenerOperatorMutator</text:p>
          </table:table-cell>
          <table:table-cell table:style-name="ce13" table:formula="of:=[.D122]+[.B123]" office:value-type="float" office:value="31185" calcext:value-type="float">
            <text:p>31185</text:p>
          </table:table-cell>
          <table:table-cell table:style-name="ce15" table:formula="of:=[.B123]/[.$B$1]" office:value-type="float" office:value="2.51515151515152" calcext:value-type="float">
            <text:p>2,52</text:p>
          </table:table-cell>
          <table:table-cell table:style-name="ce15" table:formula="of:=[.F122]+[.E123]" office:value-type="float" office:value="314.999999999999" calcext:value-type="float">
            <text:p>315,00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WidgetConfigurationActivity_14_InvalidIDFindViewOperatorMutator</text:p>
          </table:table-cell>
          <table:table-cell table:style-name="ce13" table:formula="of:=[.D123]+[.B124]" office:value-type="float" office:value="31435" calcext:value-type="float">
            <text:p>31435</text:p>
          </table:table-cell>
          <table:table-cell table:style-name="ce15" table:formula="of:=[.B124]/[.$B$1]" office:value-type="float" office:value="2.52525252525252" calcext:value-type="float">
            <text:p>2,53</text:p>
          </table:table-cell>
          <table:table-cell table:style-name="ce15" table:formula="of:=[.F123]+[.E124]" office:value-type="float" office:value="317.525252525252" calcext:value-type="float">
            <text:p>317,53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WidgetConfigurationActivity_15_InvalidViewFocusOperatorMutator</text:p>
          </table:table-cell>
          <table:table-cell table:style-name="ce13" table:formula="of:=[.D124]+[.B125]" office:value-type="float" office:value="31687" calcext:value-type="float">
            <text:p>31687</text:p>
          </table:table-cell>
          <table:table-cell table:style-name="ce15" table:formula="of:=[.B125]/[.$B$1]" office:value-type="float" office:value="2.54545454545455" calcext:value-type="float">
            <text:p>2,55</text:p>
          </table:table-cell>
          <table:table-cell table:style-name="ce15" table:formula="of:=[.F124]+[.E125]" office:value-type="float" office:value="320.070707070707" calcext:value-type="float">
            <text:p>320,07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string" calcext:value-type="string">
            <text:p>WidgetConfigurationActivity_16_ViewComponentNotVisibleOperatorMutator</text:p>
          </table:table-cell>
          <table:table-cell table:style-name="ce13" table:formula="of:=[.D125]+[.B126]" office:value-type="float" office:value="31933" calcext:value-type="float">
            <text:p>31933</text:p>
          </table:table-cell>
          <table:table-cell table:style-name="ce15" table:formula="of:=[.B126]/[.$B$1]" office:value-type="float" office:value="2.48484848484848" calcext:value-type="float">
            <text:p>2,48</text:p>
          </table:table-cell>
          <table:table-cell table:style-name="ce15" table:formula="of:=[.F125]+[.E126]" office:value-type="float" office:value="322.555555555555" calcext:value-type="float">
            <text:p>322,56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WidgetConfigurationActivity_17_InvalidIDFindViewOperatorMutator</text:p>
          </table:table-cell>
          <table:table-cell table:style-name="ce13" table:formula="of:=[.D126]+[.B127]" office:value-type="float" office:value="32185" calcext:value-type="float">
            <text:p>32185</text:p>
          </table:table-cell>
          <table:table-cell table:style-name="ce15" table:formula="of:=[.B127]/[.$B$1]" office:value-type="float" office:value="2.54545454545455" calcext:value-type="float">
            <text:p>2,55</text:p>
          </table:table-cell>
          <table:table-cell table:style-name="ce15" table:formula="of:=[.F126]+[.E127]" office:value-type="float" office:value="325.10101010101" calcext:value-type="float">
            <text:p>325,10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WidgetConfigurationActivity_18_InvalidViewFocusOperatorMutator</text:p>
          </table:table-cell>
          <table:table-cell table:style-name="ce13" table:formula="of:=[.D127]+[.B128]" office:value-type="float" office:value="32435" calcext:value-type="float">
            <text:p>32435</text:p>
          </table:table-cell>
          <table:table-cell table:style-name="ce15" table:formula="of:=[.B128]/[.$B$1]" office:value-type="float" office:value="2.52525252525252" calcext:value-type="float">
            <text:p>2,53</text:p>
          </table:table-cell>
          <table:table-cell table:style-name="ce15" table:formula="of:=[.F127]+[.E128]" office:value-type="float" office:value="327.626262626262" calcext:value-type="float">
            <text:p>327,63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WidgetConfigurationActivity_19_ViewComponentNotVisibleOperatorMutator</text:p>
          </table:table-cell>
          <table:table-cell table:style-name="ce13" table:formula="of:=[.D128]+[.B129]" office:value-type="float" office:value="32684" calcext:value-type="float">
            <text:p>32684</text:p>
          </table:table-cell>
          <table:table-cell table:style-name="ce15" table:formula="of:=[.B129]/[.$B$1]" office:value-type="float" office:value="2.51515151515152" calcext:value-type="float">
            <text:p>2,52</text:p>
          </table:table-cell>
          <table:table-cell table:style-name="ce15" table:formula="of:=[.F128]+[.E129]" office:value-type="float" office:value="330.141414141414" calcext:value-type="float">
            <text:p>330,14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WidgetConfigurationActivity_20_RandomActionIntentDefinitionOperatorMutator</text:p>
          </table:table-cell>
          <table:table-cell table:style-name="ce13" table:formula="of:=[.D129]+[.B130]" office:value-type="float" office:value="32933" calcext:value-type="float">
            <text:p>32933</text:p>
          </table:table-cell>
          <table:table-cell table:style-name="ce15" table:formula="of:=[.B130]/[.$B$1]" office:value-type="float" office:value="2.51515151515152" calcext:value-type="float">
            <text:p>2,52</text:p>
          </table:table-cell>
          <table:table-cell table:style-name="ce15" table:formula="of:=[.F129]+[.E130]" office:value-type="float" office:value="332.656565656565" calcext:value-type="float">
            <text:p>332,66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WidgetConfigurationActivity_21_NullValueIntentPutExtraOperatorMutator</text:p>
          </table:table-cell>
          <table:table-cell table:style-name="ce13" table:formula="of:=[.D130]+[.B131]" office:value-type="float" office:value="33181" calcext:value-type="float">
            <text:p>33181</text:p>
          </table:table-cell>
          <table:table-cell table:style-name="ce15" table:formula="of:=[.B131]/[.$B$1]" office:value-type="float" office:value="2.50505050505051" calcext:value-type="float">
            <text:p>2,51</text:p>
          </table:table-cell>
          <table:table-cell table:style-name="ce15" table:formula="of:=[.F130]+[.E131]" office:value-type="float" office:value="335.161616161616" calcext:value-type="float">
            <text:p>335,16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WidgetConfigurationActivity_22_IntentPayloadReplacementOperatorMutator</text:p>
          </table:table-cell>
          <table:table-cell table:style-name="ce13" table:formula="of:=[.D131]+[.B132]" office:value-type="float" office:value="33430" calcext:value-type="float">
            <text:p>33430</text:p>
          </table:table-cell>
          <table:table-cell table:style-name="ce15" table:formula="of:=[.B132]/[.$B$1]" office:value-type="float" office:value="2.51515151515152" calcext:value-type="float">
            <text:p>2,52</text:p>
          </table:table-cell>
          <table:table-cell table:style-name="ce15" table:formula="of:=[.F131]+[.E132]" office:value-type="float" office:value="337.676767676767" calcext:value-type="float">
            <text:p>337,68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WidgetConfigurationActivity_23_RandomActionIntentDefinitionOperatorMutator</text:p>
          </table:table-cell>
          <table:table-cell table:style-name="ce13" table:formula="of:=[.D132]+[.B133]" office:value-type="float" office:value="33678" calcext:value-type="float">
            <text:p>33678</text:p>
          </table:table-cell>
          <table:table-cell table:style-name="ce15" table:formula="of:=[.B133]/[.$B$1]" office:value-type="float" office:value="2.50505050505051" calcext:value-type="float">
            <text:p>2,51</text:p>
          </table:table-cell>
          <table:table-cell table:style-name="ce15" table:formula="of:=[.F132]+[.E133]" office:value-type="float" office:value="340.181818181818" calcext:value-type="float">
            <text:p>340,18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WidgetConfigurationActivity_24_RandomActionIntentDefinitionOperatorMutator</text:p>
          </table:table-cell>
          <table:table-cell table:style-name="ce13" table:formula="of:=[.D133]+[.B134]" office:value-type="float" office:value="33927" calcext:value-type="float">
            <text:p>33927</text:p>
          </table:table-cell>
          <table:table-cell table:style-name="ce15" table:formula="of:=[.B134]/[.$B$1]" office:value-type="float" office:value="2.51515151515152" calcext:value-type="float">
            <text:p>2,52</text:p>
          </table:table-cell>
          <table:table-cell table:style-name="ce15" table:formula="of:=[.F133]+[.E134]" office:value-type="float" office:value="342.696969696969" calcext:value-type="float">
            <text:p>342,70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ListWidgetProvider_0_NullIntentOperatorMutator</text:p>
          </table:table-cell>
          <table:table-cell table:style-name="ce13" table:formula="of:=[.D134]+[.B135]" office:value-type="float" office:value="34176" calcext:value-type="float">
            <text:p>34176</text:p>
          </table:table-cell>
          <table:table-cell table:style-name="ce15" table:formula="of:=[.B135]/[.$B$1]" office:value-type="float" office:value="2.51515151515152" calcext:value-type="float">
            <text:p>2,52</text:p>
          </table:table-cell>
          <table:table-cell table:style-name="ce15" table:formula="of:=[.F134]+[.E135]" office:value-type="float" office:value="345.212121212121" calcext:value-type="float">
            <text:p>345,21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ListWidgetProvider_1_InvalidKeyIntentOperatorMutator</text:p>
          </table:table-cell>
          <table:table-cell table:style-name="ce13" table:formula="of:=[.D135]+[.B136]" office:value-type="float" office:value="34425" calcext:value-type="float">
            <text:p>34425</text:p>
          </table:table-cell>
          <table:table-cell table:style-name="ce15" table:formula="of:=[.B136]/[.$B$1]" office:value-type="float" office:value="2.51515151515152" calcext:value-type="float">
            <text:p>2,52</text:p>
          </table:table-cell>
          <table:table-cell table:style-name="ce15" table:formula="of:=[.F135]+[.E136]" office:value-type="float" office:value="347.727272727272" calcext:value-type="float">
            <text:p>347,73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ListWidgetProvider_2_RandomActionIntentDefinitionOperatorMutator</text:p>
          </table:table-cell>
          <table:table-cell table:style-name="ce13" table:formula="of:=[.D136]+[.B137]" office:value-type="float" office:value="34676" calcext:value-type="float">
            <text:p>34676</text:p>
          </table:table-cell>
          <table:table-cell table:style-name="ce15" table:formula="of:=[.B137]/[.$B$1]" office:value-type="float" office:value="2.53535353535354" calcext:value-type="float">
            <text:p>2,54</text:p>
          </table:table-cell>
          <table:table-cell table:style-name="ce15" table:formula="of:=[.F136]+[.E137]" office:value-type="float" office:value="350.262626262626" calcext:value-type="float">
            <text:p>350,26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ListWidgetProvider_3_NullValueIntentPutExtraOperatorMutator</text:p>
          </table:table-cell>
          <table:table-cell table:style-name="ce13" table:formula="of:=[.D137]+[.B138]" office:value-type="float" office:value="34927" calcext:value-type="float">
            <text:p>34927</text:p>
          </table:table-cell>
          <table:table-cell table:style-name="ce15" table:formula="of:=[.B138]/[.$B$1]" office:value-type="float" office:value="2.53535353535354" calcext:value-type="float">
            <text:p>2,54</text:p>
          </table:table-cell>
          <table:table-cell table:style-name="ce15" table:formula="of:=[.F137]+[.E138]" office:value-type="float" office:value="352.797979797979" calcext:value-type="float">
            <text:p>352,80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ListWidgetProvider_4_IntentPayloadReplacementOperatorMutator</text:p>
          </table:table-cell>
          <table:table-cell table:style-name="ce13" table:formula="of:=[.D138]+[.B139]" office:value-type="float" office:value="35175" calcext:value-type="float">
            <text:p>35175</text:p>
          </table:table-cell>
          <table:table-cell table:style-name="ce15" table:formula="of:=[.B139]/[.$B$1]" office:value-type="float" office:value="2.50505050505051" calcext:value-type="float">
            <text:p>2,51</text:p>
          </table:table-cell>
          <table:table-cell table:style-name="ce15" table:formula="of:=[.F138]+[.E139]" office:value-type="float" office:value="355.30303030303" calcext:value-type="float">
            <text:p>355,30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ListWidgetProvider_5_RandomActionIntentDefinitionOperatorMutator</text:p>
          </table:table-cell>
          <table:table-cell table:style-name="ce13" table:formula="of:=[.D139]+[.B140]" office:value-type="float" office:value="35427" calcext:value-type="float">
            <text:p>35427</text:p>
          </table:table-cell>
          <table:table-cell table:style-name="ce15" table:formula="of:=[.B140]/[.$B$1]" office:value-type="float" office:value="2.54545454545455" calcext:value-type="float">
            <text:p>2,55</text:p>
          </table:table-cell>
          <table:table-cell table:style-name="ce15" table:formula="of:=[.F139]+[.E140]" office:value-type="float" office:value="357.848484848484" calcext:value-type="float">
            <text:p>357,85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ListWidgetProvider_6_RandomActionIntentDefinitionOperatorMutator</text:p>
          </table:table-cell>
          <table:table-cell table:style-name="ce13" table:formula="of:=[.D140]+[.B141]" office:value-type="float" office:value="35677" calcext:value-type="float">
            <text:p>35677</text:p>
          </table:table-cell>
          <table:table-cell table:style-name="ce15" table:formula="of:=[.B141]/[.$B$1]" office:value-type="float" office:value="2.52525252525252" calcext:value-type="float">
            <text:p>2,53</text:p>
          </table:table-cell>
          <table:table-cell table:style-name="ce15" table:formula="of:=[.F140]+[.E141]" office:value-type="float" office:value="360.373737373737" calcext:value-type="float">
            <text:p>360,37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ListWidgetProvider_7_NullIntentOperatorMutator</text:p>
          </table:table-cell>
          <table:table-cell table:style-name="ce13" table:formula="of:=[.D141]+[.B142]" office:value-type="float" office:value="35928" calcext:value-type="float">
            <text:p>35928</text:p>
          </table:table-cell>
          <table:table-cell table:style-name="ce15" table:formula="of:=[.B142]/[.$B$1]" office:value-type="float" office:value="2.53535353535354" calcext:value-type="float">
            <text:p>2,54</text:p>
          </table:table-cell>
          <table:table-cell table:style-name="ce15" table:formula="of:=[.F141]+[.E142]" office:value-type="float" office:value="362.90909090909" calcext:value-type="float">
            <text:p>362,91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ListWidgetProvider_8_InvalidKeyIntentOperatorMutator</text:p>
          </table:table-cell>
          <table:table-cell table:style-name="ce13" table:formula="of:=[.D142]+[.B143]" office:value-type="float" office:value="36179" calcext:value-type="float">
            <text:p>36179</text:p>
          </table:table-cell>
          <table:table-cell table:style-name="ce15" table:formula="of:=[.B143]/[.$B$1]" office:value-type="float" office:value="2.53535353535354" calcext:value-type="float">
            <text:p>2,54</text:p>
          </table:table-cell>
          <table:table-cell table:style-name="ce15" table:formula="of:=[.F142]+[.E143]" office:value-type="float" office:value="365.444444444444" calcext:value-type="float">
            <text:p>365,44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ListWidgetProvider_9_RandomActionIntentDefinitionOperatorMutator</text:p>
          </table:table-cell>
          <table:table-cell table:style-name="ce13" table:formula="of:=[.D143]+[.B144]" office:value-type="float" office:value="36429" calcext:value-type="float">
            <text:p>36429</text:p>
          </table:table-cell>
          <table:table-cell table:style-name="ce15" table:formula="of:=[.B144]/[.$B$1]" office:value-type="float" office:value="2.52525252525252" calcext:value-type="float">
            <text:p>2,53</text:p>
          </table:table-cell>
          <table:table-cell table:style-name="ce15" table:formula="of:=[.F143]+[.E144]" office:value-type="float" office:value="367.969696969696" calcext:value-type="float">
            <text:p>367,97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ListWidgetProvider_10_RandomActionIntentDefinitionOperatorMutator</text:p>
          </table:table-cell>
          <table:table-cell table:style-name="ce13" table:formula="of:=[.D144]+[.B145]" office:value-type="float" office:value="36677" calcext:value-type="float">
            <text:p>36677</text:p>
          </table:table-cell>
          <table:table-cell table:style-name="ce15" table:formula="of:=[.B145]/[.$B$1]" office:value-type="float" office:value="2.50505050505051" calcext:value-type="float">
            <text:p>2,51</text:p>
          </table:table-cell>
          <table:table-cell table:style-name="ce15" table:formula="of:=[.F144]+[.E145]" office:value-type="float" office:value="370.474747474747" calcext:value-type="float">
            <text:p>370,47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WidgetProvider_0_NullIntentOperatorMutator</text:p>
          </table:table-cell>
          <table:table-cell table:style-name="ce13" table:formula="of:=[.D145]+[.B146]" office:value-type="float" office:value="36927" calcext:value-type="float">
            <text:p>36927</text:p>
          </table:table-cell>
          <table:table-cell table:style-name="ce15" table:formula="of:=[.B146]/[.$B$1]" office:value-type="float" office:value="2.52525252525252" calcext:value-type="float">
            <text:p>2,53</text:p>
          </table:table-cell>
          <table:table-cell table:style-name="ce15" table:formula="of:=[.F145]+[.E146]" office:value-type="float" office:value="373" calcext:value-type="float">
            <text:p>373,00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WidgetProvider_1_InvalidKeyIntentOperatorMutator</text:p>
          </table:table-cell>
          <table:table-cell table:style-name="ce13" table:formula="of:=[.D146]+[.B147]" office:value-type="float" office:value="37178" calcext:value-type="float">
            <text:p>37178</text:p>
          </table:table-cell>
          <table:table-cell table:style-name="ce15" table:formula="of:=[.B147]/[.$B$1]" office:value-type="float" office:value="2.53535353535354" calcext:value-type="float">
            <text:p>2,54</text:p>
          </table:table-cell>
          <table:table-cell table:style-name="ce15" table:formula="of:=[.F146]+[.E147]" office:value-type="float" office:value="375.535353535353" calcext:value-type="float">
            <text:p>375,54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WidgetProvider_2_RandomActionIntentDefinitionOperatorMutator</text:p>
          </table:table-cell>
          <table:table-cell table:style-name="ce13" table:formula="of:=[.D147]+[.B148]" office:value-type="float" office:value="37429" calcext:value-type="float">
            <text:p>37429</text:p>
          </table:table-cell>
          <table:table-cell table:style-name="ce15" table:formula="of:=[.B148]/[.$B$1]" office:value-type="float" office:value="2.53535353535354" calcext:value-type="float">
            <text:p>2,54</text:p>
          </table:table-cell>
          <table:table-cell table:style-name="ce15" table:formula="of:=[.F147]+[.E148]" office:value-type="float" office:value="378.070707070707" calcext:value-type="float">
            <text:p>378,07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WidgetProvider_3_RandomActionIntentDefinitionOperatorMutator</text:p>
          </table:table-cell>
          <table:table-cell table:style-name="ce13" table:formula="of:=[.D148]+[.B149]" office:value-type="float" office:value="37682" calcext:value-type="float">
            <text:p>37682</text:p>
          </table:table-cell>
          <table:table-cell table:style-name="ce15" table:formula="of:=[.B149]/[.$B$1]" office:value-type="float" office:value="2.55555555555556" calcext:value-type="float">
            <text:p>2,56</text:p>
          </table:table-cell>
          <table:table-cell table:style-name="ce15" table:formula="of:=[.F148]+[.E149]" office:value-type="float" office:value="380.626262626262" calcext:value-type="float">
            <text:p>380,63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4_NullValueIntentPutExtraOperatorMutator</text:p>
          </table:table-cell>
          <table:table-cell table:style-name="ce13" table:formula="of:=[.D149]+[.B150]" office:value-type="float" office:value="37938" calcext:value-type="float">
            <text:p>37938</text:p>
          </table:table-cell>
          <table:table-cell table:style-name="ce15" table:formula="of:=[.B150]/[.$B$1]" office:value-type="float" office:value="2.58585858585859" calcext:value-type="float">
            <text:p>2,59</text:p>
          </table:table-cell>
          <table:table-cell table:style-name="ce15" table:formula="of:=[.F149]+[.E150]" office:value-type="float" office:value="383.212121212121" calcext:value-type="float">
            <text:p>383,21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WidgetProvider_5_IntentPayloadReplacementOperatorMutator</text:p>
          </table:table-cell>
          <table:table-cell table:style-name="ce13" table:formula="of:=[.D150]+[.B151]" office:value-type="float" office:value="38191" calcext:value-type="float">
            <text:p>38191</text:p>
          </table:table-cell>
          <table:table-cell table:style-name="ce15" table:formula="of:=[.B151]/[.$B$1]" office:value-type="float" office:value="2.55555555555556" calcext:value-type="float">
            <text:p>2,56</text:p>
          </table:table-cell>
          <table:table-cell table:style-name="ce15" table:formula="of:=[.F150]+[.E151]" office:value-type="float" office:value="385.767676767676" calcext:value-type="float">
            <text:p>385,77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WidgetProvider_6_RandomActionIntentDefinitionOperatorMutator</text:p>
          </table:table-cell>
          <table:table-cell table:style-name="ce13" table:formula="of:=[.D151]+[.B152]" office:value-type="float" office:value="38445" calcext:value-type="float">
            <text:p>38445</text:p>
          </table:table-cell>
          <table:table-cell table:style-name="ce15" table:formula="of:=[.B152]/[.$B$1]" office:value-type="float" office:value="2.56565656565657" calcext:value-type="float">
            <text:p>2,57</text:p>
          </table:table-cell>
          <table:table-cell table:style-name="ce15" table:formula="of:=[.F151]+[.E152]" office:value-type="float" office:value="388.333333333333" calcext:value-type="float">
            <text:p>388,33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7_NullIntentOperatorMutator</text:p>
          </table:table-cell>
          <table:table-cell table:style-name="ce13" table:formula="of:=[.D152]+[.B153]" office:value-type="float" office:value="38701" calcext:value-type="float">
            <text:p>38701</text:p>
          </table:table-cell>
          <table:table-cell table:style-name="ce15" table:formula="of:=[.B153]/[.$B$1]" office:value-type="float" office:value="2.58585858585859" calcext:value-type="float">
            <text:p>2,59</text:p>
          </table:table-cell>
          <table:table-cell table:style-name="ce15" table:formula="of:=[.F152]+[.E153]" office:value-type="float" office:value="390.919191919191" calcext:value-type="float">
            <text:p>390,92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WidgetProvider_8_InvalidKeyIntentOperatorMutator</text:p>
          </table:table-cell>
          <table:table-cell table:style-name="ce13" table:formula="of:=[.D153]+[.B154]" office:value-type="float" office:value="38956" calcext:value-type="float">
            <text:p>38956</text:p>
          </table:table-cell>
          <table:table-cell table:style-name="ce15" table:formula="of:=[.B154]/[.$B$1]" office:value-type="float" office:value="2.57575757575758" calcext:value-type="float">
            <text:p>2,58</text:p>
          </table:table-cell>
          <table:table-cell table:style-name="ce15" table:formula="of:=[.F153]+[.E154]" office:value-type="float" office:value="393.494949494949" calcext:value-type="float">
            <text:p>393,49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WidgetProvider_9_RandomActionIntentDefinitionOperatorMutator</text:p>
          </table:table-cell>
          <table:table-cell table:style-name="ce13" table:formula="of:=[.D154]+[.B155]" office:value-type="float" office:value="39211" calcext:value-type="float">
            <text:p>39211</text:p>
          </table:table-cell>
          <table:table-cell table:style-name="ce15" table:formula="of:=[.B155]/[.$B$1]" office:value-type="float" office:value="2.57575757575758" calcext:value-type="float">
            <text:p>2,58</text:p>
          </table:table-cell>
          <table:table-cell table:style-name="ce15" table:formula="of:=[.F154]+[.E155]" office:value-type="float" office:value="396.070707070707" calcext:value-type="float">
            <text:p>396,07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10_RandomActionIntentDefinitionOperatorMutator</text:p>
          </table:table-cell>
          <table:table-cell table:style-name="ce13" table:formula="of:=[.D155]+[.B156]" office:value-type="float" office:value="39467" calcext:value-type="float">
            <text:p>39467</text:p>
          </table:table-cell>
          <table:table-cell table:style-name="ce15" table:formula="of:=[.B156]/[.$B$1]" office:value-type="float" office:value="2.58585858585859" calcext:value-type="float">
            <text:p>2,59</text:p>
          </table:table-cell>
          <table:table-cell table:style-name="ce15" table:formula="of:=[.F155]+[.E156]" office:value-type="float" office:value="398.656565656565" calcext:value-type="float">
            <text:p>398,66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11_NullValueIntentPutExtraOperatorMutator</text:p>
          </table:table-cell>
          <table:table-cell table:style-name="ce13" table:formula="of:=[.D156]+[.B157]" office:value-type="float" office:value="39723" calcext:value-type="float">
            <text:p>39723</text:p>
          </table:table-cell>
          <table:table-cell table:style-name="ce15" table:formula="of:=[.B157]/[.$B$1]" office:value-type="float" office:value="2.58585858585859" calcext:value-type="float">
            <text:p>2,59</text:p>
          </table:table-cell>
          <table:table-cell table:style-name="ce15" table:formula="of:=[.F156]+[.E157]" office:value-type="float" office:value="401.242424242424" calcext:value-type="float">
            <text:p>401,24</text:p>
          </table:table-cell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12_IntentPayloadReplacementOperatorMutator</text:p>
          </table:table-cell>
          <table:table-cell table:style-name="ce13" table:formula="of:=[.D157]+[.B158]" office:value-type="float" office:value="39979" calcext:value-type="float">
            <text:p>39979</text:p>
          </table:table-cell>
          <table:table-cell table:style-name="ce15" table:formula="of:=[.B158]/[.$B$1]" office:value-type="float" office:value="2.58585858585859" calcext:value-type="float">
            <text:p>2,59</text:p>
          </table:table-cell>
          <table:table-cell table:style-name="ce15" table:formula="of:=[.F157]+[.E158]" office:value-type="float" office:value="403.828282828282" calcext:value-type="float">
            <text:p>403,83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WidgetProvider_13_RandomActionIntentDefinitionOperatorMutator</text:p>
          </table:table-cell>
          <table:table-cell table:style-name="ce13" table:formula="of:=[.D158]+[.B159]" office:value-type="float" office:value="40235" calcext:value-type="float">
            <text:p>40235</text:p>
          </table:table-cell>
          <table:table-cell table:style-name="ce15" table:formula="of:=[.B159]/[.$B$1]" office:value-type="float" office:value="2.58585858585859" calcext:value-type="float">
            <text:p>2,59</text:p>
          </table:table-cell>
          <table:table-cell table:style-name="ce15" table:formula="of:=[.F158]+[.E159]" office:value-type="float" office:value="406.414141414141" calcext:value-type="float">
            <text:p>406,41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WidgetProvider_14_NullIntentOperatorMutator</text:p>
          </table:table-cell>
          <table:table-cell table:style-name="ce13" table:formula="of:=[.D159]+[.B160]" office:value-type="float" office:value="40497" calcext:value-type="float">
            <text:p>40497</text:p>
          </table:table-cell>
          <table:table-cell table:style-name="ce15" table:formula="of:=[.B160]/[.$B$1]" office:value-type="float" office:value="2.64646464646465" calcext:value-type="float">
            <text:p>2,65</text:p>
          </table:table-cell>
          <table:table-cell table:style-name="ce15" table:formula="of:=[.F159]+[.E160]" office:value-type="float" office:value="409.060606060606" calcext:value-type="float">
            <text:p>409,06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string" calcext:value-type="string">
            <text:p>WidgetProvider_15_InvalidKeyIntentOperatorMutator</text:p>
          </table:table-cell>
          <table:table-cell table:style-name="ce13" table:formula="of:=[.D160]+[.B161]" office:value-type="float" office:value="40793" calcext:value-type="float">
            <text:p>40793</text:p>
          </table:table-cell>
          <table:table-cell table:style-name="ce15" table:formula="of:=[.B161]/[.$B$1]" office:value-type="float" office:value="2.98989898989899" calcext:value-type="float">
            <text:p>2,99</text:p>
          </table:table-cell>
          <table:table-cell table:style-name="ce15" table:formula="of:=[.F160]+[.E161]" office:value-type="float" office:value="412.050505050505" calcext:value-type="float">
            <text:p>412,05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WidgetProvider_16_RandomActionIntentDefinitionOperatorMutator</text:p>
          </table:table-cell>
          <table:table-cell table:style-name="ce13" table:formula="of:=[.D161]+[.B162]" office:value-type="float" office:value="41051" calcext:value-type="float">
            <text:p>41051</text:p>
          </table:table-cell>
          <table:table-cell table:style-name="ce15" table:formula="of:=[.B162]/[.$B$1]" office:value-type="float" office:value="2.60606060606061" calcext:value-type="float">
            <text:p>2,61</text:p>
          </table:table-cell>
          <table:table-cell table:style-name="ce15" table:formula="of:=[.F161]+[.E162]" office:value-type="float" office:value="414.656565656565" calcext:value-type="float">
            <text:p>414,66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WidgetProvider_17_RandomActionIntentDefinitionOperatorMutator</text:p>
          </table:table-cell>
          <table:table-cell table:style-name="ce13" table:formula="of:=[.D162]+[.B163]" office:value-type="float" office:value="41304" calcext:value-type="float">
            <text:p>41304</text:p>
          </table:table-cell>
          <table:table-cell table:style-name="ce15" table:formula="of:=[.B163]/[.$B$1]" office:value-type="float" office:value="2.55555555555556" calcext:value-type="float">
            <text:p>2,56</text:p>
          </table:table-cell>
          <table:table-cell table:style-name="ce15" table:formula="of:=[.F162]+[.E163]" office:value-type="float" office:value="417.212121212121" calcext:value-type="float">
            <text:p>417,21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WidgetProvider_18_NullValueIntentPutExtraOperatorMutator</text:p>
          </table:table-cell>
          <table:table-cell table:style-name="ce13" table:formula="of:=[.D163]+[.B164]" office:value-type="float" office:value="41556" calcext:value-type="float">
            <text:p>41556</text:p>
          </table:table-cell>
          <table:table-cell table:style-name="ce15" table:formula="of:=[.B164]/[.$B$1]" office:value-type="float" office:value="2.54545454545455" calcext:value-type="float">
            <text:p>2,55</text:p>
          </table:table-cell>
          <table:table-cell table:style-name="ce15" table:formula="of:=[.F163]+[.E164]" office:value-type="float" office:value="419.757575757575" calcext:value-type="float">
            <text:p>419,76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string" calcext:value-type="string">
            <text:p>WidgetProvider_19_IntentPayloadReplacementOperatorMutator</text:p>
          </table:table-cell>
          <table:table-cell table:style-name="ce13" table:formula="of:=[.D164]+[.B165]" office:value-type="float" office:value="41817" calcext:value-type="float">
            <text:p>41817</text:p>
          </table:table-cell>
          <table:table-cell table:style-name="ce15" table:formula="of:=[.B165]/[.$B$1]" office:value-type="float" office:value="2.63636363636364" calcext:value-type="float">
            <text:p>2,64</text:p>
          </table:table-cell>
          <table:table-cell table:style-name="ce15" table:formula="of:=[.F164]+[.E165]" office:value-type="float" office:value="422.393939393939" calcext:value-type="float">
            <text:p>422,39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WidgetProvider_20_RandomActionIntentDefinitionOperatorMutator</text:p>
          </table:table-cell>
          <table:table-cell table:style-name="ce13" table:formula="of:=[.D165]+[.B166]" office:value-type="float" office:value="42071" calcext:value-type="float">
            <text:p>42071</text:p>
          </table:table-cell>
          <table:table-cell table:style-name="ce15" table:formula="of:=[.B166]/[.$B$1]" office:value-type="float" office:value="2.56565656565657" calcext:value-type="float">
            <text:p>2,57</text:p>
          </table:table-cell>
          <table:table-cell table:style-name="ce15" table:formula="of:=[.F165]+[.E166]" office:value-type="float" office:value="424.959595959596" calcext:value-type="float">
            <text:p>424,96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RecurrenceHelper_0_BinaryMutator</text:p>
          </table:table-cell>
          <table:table-cell table:style-name="ce13" table:formula="of:=[.D166]+[.B167]" office:value-type="float" office:value="42322" calcext:value-type="float">
            <text:p>42322</text:p>
          </table:table-cell>
          <table:table-cell table:style-name="ce15" table:formula="of:=[.B167]/[.$B$1]" office:value-type="float" office:value="2.53535353535354" calcext:value-type="float">
            <text:p>2,54</text:p>
          </table:table-cell>
          <table:table-cell table:style-name="ce15" table:formula="of:=[.F166]+[.E167]" office:value-type="float" office:value="427.494949494949" calcext:value-type="float">
            <text:p>427,49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string" calcext:value-type="string">
            <text:p>RecurrenceHelper_1_BinaryMutator</text:p>
          </table:table-cell>
          <table:table-cell table:style-name="ce13" table:formula="of:=[.D167]+[.B168]" office:value-type="float" office:value="42569" calcext:value-type="float">
            <text:p>42569</text:p>
          </table:table-cell>
          <table:table-cell table:style-name="ce15" table:formula="of:=[.B168]/[.$B$1]" office:value-type="float" office:value="2.49494949494949" calcext:value-type="float">
            <text:p>2,49</text:p>
          </table:table-cell>
          <table:table-cell table:style-name="ce15" table:formula="of:=[.F167]+[.E168]" office:value-type="float" office:value="429.989898989899" calcext:value-type="float">
            <text:p>429,99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DateHelper_0_BinaryMutator</text:p>
          </table:table-cell>
          <table:table-cell table:style-name="ce13" table:formula="of:=[.D168]+[.B169]" office:value-type="float" office:value="42820" calcext:value-type="float">
            <text:p>42820</text:p>
          </table:table-cell>
          <table:table-cell table:style-name="ce15" table:formula="of:=[.B169]/[.$B$1]" office:value-type="float" office:value="2.53535353535354" calcext:value-type="float">
            <text:p>2,54</text:p>
          </table:table-cell>
          <table:table-cell table:style-name="ce15" table:formula="of:=[.F168]+[.E169]" office:value-type="float" office:value="432.525252525252" calcext:value-type="float">
            <text:p>432,53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DateHelper_1_BinaryMutator</text:p>
          </table:table-cell>
          <table:table-cell table:style-name="ce13" table:formula="of:=[.D169]+[.B170]" office:value-type="float" office:value="43078" calcext:value-type="float">
            <text:p>43078</text:p>
          </table:table-cell>
          <table:table-cell table:style-name="ce15" table:formula="of:=[.B170]/[.$B$1]" office:value-type="float" office:value="2.60606060606061" calcext:value-type="float">
            <text:p>2,61</text:p>
          </table:table-cell>
          <table:table-cell table:style-name="ce15" table:formula="of:=[.F169]+[.E170]" office:value-type="float" office:value="435.131313131313" calcext:value-type="float">
            <text:p>435,13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DateHelper_2_BinaryMutator</text:p>
          </table:table-cell>
          <table:table-cell table:style-name="ce13" table:formula="of:=[.D170]+[.B171]" office:value-type="float" office:value="43327" calcext:value-type="float">
            <text:p>43327</text:p>
          </table:table-cell>
          <table:table-cell table:style-name="ce15" table:formula="of:=[.B171]/[.$B$1]" office:value-type="float" office:value="2.51515151515152" calcext:value-type="float">
            <text:p>2,52</text:p>
          </table:table-cell>
          <table:table-cell table:style-name="ce15" table:formula="of:=[.F170]+[.E171]" office:value-type="float" office:value="437.646464646464" calcext:value-type="float">
            <text:p>437,65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string" calcext:value-type="string">
            <text:p>DefaultWordCounter_0_BinaryMutator</text:p>
          </table:table-cell>
          <table:table-cell table:style-name="ce13" table:formula="of:=[.D171]+[.B172]" office:value-type="float" office:value="43574" calcext:value-type="float">
            <text:p>43574</text:p>
          </table:table-cell>
          <table:table-cell table:style-name="ce15" table:formula="of:=[.B172]/[.$B$1]" office:value-type="float" office:value="2.49494949494949" calcext:value-type="float">
            <text:p>2,49</text:p>
          </table:table-cell>
          <table:table-cell table:style-name="ce15" table:formula="of:=[.F171]+[.E172]" office:value-type="float" office:value="440.141414141414" calcext:value-type="float">
            <text:p>440,14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BackupHelper_0_NullIntentOperatorMutator</text:p>
          </table:table-cell>
          <table:table-cell table:style-name="ce13" table:formula="of:=[.D172]+[.B173]" office:value-type="float" office:value="43824" calcext:value-type="float">
            <text:p>43824</text:p>
          </table:table-cell>
          <table:table-cell table:style-name="ce15" table:formula="of:=[.B173]/[.$B$1]" office:value-type="float" office:value="2.52525252525252" calcext:value-type="float">
            <text:p>2,53</text:p>
          </table:table-cell>
          <table:table-cell table:style-name="ce15" table:formula="of:=[.F172]+[.E173]" office:value-type="float" office:value="442.666666666666" calcext:value-type="float">
            <text:p>442,67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BackupHelper_1_InvalidKeyIntentOperatorMutator</text:p>
          </table:table-cell>
          <table:table-cell table:style-name="ce13" table:formula="of:=[.D173]+[.B174]" office:value-type="float" office:value="44076" calcext:value-type="float">
            <text:p>44076</text:p>
          </table:table-cell>
          <table:table-cell table:style-name="ce15" table:formula="of:=[.B174]/[.$B$1]" office:value-type="float" office:value="2.54545454545455" calcext:value-type="float">
            <text:p>2,55</text:p>
          </table:table-cell>
          <table:table-cell table:style-name="ce15" table:formula="of:=[.F173]+[.E174]" office:value-type="float" office:value="445.212121212121" calcext:value-type="float">
            <text:p>445,21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BackupHelper_2_RandomActionIntentDefinitionOperatorMutator</text:p>
          </table:table-cell>
          <table:table-cell table:style-name="ce13" table:formula="of:=[.D174]+[.B175]" office:value-type="float" office:value="44324" calcext:value-type="float">
            <text:p>44324</text:p>
          </table:table-cell>
          <table:table-cell table:style-name="ce15" table:formula="of:=[.B175]/[.$B$1]" office:value-type="float" office:value="2.50505050505051" calcext:value-type="float">
            <text:p>2,51</text:p>
          </table:table-cell>
          <table:table-cell table:style-name="ce15" table:formula="of:=[.F174]+[.E175]" office:value-type="float" office:value="447.717171717171" calcext:value-type="float">
            <text:p>447,72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BackupHelper_3_RandomActionIntentDefinitionOperatorMutator</text:p>
          </table:table-cell>
          <table:table-cell table:style-name="ce13" table:formula="of:=[.D175]+[.B176]" office:value-type="float" office:value="44572" calcext:value-type="float">
            <text:p>44572</text:p>
          </table:table-cell>
          <table:table-cell table:style-name="ce15" table:formula="of:=[.B176]/[.$B$1]" office:value-type="float" office:value="2.50505050505051" calcext:value-type="float">
            <text:p>2,51</text:p>
          </table:table-cell>
          <table:table-cell table:style-name="ce15" table:formula="of:=[.F175]+[.E176]" office:value-type="float" office:value="450.222222222222" calcext:value-type="float">
            <text:p>450,22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BackupHelper_4_NullValueIntentPutExtraOperatorMutator</text:p>
          </table:table-cell>
          <table:table-cell table:style-name="ce13" table:formula="of:=[.D176]+[.B177]" office:value-type="float" office:value="44822" calcext:value-type="float">
            <text:p>44822</text:p>
          </table:table-cell>
          <table:table-cell table:style-name="ce15" table:formula="of:=[.B177]/[.$B$1]" office:value-type="float" office:value="2.52525252525252" calcext:value-type="float">
            <text:p>2,53</text:p>
          </table:table-cell>
          <table:table-cell table:style-name="ce15" table:formula="of:=[.F176]+[.E177]" office:value-type="float" office:value="452.747474747474" calcext:value-type="float">
            <text:p>452,75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BackupHelper_5_IntentPayloadReplacementOperatorMutator</text:p>
          </table:table-cell>
          <table:table-cell table:style-name="ce13" table:formula="of:=[.D177]+[.B178]" office:value-type="float" office:value="45070" calcext:value-type="float">
            <text:p>45070</text:p>
          </table:table-cell>
          <table:table-cell table:style-name="ce15" table:formula="of:=[.B178]/[.$B$1]" office:value-type="float" office:value="2.50505050505051" calcext:value-type="float">
            <text:p>2,51</text:p>
          </table:table-cell>
          <table:table-cell table:style-name="ce15" table:formula="of:=[.F177]+[.E178]" office:value-type="float" office:value="455.252525252525" calcext:value-type="float">
            <text:p>455,25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BackupHelper_6_RandomActionIntentDefinitionOperatorMutator</text:p>
          </table:table-cell>
          <table:table-cell table:style-name="ce13" table:formula="of:=[.D178]+[.B179]" office:value-type="float" office:value="45318" calcext:value-type="float">
            <text:p>45318</text:p>
          </table:table-cell>
          <table:table-cell table:style-name="ce15" table:formula="of:=[.B179]/[.$B$1]" office:value-type="float" office:value="2.50505050505051" calcext:value-type="float">
            <text:p>2,51</text:p>
          </table:table-cell>
          <table:table-cell table:style-name="ce15" table:formula="of:=[.F178]+[.E179]" office:value-type="float" office:value="457.757575757575" calcext:value-type="float">
            <text:p>457,76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BackupHelper_7_BinaryMutator</text:p>
          </table:table-cell>
          <table:table-cell table:style-name="ce13" table:formula="of:=[.D179]+[.B180]" office:value-type="float" office:value="45569" calcext:value-type="float">
            <text:p>45569</text:p>
          </table:table-cell>
          <table:table-cell table:style-name="ce15" table:formula="of:=[.B180]/[.$B$1]" office:value-type="float" office:value="2.53535353535354" calcext:value-type="float">
            <text:p>2,54</text:p>
          </table:table-cell>
          <table:table-cell table:style-name="ce15" table:formula="of:=[.F179]+[.E180]" office:value-type="float" office:value="460.292929292929" calcext:value-type="float">
            <text:p>460,29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NotesHelper_0_BinaryMutator</text:p>
          </table:table-cell>
          <table:table-cell table:style-name="ce13" table:formula="of:=[.D180]+[.B181]" office:value-type="float" office:value="45817" calcext:value-type="float">
            <text:p>45817</text:p>
          </table:table-cell>
          <table:table-cell table:style-name="ce15" table:formula="of:=[.B181]/[.$B$1]" office:value-type="float" office:value="2.50505050505051" calcext:value-type="float">
            <text:p>2,51</text:p>
          </table:table-cell>
          <table:table-cell table:style-name="ce15" table:formula="of:=[.F180]+[.E181]" office:value-type="float" office:value="462.79797979798" calcext:value-type="float">
            <text:p>462,80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string" calcext:value-type="string">
            <text:p>AppVersionHelper_0_BinaryMutator</text:p>
          </table:table-cell>
          <table:table-cell table:style-name="ce13" table:formula="of:=[.D181]+[.B182]" office:value-type="float" office:value="46063" calcext:value-type="float">
            <text:p>46063</text:p>
          </table:table-cell>
          <table:table-cell table:style-name="ce15" table:formula="of:=[.B182]/[.$B$1]" office:value-type="float" office:value="2.48484848484848" calcext:value-type="float">
            <text:p>2,48</text:p>
          </table:table-cell>
          <table:table-cell table:style-name="ce15" table:formula="of:=[.F181]+[.E182]" office:value-type="float" office:value="465.282828282828" calcext:value-type="float">
            <text:p>465,28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IntentHelper_0_NullIntentOperatorMutator</text:p>
          </table:table-cell>
          <table:table-cell table:style-name="ce13" table:formula="of:=[.D182]+[.B183]" office:value-type="float" office:value="46314" calcext:value-type="float">
            <text:p>46314</text:p>
          </table:table-cell>
          <table:table-cell table:style-name="ce15" table:formula="of:=[.B183]/[.$B$1]" office:value-type="float" office:value="2.53535353535354" calcext:value-type="float">
            <text:p>2,54</text:p>
          </table:table-cell>
          <table:table-cell table:style-name="ce15" table:formula="of:=[.F182]+[.E183]" office:value-type="float" office:value="467.818181818182" calcext:value-type="float">
            <text:p>467,82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IntentHelper_1_InvalidKeyIntentOperatorMutator</text:p>
          </table:table-cell>
          <table:table-cell table:style-name="ce13" table:formula="of:=[.D183]+[.B184]" office:value-type="float" office:value="46565" calcext:value-type="float">
            <text:p>46565</text:p>
          </table:table-cell>
          <table:table-cell table:style-name="ce15" table:formula="of:=[.B184]/[.$B$1]" office:value-type="float" office:value="2.53535353535354" calcext:value-type="float">
            <text:p>2,54</text:p>
          </table:table-cell>
          <table:table-cell table:style-name="ce15" table:formula="of:=[.F183]+[.E184]" office:value-type="float" office:value="470.353535353535" calcext:value-type="float">
            <text:p>470,35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IntentHelper_2_RandomActionIntentDefinitionOperatorMutator</text:p>
          </table:table-cell>
          <table:table-cell table:style-name="ce13" table:formula="of:=[.D184]+[.B185]" office:value-type="float" office:value="46823" calcext:value-type="float">
            <text:p>46823</text:p>
          </table:table-cell>
          <table:table-cell table:style-name="ce15" table:formula="of:=[.B185]/[.$B$1]" office:value-type="float" office:value="2.60606060606061" calcext:value-type="float">
            <text:p>2,61</text:p>
          </table:table-cell>
          <table:table-cell table:style-name="ce15" table:formula="of:=[.F184]+[.E185]" office:value-type="float" office:value="472.959595959596" calcext:value-type="float">
            <text:p>472,96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IntentHelper_3_RandomActionIntentDefinitionOperatorMutator</text:p>
          </table:table-cell>
          <table:table-cell table:style-name="ce13" table:formula="of:=[.D185]+[.B186]" office:value-type="float" office:value="47073" calcext:value-type="float">
            <text:p>47073</text:p>
          </table:table-cell>
          <table:table-cell table:style-name="ce15" table:formula="of:=[.B186]/[.$B$1]" office:value-type="float" office:value="2.52525252525252" calcext:value-type="float">
            <text:p>2,53</text:p>
          </table:table-cell>
          <table:table-cell table:style-name="ce15" table:formula="of:=[.F185]+[.E186]" office:value-type="float" office:value="475.484848484848" calcext:value-type="float">
            <text:p>475,48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string" calcext:value-type="string">
            <text:p>IntentHelper_4_RandomActionIntentDefinitionOperatorMutator</text:p>
          </table:table-cell>
          <table:table-cell table:style-name="ce13" table:formula="of:=[.D186]+[.B187]" office:value-type="float" office:value="47318" calcext:value-type="float">
            <text:p>47318</text:p>
          </table:table-cell>
          <table:table-cell table:style-name="ce15" table:formula="of:=[.B187]/[.$B$1]" office:value-type="float" office:value="2.47474747474747" calcext:value-type="float">
            <text:p>2,47</text:p>
          </table:table-cell>
          <table:table-cell table:style-name="ce15" table:formula="of:=[.F186]+[.E187]" office:value-type="float" office:value="477.959595959596" calcext:value-type="float">
            <text:p>477,96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IntentHelper_5_RandomActionIntentDefinitionOperatorMutator</text:p>
          </table:table-cell>
          <table:table-cell table:style-name="ce13" table:formula="of:=[.D187]+[.B188]" office:value-type="float" office:value="47570" calcext:value-type="float">
            <text:p>47570</text:p>
          </table:table-cell>
          <table:table-cell table:style-name="ce15" table:formula="of:=[.B188]/[.$B$1]" office:value-type="float" office:value="2.54545454545455" calcext:value-type="float">
            <text:p>2,55</text:p>
          </table:table-cell>
          <table:table-cell table:style-name="ce15" table:formula="of:=[.F187]+[.E188]" office:value-type="float" office:value="480.50505050505" calcext:value-type="float">
            <text:p>480,51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PermissionsHelper_0_BuggyGUIListenerOperatorMutator</text:p>
          </table:table-cell>
          <table:table-cell table:style-name="ce13" table:formula="of:=[.D188]+[.B189]" office:value-type="float" office:value="47822" calcext:value-type="float">
            <text:p>47822</text:p>
          </table:table-cell>
          <table:table-cell table:style-name="ce15" table:formula="of:=[.B189]/[.$B$1]" office:value-type="float" office:value="2.54545454545455" calcext:value-type="float">
            <text:p>2,55</text:p>
          </table:table-cell>
          <table:table-cell table:style-name="ce15" table:formula="of:=[.F188]+[.E189]" office:value-type="float" office:value="483.050505050505" calcext:value-type="float">
            <text:p>483,05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ONDashClockExtension_0_NullIntentOperatorMutator</text:p>
          </table:table-cell>
          <table:table-cell table:style-name="ce13" table:formula="of:=[.D189]+[.B190]" office:value-type="float" office:value="48075" calcext:value-type="float">
            <text:p>48075</text:p>
          </table:table-cell>
          <table:table-cell table:style-name="ce15" table:formula="of:=[.B190]/[.$B$1]" office:value-type="float" office:value="2.55555555555556" calcext:value-type="float">
            <text:p>2,56</text:p>
          </table:table-cell>
          <table:table-cell table:style-name="ce15" table:formula="of:=[.F189]+[.E190]" office:value-type="float" office:value="485.60606060606" calcext:value-type="float">
            <text:p>485,61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ONDashClockExtension_1_InvalidKeyIntentOperatorMutator</text:p>
          </table:table-cell>
          <table:table-cell table:style-name="ce13" table:formula="of:=[.D190]+[.B191]" office:value-type="float" office:value="48329" calcext:value-type="float">
            <text:p>48329</text:p>
          </table:table-cell>
          <table:table-cell table:style-name="ce15" table:formula="of:=[.B191]/[.$B$1]" office:value-type="float" office:value="2.56565656565657" calcext:value-type="float">
            <text:p>2,57</text:p>
          </table:table-cell>
          <table:table-cell table:style-name="ce15" table:formula="of:=[.F190]+[.E191]" office:value-type="float" office:value="488.171717171717" calcext:value-type="float">
            <text:p>488,17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ONDashClockExtension_2_RandomActionIntentDefinitionOperatorMutator</text:p>
          </table:table-cell>
          <table:table-cell table:style-name="ce13" table:formula="of:=[.D191]+[.B192]" office:value-type="float" office:value="48581" calcext:value-type="float">
            <text:p>48581</text:p>
          </table:table-cell>
          <table:table-cell table:style-name="ce15" table:formula="of:=[.B192]/[.$B$1]" office:value-type="float" office:value="2.54545454545455" calcext:value-type="float">
            <text:p>2,55</text:p>
          </table:table-cell>
          <table:table-cell table:style-name="ce15" table:formula="of:=[.F191]+[.E192]" office:value-type="float" office:value="490.717171717172" calcext:value-type="float">
            <text:p>490,72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ONDashClockExtension_3_RandomActionIntentDefinitionOperatorMutator</text:p>
          </table:table-cell>
          <table:table-cell table:style-name="ce13" table:formula="of:=[.D192]+[.B193]" office:value-type="float" office:value="48836" calcext:value-type="float">
            <text:p>48836</text:p>
          </table:table-cell>
          <table:table-cell table:style-name="ce15" table:formula="of:=[.B193]/[.$B$1]" office:value-type="float" office:value="2.57575757575758" calcext:value-type="float">
            <text:p>2,58</text:p>
          </table:table-cell>
          <table:table-cell table:style-name="ce15" table:formula="of:=[.F192]+[.E193]" office:value-type="float" office:value="493.292929292929" calcext:value-type="float">
            <text:p>493,29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ONDashClockExtension_4_BinaryMutator</text:p>
          </table:table-cell>
          <table:table-cell table:style-name="ce13" table:formula="of:=[.D193]+[.B194]" office:value-type="float" office:value="49088" calcext:value-type="float">
            <text:p>49088</text:p>
          </table:table-cell>
          <table:table-cell table:style-name="ce15" table:formula="of:=[.B194]/[.$B$1]" office:value-type="float" office:value="2.54545454545455" calcext:value-type="float">
            <text:p>2,55</text:p>
          </table:table-cell>
          <table:table-cell table:style-name="ce15" table:formula="of:=[.F193]+[.E194]" office:value-type="float" office:value="495.838383838384" calcext:value-type="float">
            <text:p>495,84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ONDashClockExtension_5_BinaryMutator</text:p>
          </table:table-cell>
          <table:table-cell table:style-name="ce13" table:formula="of:=[.D194]+[.B195]" office:value-type="float" office:value="49342" calcext:value-type="float">
            <text:p>49342</text:p>
          </table:table-cell>
          <table:table-cell table:style-name="ce15" table:formula="of:=[.B195]/[.$B$1]" office:value-type="float" office:value="2.56565656565657" calcext:value-type="float">
            <text:p>2,57</text:p>
          </table:table-cell>
          <table:table-cell table:style-name="ce15" table:formula="of:=[.F194]+[.E195]" office:value-type="float" office:value="498.40404040404" calcext:value-type="float">
            <text:p>498,40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ONDashClockExtension_6_BinaryMutator</text:p>
          </table:table-cell>
          <table:table-cell table:style-name="ce13" table:formula="of:=[.D195]+[.B196]" office:value-type="float" office:value="49594" calcext:value-type="float">
            <text:p>49594</text:p>
          </table:table-cell>
          <table:table-cell table:style-name="ce15" table:formula="of:=[.B196]/[.$B$1]" office:value-type="float" office:value="2.54545454545455" calcext:value-type="float">
            <text:p>2,55</text:p>
          </table:table-cell>
          <table:table-cell table:style-name="ce15" table:formula="of:=[.F195]+[.E196]" office:value-type="float" office:value="500.949494949495" calcext:value-type="float">
            <text:p>500,95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ONDashClockExtension_7_BinaryMutator</text:p>
          </table:table-cell>
          <table:table-cell table:style-name="ce13" table:formula="of:=[.D196]+[.B197]" office:value-type="float" office:value="49847" calcext:value-type="float">
            <text:p>49847</text:p>
          </table:table-cell>
          <table:table-cell table:style-name="ce15" table:formula="of:=[.B197]/[.$B$1]" office:value-type="float" office:value="2.55555555555556" calcext:value-type="float">
            <text:p>2,56</text:p>
          </table:table-cell>
          <table:table-cell table:style-name="ce15" table:formula="of:=[.F196]+[.E197]" office:value-type="float" office:value="503.50505050505" calcext:value-type="float">
            <text:p>503,51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tatsActivity_0_LengthyGUICreationOperatorMutator</text:p>
          </table:table-cell>
          <table:table-cell table:style-name="ce13" table:formula="of:=[.D197]+[.B198]" office:value-type="float" office:value="50101" calcext:value-type="float">
            <text:p>50101</text:p>
          </table:table-cell>
          <table:table-cell table:style-name="ce15" table:formula="of:=[.B198]/[.$B$1]" office:value-type="float" office:value="2.56565656565657" calcext:value-type="float">
            <text:p>2,57</text:p>
          </table:table-cell>
          <table:table-cell table:style-name="ce15" table:formula="of:=[.F197]+[.E198]" office:value-type="float" office:value="506.070707070707" calcext:value-type="float">
            <text:p>506,07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ShortcutActivity_0_LengthyGUICreationOperatorMutator</text:p>
          </table:table-cell>
          <table:table-cell table:style-name="ce13" table:formula="of:=[.D198]+[.B199]" office:value-type="float" office:value="50356" calcext:value-type="float">
            <text:p>50356</text:p>
          </table:table-cell>
          <table:table-cell table:style-name="ce15" table:formula="of:=[.B199]/[.$B$1]" office:value-type="float" office:value="2.57575757575758" calcext:value-type="float">
            <text:p>2,58</text:p>
          </table:table-cell>
          <table:table-cell table:style-name="ce15" table:formula="of:=[.F198]+[.E199]" office:value-type="float" office:value="508.646464646465" calcext:value-type="float">
            <text:p>508,65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ShortcutActivity_1_NullIntentOperatorMutator</text:p>
          </table:table-cell>
          <table:table-cell table:style-name="ce13" table:formula="of:=[.D199]+[.B200]" office:value-type="float" office:value="50612" calcext:value-type="float">
            <text:p>50612</text:p>
          </table:table-cell>
          <table:table-cell table:style-name="ce15" table:formula="of:=[.B200]/[.$B$1]" office:value-type="float" office:value="2.58585858585859" calcext:value-type="float">
            <text:p>2,59</text:p>
          </table:table-cell>
          <table:table-cell table:style-name="ce15" table:formula="of:=[.F199]+[.E200]" office:value-type="float" office:value="511.232323232323" calcext:value-type="float">
            <text:p>511,23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ShortcutActivity_2_InvalidKeyIntentOperatorMutator</text:p>
          </table:table-cell>
          <table:table-cell table:style-name="ce13" table:formula="of:=[.D200]+[.B201]" office:value-type="float" office:value="50870" calcext:value-type="float">
            <text:p>50870</text:p>
          </table:table-cell>
          <table:table-cell table:style-name="ce15" table:formula="of:=[.B201]/[.$B$1]" office:value-type="float" office:value="2.60606060606061" calcext:value-type="float">
            <text:p>2,61</text:p>
          </table:table-cell>
          <table:table-cell table:style-name="ce15" table:formula="of:=[.F200]+[.E201]" office:value-type="float" office:value="513.838383838384" calcext:value-type="float">
            <text:p>513,84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string" calcext:value-type="string">
            <text:p>ShortcutActivity_3_RandomActionIntentDefinitionOperatorMutator</text:p>
          </table:table-cell>
          <table:table-cell table:style-name="ce13" table:formula="of:=[.D201]+[.B202]" office:value-type="float" office:value="51168" calcext:value-type="float">
            <text:p>51168</text:p>
          </table:table-cell>
          <table:table-cell table:style-name="ce15" table:formula="of:=[.B202]/[.$B$1]" office:value-type="float" office:value="3.01010101010101" calcext:value-type="float">
            <text:p>3,01</text:p>
          </table:table-cell>
          <table:table-cell table:style-name="ce15" table:formula="of:=[.F201]+[.E202]" office:value-type="float" office:value="516.848484848485" calcext:value-type="float">
            <text:p>516,85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ShortcutActivity_4_RandomActionIntentDefinitionOperatorMutator</text:p>
          </table:table-cell>
          <table:table-cell table:style-name="ce13" table:formula="of:=[.D202]+[.B203]" office:value-type="float" office:value="51427" calcext:value-type="float">
            <text:p>51427</text:p>
          </table:table-cell>
          <table:table-cell table:style-name="ce15" table:formula="of:=[.B203]/[.$B$1]" office:value-type="float" office:value="2.61616161616162" calcext:value-type="float">
            <text:p>2,62</text:p>
          </table:table-cell>
          <table:table-cell table:style-name="ce15" table:formula="of:=[.F202]+[.E203]" office:value-type="float" office:value="519.464646464646" calcext:value-type="float">
            <text:p>519,46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hortcutActivity_5_NullIntentOperatorMutator</text:p>
          </table:table-cell>
          <table:table-cell table:style-name="ce13" table:formula="of:=[.D203]+[.B204]" office:value-type="float" office:value="51681" calcext:value-type="float">
            <text:p>51681</text:p>
          </table:table-cell>
          <table:table-cell table:style-name="ce15" table:formula="of:=[.B204]/[.$B$1]" office:value-type="float" office:value="2.56565656565657" calcext:value-type="float">
            <text:p>2,57</text:p>
          </table:table-cell>
          <table:table-cell table:style-name="ce15" table:formula="of:=[.F203]+[.E204]" office:value-type="float" office:value="522.030303030303" calcext:value-type="float">
            <text:p>522,03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hortcutActivity_6_RandomActionIntentDefinitionOperatorMutator</text:p>
          </table:table-cell>
          <table:table-cell table:style-name="ce13" table:formula="of:=[.D204]+[.B205]" office:value-type="float" office:value="51935" calcext:value-type="float">
            <text:p>51935</text:p>
          </table:table-cell>
          <table:table-cell table:style-name="ce15" table:formula="of:=[.B205]/[.$B$1]" office:value-type="float" office:value="2.56565656565657" calcext:value-type="float">
            <text:p>2,57</text:p>
          </table:table-cell>
          <table:table-cell table:style-name="ce15" table:formula="of:=[.F204]+[.E205]" office:value-type="float" office:value="524.595959595959" calcext:value-type="float">
            <text:p>524,60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hortcutActivity_7_NullValueIntentPutExtraOperatorMutator</text:p>
          </table:table-cell>
          <table:table-cell table:style-name="ce13" table:formula="of:=[.D205]+[.B206]" office:value-type="float" office:value="52188" calcext:value-type="float">
            <text:p>52188</text:p>
          </table:table-cell>
          <table:table-cell table:style-name="ce15" table:formula="of:=[.B206]/[.$B$1]" office:value-type="float" office:value="2.55555555555556" calcext:value-type="float">
            <text:p>2,56</text:p>
          </table:table-cell>
          <table:table-cell table:style-name="ce15" table:formula="of:=[.F205]+[.E206]" office:value-type="float" office:value="527.151515151515" calcext:value-type="float">
            <text:p>527,15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hortcutActivity_8_IntentPayloadReplacementOperatorMutator</text:p>
          </table:table-cell>
          <table:table-cell table:style-name="ce13" table:formula="of:=[.D206]+[.B207]" office:value-type="float" office:value="52442" calcext:value-type="float">
            <text:p>52442</text:p>
          </table:table-cell>
          <table:table-cell table:style-name="ce15" table:formula="of:=[.B207]/[.$B$1]" office:value-type="float" office:value="2.56565656565657" calcext:value-type="float">
            <text:p>2,57</text:p>
          </table:table-cell>
          <table:table-cell table:style-name="ce15" table:formula="of:=[.F206]+[.E207]" office:value-type="float" office:value="529.717171717172" calcext:value-type="float">
            <text:p>529,72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ShortcutActivity_9_RandomActionIntentDefinitionOperatorMutator</text:p>
          </table:table-cell>
          <table:table-cell table:style-name="ce13" table:formula="of:=[.D207]+[.B208]" office:value-type="float" office:value="52694" calcext:value-type="float">
            <text:p>52694</text:p>
          </table:table-cell>
          <table:table-cell table:style-name="ce15" table:formula="of:=[.B208]/[.$B$1]" office:value-type="float" office:value="2.54545454545455" calcext:value-type="float">
            <text:p>2,55</text:p>
          </table:table-cell>
          <table:table-cell table:style-name="ce15" table:formula="of:=[.F207]+[.E208]" office:value-type="float" office:value="532.262626262626" calcext:value-type="float">
            <text:p>532,26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ShortcutActivity_10_NullValueIntentPutExtraOperatorMutator</text:p>
          </table:table-cell>
          <table:table-cell table:style-name="ce13" table:formula="of:=[.D208]+[.B209]" office:value-type="float" office:value="52942" calcext:value-type="float">
            <text:p>52942</text:p>
          </table:table-cell>
          <table:table-cell table:style-name="ce15" table:formula="of:=[.B209]/[.$B$1]" office:value-type="float" office:value="2.50505050505051" calcext:value-type="float">
            <text:p>2,51</text:p>
          </table:table-cell>
          <table:table-cell table:style-name="ce15" table:formula="of:=[.F208]+[.E209]" office:value-type="float" office:value="534.767676767677" calcext:value-type="float">
            <text:p>534,77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hortcutActivity_11_IntentPayloadReplacementOperatorMutator</text:p>
          </table:table-cell>
          <table:table-cell table:style-name="ce13" table:formula="of:=[.D209]+[.B210]" office:value-type="float" office:value="53196" calcext:value-type="float">
            <text:p>53196</text:p>
          </table:table-cell>
          <table:table-cell table:style-name="ce15" table:formula="of:=[.B210]/[.$B$1]" office:value-type="float" office:value="2.56565656565657" calcext:value-type="float">
            <text:p>2,57</text:p>
          </table:table-cell>
          <table:table-cell table:style-name="ce15" table:formula="of:=[.F209]+[.E210]" office:value-type="float" office:value="537.333333333333" calcext:value-type="float">
            <text:p>537,33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hortcutActivity_12_RandomActionIntentDefinitionOperatorMutator</text:p>
          </table:table-cell>
          <table:table-cell table:style-name="ce13" table:formula="of:=[.D210]+[.B211]" office:value-type="float" office:value="53449" calcext:value-type="float">
            <text:p>53449</text:p>
          </table:table-cell>
          <table:table-cell table:style-name="ce15" table:formula="of:=[.B211]/[.$B$1]" office:value-type="float" office:value="2.55555555555556" calcext:value-type="float">
            <text:p>2,56</text:p>
          </table:table-cell>
          <table:table-cell table:style-name="ce15" table:formula="of:=[.F210]+[.E211]" office:value-type="float" office:value="539.888888888889" calcext:value-type="float">
            <text:p>539,89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ShortcutActivity_13_NullValueIntentPutExtraOperatorMutator</text:p>
          </table:table-cell>
          <table:table-cell table:style-name="ce13" table:formula="of:=[.D211]+[.B212]" office:value-type="float" office:value="53698" calcext:value-type="float">
            <text:p>53698</text:p>
          </table:table-cell>
          <table:table-cell table:style-name="ce15" table:formula="of:=[.B212]/[.$B$1]" office:value-type="float" office:value="2.51515151515152" calcext:value-type="float">
            <text:p>2,52</text:p>
          </table:table-cell>
          <table:table-cell table:style-name="ce15" table:formula="of:=[.F211]+[.E212]" office:value-type="float" office:value="542.40404040404" calcext:value-type="float">
            <text:p>542,40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hortcutActivity_14_IntentPayloadReplacementOperatorMutator</text:p>
          </table:table-cell>
          <table:table-cell table:style-name="ce13" table:formula="of:=[.D212]+[.B213]" office:value-type="float" office:value="53948" calcext:value-type="float">
            <text:p>53948</text:p>
          </table:table-cell>
          <table:table-cell table:style-name="ce15" table:formula="of:=[.B213]/[.$B$1]" office:value-type="float" office:value="2.52525252525252" calcext:value-type="float">
            <text:p>2,53</text:p>
          </table:table-cell>
          <table:table-cell table:style-name="ce15" table:formula="of:=[.F212]+[.E213]" office:value-type="float" office:value="544.929292929293" calcext:value-type="float">
            <text:p>544,93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ShortcutActivity_15_RandomActionIntentDefinitionOperatorMutator</text:p>
          </table:table-cell>
          <table:table-cell table:style-name="ce13" table:formula="of:=[.D213]+[.B214]" office:value-type="float" office:value="54196" calcext:value-type="float">
            <text:p>54196</text:p>
          </table:table-cell>
          <table:table-cell table:style-name="ce15" table:formula="of:=[.B214]/[.$B$1]" office:value-type="float" office:value="2.50505050505051" calcext:value-type="float">
            <text:p>2,51</text:p>
          </table:table-cell>
          <table:table-cell table:style-name="ce15" table:formula="of:=[.F213]+[.E214]" office:value-type="float" office:value="547.434343434343" calcext:value-type="float">
            <text:p>547,43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noozeActivity_0_LengthyGUICreationOperatorMutator</text:p>
          </table:table-cell>
          <table:table-cell table:style-name="ce13" table:formula="of:=[.D214]+[.B215]" office:value-type="float" office:value="54447" calcext:value-type="float">
            <text:p>54447</text:p>
          </table:table-cell>
          <table:table-cell table:style-name="ce15" table:formula="of:=[.B215]/[.$B$1]" office:value-type="float" office:value="2.53535353535354" calcext:value-type="float">
            <text:p>2,54</text:p>
          </table:table-cell>
          <table:table-cell table:style-name="ce15" table:formula="of:=[.F214]+[.E215]" office:value-type="float" office:value="549.969696969697" calcext:value-type="float">
            <text:p>549,97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SnoozeActivity_1_BinaryMutator</text:p>
          </table:table-cell>
          <table:table-cell table:style-name="ce13" table:formula="of:=[.D215]+[.B216]" office:value-type="float" office:value="54696" calcext:value-type="float">
            <text:p>54696</text:p>
          </table:table-cell>
          <table:table-cell table:style-name="ce15" table:formula="of:=[.B216]/[.$B$1]" office:value-type="float" office:value="2.51515151515152" calcext:value-type="float">
            <text:p>2,52</text:p>
          </table:table-cell>
          <table:table-cell table:style-name="ce15" table:formula="of:=[.F215]+[.E216]" office:value-type="float" office:value="552.484848484848" calcext:value-type="float">
            <text:p>552,48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SnoozeActivity_2_BinaryMutator</text:p>
          </table:table-cell>
          <table:table-cell table:style-name="ce13" table:formula="of:=[.D216]+[.B217]" office:value-type="float" office:value="54951" calcext:value-type="float">
            <text:p>54951</text:p>
          </table:table-cell>
          <table:table-cell table:style-name="ce15" table:formula="of:=[.B217]/[.$B$1]" office:value-type="float" office:value="2.57575757575758" calcext:value-type="float">
            <text:p>2,58</text:p>
          </table:table-cell>
          <table:table-cell table:style-name="ce15" table:formula="of:=[.F216]+[.E217]" office:value-type="float" office:value="555.060606060606" calcext:value-type="float">
            <text:p>555,06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SnoozeActivity_3_BinaryMutator</text:p>
          </table:table-cell>
          <table:table-cell table:style-name="ce13" table:formula="of:=[.D217]+[.B218]" office:value-type="float" office:value="55203" calcext:value-type="float">
            <text:p>55203</text:p>
          </table:table-cell>
          <table:table-cell table:style-name="ce15" table:formula="of:=[.B218]/[.$B$1]" office:value-type="float" office:value="2.54545454545455" calcext:value-type="float">
            <text:p>2,55</text:p>
          </table:table-cell>
          <table:table-cell table:style-name="ce15" table:formula="of:=[.F217]+[.E218]" office:value-type="float" office:value="557.60606060606" calcext:value-type="float">
            <text:p>557,61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noozeActivity_4_NullIntentOperatorMutator</text:p>
          </table:table-cell>
          <table:table-cell table:style-name="ce13" table:formula="of:=[.D218]+[.B219]" office:value-type="float" office:value="55457" calcext:value-type="float">
            <text:p>55457</text:p>
          </table:table-cell>
          <table:table-cell table:style-name="ce15" table:formula="of:=[.B219]/[.$B$1]" office:value-type="float" office:value="2.56565656565657" calcext:value-type="float">
            <text:p>2,57</text:p>
          </table:table-cell>
          <table:table-cell table:style-name="ce15" table:formula="of:=[.F218]+[.E219]" office:value-type="float" office:value="560.171717171717" calcext:value-type="float">
            <text:p>560,17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noozeActivity_5_InvalidKeyIntentOperatorMutator</text:p>
          </table:table-cell>
          <table:table-cell table:style-name="ce13" table:formula="of:=[.D219]+[.B220]" office:value-type="float" office:value="55710" calcext:value-type="float">
            <text:p>55710</text:p>
          </table:table-cell>
          <table:table-cell table:style-name="ce15" table:formula="of:=[.B220]/[.$B$1]" office:value-type="float" office:value="2.55555555555556" calcext:value-type="float">
            <text:p>2,56</text:p>
          </table:table-cell>
          <table:table-cell table:style-name="ce15" table:formula="of:=[.F219]+[.E220]" office:value-type="float" office:value="562.727272727273" calcext:value-type="float">
            <text:p>562,73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noozeActivity_6_RandomActionIntentDefinitionOperatorMutator</text:p>
          </table:table-cell>
          <table:table-cell table:style-name="ce13" table:formula="of:=[.D220]+[.B221]" office:value-type="float" office:value="55960" calcext:value-type="float">
            <text:p>55960</text:p>
          </table:table-cell>
          <table:table-cell table:style-name="ce15" table:formula="of:=[.B221]/[.$B$1]" office:value-type="float" office:value="2.52525252525252" calcext:value-type="float">
            <text:p>2,53</text:p>
          </table:table-cell>
          <table:table-cell table:style-name="ce15" table:formula="of:=[.F220]+[.E221]" office:value-type="float" office:value="565.252525252525" calcext:value-type="float">
            <text:p>565,25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noozeActivity_7_NullValueIntentPutExtraOperatorMutator</text:p>
          </table:table-cell>
          <table:table-cell table:style-name="ce13" table:formula="of:=[.D221]+[.B222]" office:value-type="float" office:value="56210" calcext:value-type="float">
            <text:p>56210</text:p>
          </table:table-cell>
          <table:table-cell table:style-name="ce15" table:formula="of:=[.B222]/[.$B$1]" office:value-type="float" office:value="2.52525252525252" calcext:value-type="float">
            <text:p>2,53</text:p>
          </table:table-cell>
          <table:table-cell table:style-name="ce15" table:formula="of:=[.F221]+[.E222]" office:value-type="float" office:value="567.777777777778" calcext:value-type="float">
            <text:p>567,78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noozeActivity_8_IntentPayloadReplacementOperatorMutator</text:p>
          </table:table-cell>
          <table:table-cell table:style-name="ce13" table:formula="of:=[.D222]+[.B223]" office:value-type="float" office:value="56461" calcext:value-type="float">
            <text:p>56461</text:p>
          </table:table-cell>
          <table:table-cell table:style-name="ce15" table:formula="of:=[.B223]/[.$B$1]" office:value-type="float" office:value="2.53535353535354" calcext:value-type="float">
            <text:p>2,54</text:p>
          </table:table-cell>
          <table:table-cell table:style-name="ce15" table:formula="of:=[.F222]+[.E223]" office:value-type="float" office:value="570.313131313131" calcext:value-type="float">
            <text:p>570,31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noozeActivity_9_RandomActionIntentDefinitionOperatorMutator</text:p>
          </table:table-cell>
          <table:table-cell table:style-name="ce13" table:formula="of:=[.D223]+[.B224]" office:value-type="float" office:value="56714" calcext:value-type="float">
            <text:p>56714</text:p>
          </table:table-cell>
          <table:table-cell table:style-name="ce15" table:formula="of:=[.B224]/[.$B$1]" office:value-type="float" office:value="2.55555555555556" calcext:value-type="float">
            <text:p>2,56</text:p>
          </table:table-cell>
          <table:table-cell table:style-name="ce15" table:formula="of:=[.F223]+[.E224]" office:value-type="float" office:value="572.868686868687" calcext:value-type="float">
            <text:p>572,87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noozeActivity_10_RandomActionIntentDefinitionOperatorMutator</text:p>
          </table:table-cell>
          <table:table-cell table:style-name="ce13" table:formula="of:=[.D224]+[.B225]" office:value-type="float" office:value="56965" calcext:value-type="float">
            <text:p>56965</text:p>
          </table:table-cell>
          <table:table-cell table:style-name="ce15" table:formula="of:=[.B225]/[.$B$1]" office:value-type="float" office:value="2.53535353535354" calcext:value-type="float">
            <text:p>2,54</text:p>
          </table:table-cell>
          <table:table-cell table:style-name="ce15" table:formula="of:=[.F224]+[.E225]" office:value-type="float" office:value="575.40404040404" calcext:value-type="float">
            <text:p>575,40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string" calcext:value-type="string">
            <text:p>MainActivity_0_LengthyGUICreationOperatorMutator</text:p>
          </table:table-cell>
          <table:table-cell table:style-name="ce13" table:formula="of:=[.D225]+[.B226]" office:value-type="float" office:value="57445" calcext:value-type="float">
            <text:p>57445</text:p>
          </table:table-cell>
          <table:table-cell table:style-name="ce15" table:formula="of:=[.B226]/[.$B$1]" office:value-type="float" office:value="4.84848484848485" calcext:value-type="float">
            <text:p>4,85</text:p>
          </table:table-cell>
          <table:table-cell table:style-name="ce15" table:formula="of:=[.F225]+[.E226]" office:value-type="float" office:value="580.252525252525" calcext:value-type="float">
            <text:p>580,25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MainActivity_1_RandomActionIntentDefinitionOperatorMutator</text:p>
          </table:table-cell>
          <table:table-cell table:style-name="ce13" table:formula="of:=[.D226]+[.B227]" office:value-type="float" office:value="57699" calcext:value-type="float">
            <text:p>57699</text:p>
          </table:table-cell>
          <table:table-cell table:style-name="ce15" table:formula="of:=[.B227]/[.$B$1]" office:value-type="float" office:value="2.56565656565657" calcext:value-type="float">
            <text:p>2,57</text:p>
          </table:table-cell>
          <table:table-cell table:style-name="ce15" table:formula="of:=[.F226]+[.E227]" office:value-type="float" office:value="582.818181818182" calcext:value-type="float">
            <text:p>582,82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MainActivity_2_RandomActionIntentDefinitionOperatorMutator</text:p>
          </table:table-cell>
          <table:table-cell table:style-name="ce13" table:formula="of:=[.D227]+[.B228]" office:value-type="float" office:value="57956" calcext:value-type="float">
            <text:p>57956</text:p>
          </table:table-cell>
          <table:table-cell table:style-name="ce15" table:formula="of:=[.B228]/[.$B$1]" office:value-type="float" office:value="2.5959595959596" calcext:value-type="float">
            <text:p>2,60</text:p>
          </table:table-cell>
          <table:table-cell table:style-name="ce15" table:formula="of:=[.F227]+[.E228]" office:value-type="float" office:value="585.414141414141" calcext:value-type="float">
            <text:p>585,41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MainActivity_3_NullIntentOperatorMutator</text:p>
          </table:table-cell>
          <table:table-cell table:style-name="ce13" table:formula="of:=[.D228]+[.B229]" office:value-type="float" office:value="58211" calcext:value-type="float">
            <text:p>58211</text:p>
          </table:table-cell>
          <table:table-cell table:style-name="ce15" table:formula="of:=[.B229]/[.$B$1]" office:value-type="float" office:value="2.57575757575758" calcext:value-type="float">
            <text:p>2,58</text:p>
          </table:table-cell>
          <table:table-cell table:style-name="ce15" table:formula="of:=[.F228]+[.E229]" office:value-type="float" office:value="587.989898989899" calcext:value-type="float">
            <text:p>587,99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MainActivity_4_RandomActionIntentDefinitionOperatorMutator</text:p>
          </table:table-cell>
          <table:table-cell table:style-name="ce13" table:formula="of:=[.D229]+[.B230]" office:value-type="float" office:value="58469" calcext:value-type="float">
            <text:p>58469</text:p>
          </table:table-cell>
          <table:table-cell table:style-name="ce15" table:formula="of:=[.B230]/[.$B$1]" office:value-type="float" office:value="2.60606060606061" calcext:value-type="float">
            <text:p>2,61</text:p>
          </table:table-cell>
          <table:table-cell table:style-name="ce15" table:formula="of:=[.F229]+[.E230]" office:value-type="float" office:value="590.59595959596" calcext:value-type="float">
            <text:p>590,60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MainActivity_5_RandomActionIntentDefinitionOperatorMutator</text:p>
          </table:table-cell>
          <table:table-cell table:style-name="ce13" table:formula="of:=[.D230]+[.B231]" office:value-type="float" office:value="58727" calcext:value-type="float">
            <text:p>58727</text:p>
          </table:table-cell>
          <table:table-cell table:style-name="ce15" table:formula="of:=[.B231]/[.$B$1]" office:value-type="float" office:value="2.60606060606061" calcext:value-type="float">
            <text:p>2,61</text:p>
          </table:table-cell>
          <table:table-cell table:style-name="ce15" table:formula="of:=[.F230]+[.E231]" office:value-type="float" office:value="593.20202020202" calcext:value-type="float">
            <text:p>593,20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MainActivity_6_RandomActionIntentDefinitionOperatorMutator</text:p>
          </table:table-cell>
          <table:table-cell table:style-name="ce13" table:formula="of:=[.D231]+[.B232]" office:value-type="float" office:value="58983" calcext:value-type="float">
            <text:p>58983</text:p>
          </table:table-cell>
          <table:table-cell table:style-name="ce15" table:formula="of:=[.B232]/[.$B$1]" office:value-type="float" office:value="2.58585858585859" calcext:value-type="float">
            <text:p>2,59</text:p>
          </table:table-cell>
          <table:table-cell table:style-name="ce15" table:formula="of:=[.F231]+[.E232]" office:value-type="float" office:value="595.787878787879" calcext:value-type="float">
            <text:p>595,79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MainActivity_7_RandomActionIntentDefinitionOperatorMutator</text:p>
          </table:table-cell>
          <table:table-cell table:style-name="ce13" table:formula="of:=[.D232]+[.B233]" office:value-type="float" office:value="59243" calcext:value-type="float">
            <text:p>59243</text:p>
          </table:table-cell>
          <table:table-cell table:style-name="ce15" table:formula="of:=[.B233]/[.$B$1]" office:value-type="float" office:value="2.62626262626263" calcext:value-type="float">
            <text:p>2,63</text:p>
          </table:table-cell>
          <table:table-cell table:style-name="ce15" table:formula="of:=[.F232]+[.E233]" office:value-type="float" office:value="598.414141414141" calcext:value-type="float">
            <text:p>598,41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MainActivity_8_RandomActionIntentDefinitionOperatorMutator</text:p>
          </table:table-cell>
          <table:table-cell table:style-name="ce13" table:formula="of:=[.D233]+[.B234]" office:value-type="float" office:value="59499" calcext:value-type="float">
            <text:p>59499</text:p>
          </table:table-cell>
          <table:table-cell table:style-name="ce15" table:formula="of:=[.B234]/[.$B$1]" office:value-type="float" office:value="2.58585858585859" calcext:value-type="float">
            <text:p>2,59</text:p>
          </table:table-cell>
          <table:table-cell table:style-name="ce15" table:formula="of:=[.F233]+[.E234]" office:value-type="float" office:value="601" calcext:value-type="float">
            <text:p>601,00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MainActivity_9_NullValueIntentPutExtraOperatorMutator</text:p>
          </table:table-cell>
          <table:table-cell table:style-name="ce13" table:formula="of:=[.D234]+[.B235]" office:value-type="float" office:value="59754" calcext:value-type="float">
            <text:p>59754</text:p>
          </table:table-cell>
          <table:table-cell table:style-name="ce15" table:formula="of:=[.B235]/[.$B$1]" office:value-type="float" office:value="2.57575757575758" calcext:value-type="float">
            <text:p>2,58</text:p>
          </table:table-cell>
          <table:table-cell table:style-name="ce15" table:formula="of:=[.F234]+[.E235]" office:value-type="float" office:value="603.575757575758" calcext:value-type="float">
            <text:p>603,58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string" calcext:value-type="string">
            <text:p>MainActivity_10_IntentPayloadReplacementOperatorMutator</text:p>
          </table:table-cell>
          <table:table-cell table:style-name="ce13" table:formula="of:=[.D235]+[.B236]" office:value-type="float" office:value="60015" calcext:value-type="float">
            <text:p>60015</text:p>
          </table:table-cell>
          <table:table-cell table:style-name="ce15" table:formula="of:=[.B236]/[.$B$1]" office:value-type="float" office:value="2.63636363636364" calcext:value-type="float">
            <text:p>2,64</text:p>
          </table:table-cell>
          <table:table-cell table:style-name="ce15" table:formula="of:=[.F235]+[.E236]" office:value-type="float" office:value="606.212121212121" calcext:value-type="float">
            <text:p>606,21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string" calcext:value-type="string">
            <text:p>MainActivity_11_RandomActionIntentDefinitionOperatorMutator</text:p>
          </table:table-cell>
          <table:table-cell table:style-name="ce13" table:formula="of:=[.D236]+[.B237]" office:value-type="float" office:value="60276" calcext:value-type="float">
            <text:p>60276</text:p>
          </table:table-cell>
          <table:table-cell table:style-name="ce15" table:formula="of:=[.B237]/[.$B$1]" office:value-type="float" office:value="2.63636363636364" calcext:value-type="float">
            <text:p>2,64</text:p>
          </table:table-cell>
          <table:table-cell table:style-name="ce15" table:formula="of:=[.F236]+[.E237]" office:value-type="float" office:value="608.848484848485" calcext:value-type="float">
            <text:p>608,85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MainActivity_12_RandomActionIntentDefinitionOperatorMutator</text:p>
          </table:table-cell>
          <table:table-cell table:style-name="ce13" table:formula="of:=[.D237]+[.B238]" office:value-type="float" office:value="60534" calcext:value-type="float">
            <text:p>60534</text:p>
          </table:table-cell>
          <table:table-cell table:style-name="ce15" table:formula="of:=[.B238]/[.$B$1]" office:value-type="float" office:value="2.60606060606061" calcext:value-type="float">
            <text:p>2,61</text:p>
          </table:table-cell>
          <table:table-cell table:style-name="ce15" table:formula="of:=[.F237]+[.E238]" office:value-type="float" office:value="611.454545454545" calcext:value-type="float">
            <text:p>611,45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MainActivity_13_RandomActionIntentDefinitionOperatorMutator</text:p>
          </table:table-cell>
          <table:table-cell table:style-name="ce13" table:formula="of:=[.D238]+[.B239]" office:value-type="float" office:value="60794" calcext:value-type="float">
            <text:p>60794</text:p>
          </table:table-cell>
          <table:table-cell table:style-name="ce15" table:formula="of:=[.B239]/[.$B$1]" office:value-type="float" office:value="2.62626262626263" calcext:value-type="float">
            <text:p>2,63</text:p>
          </table:table-cell>
          <table:table-cell table:style-name="ce15" table:formula="of:=[.F238]+[.E239]" office:value-type="float" office:value="614.080808080808" calcext:value-type="float">
            <text:p>614,08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MainActivity_14_RandomActionIntentDefinitionOperatorMutator</text:p>
          </table:table-cell>
          <table:table-cell table:style-name="ce13" table:formula="of:=[.D239]+[.B240]" office:value-type="float" office:value="61054" calcext:value-type="float">
            <text:p>61054</text:p>
          </table:table-cell>
          <table:table-cell table:style-name="ce15" table:formula="of:=[.B240]/[.$B$1]" office:value-type="float" office:value="2.62626262626263" calcext:value-type="float">
            <text:p>2,63</text:p>
          </table:table-cell>
          <table:table-cell table:style-name="ce15" table:formula="of:=[.F239]+[.E240]" office:value-type="float" office:value="616.707070707071" calcext:value-type="float">
            <text:p>616,71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MainActivity_15_RandomActionIntentDefinitionOperatorMutator</text:p>
          </table:table-cell>
          <table:table-cell table:style-name="ce13" table:formula="of:=[.D240]+[.B241]" office:value-type="float" office:value="61316" calcext:value-type="float">
            <text:p>61316</text:p>
          </table:table-cell>
          <table:table-cell table:style-name="ce15" table:formula="of:=[.B241]/[.$B$1]" office:value-type="float" office:value="2.64646464646465" calcext:value-type="float">
            <text:p>2,65</text:p>
          </table:table-cell>
          <table:table-cell table:style-name="ce15" table:formula="of:=[.F240]+[.E241]" office:value-type="float" office:value="619.353535353535" calcext:value-type="float">
            <text:p>619,35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string" calcext:value-type="string">
            <text:p>MainActivity_16_NullValueIntentPutExtraOperatorMutator</text:p>
          </table:table-cell>
          <table:table-cell table:style-name="ce13" table:formula="of:=[.D241]+[.B242]" office:value-type="float" office:value="61620" calcext:value-type="float">
            <text:p>61620</text:p>
          </table:table-cell>
          <table:table-cell table:style-name="ce15" table:formula="of:=[.B242]/[.$B$1]" office:value-type="float" office:value="3.07070707070707" calcext:value-type="float">
            <text:p>3,07</text:p>
          </table:table-cell>
          <table:table-cell table:style-name="ce15" table:formula="of:=[.F241]+[.E242]" office:value-type="float" office:value="622.424242424242" calcext:value-type="float">
            <text:p>622,42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MainActivity_17_IntentPayloadReplacementOperatorMutator</text:p>
          </table:table-cell>
          <table:table-cell table:style-name="ce13" table:formula="of:=[.D242]+[.B243]" office:value-type="float" office:value="61879" calcext:value-type="float">
            <text:p>61879</text:p>
          </table:table-cell>
          <table:table-cell table:style-name="ce15" table:formula="of:=[.B243]/[.$B$1]" office:value-type="float" office:value="2.61616161616162" calcext:value-type="float">
            <text:p>2,62</text:p>
          </table:table-cell>
          <table:table-cell table:style-name="ce15" table:formula="of:=[.F242]+[.E243]" office:value-type="float" office:value="625.040404040404" calcext:value-type="float">
            <text:p>625,04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MainActivity_18_RandomActionIntentDefinitionOperatorMutator</text:p>
          </table:table-cell>
          <table:table-cell table:style-name="ce13" table:formula="of:=[.D243]+[.B244]" office:value-type="float" office:value="62130" calcext:value-type="float">
            <text:p>62130</text:p>
          </table:table-cell>
          <table:table-cell table:style-name="ce15" table:formula="of:=[.B244]/[.$B$1]" office:value-type="float" office:value="2.53535353535354" calcext:value-type="float">
            <text:p>2,54</text:p>
          </table:table-cell>
          <table:table-cell table:style-name="ce15" table:formula="of:=[.F243]+[.E244]" office:value-type="float" office:value="627.575757575758" calcext:value-type="float">
            <text:p>627,58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MainActivity_19_NullValueIntentPutExtraOperatorMutator</text:p>
          </table:table-cell>
          <table:table-cell table:style-name="ce13" table:formula="of:=[.D244]+[.B245]" office:value-type="float" office:value="62380" calcext:value-type="float">
            <text:p>62380</text:p>
          </table:table-cell>
          <table:table-cell table:style-name="ce15" table:formula="of:=[.B245]/[.$B$1]" office:value-type="float" office:value="2.52525252525252" calcext:value-type="float">
            <text:p>2,53</text:p>
          </table:table-cell>
          <table:table-cell table:style-name="ce15" table:formula="of:=[.F244]+[.E245]" office:value-type="float" office:value="630.10101010101" calcext:value-type="float">
            <text:p>630,10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MainActivity_20_IntentPayloadReplacementOperatorMutator</text:p>
          </table:table-cell>
          <table:table-cell table:style-name="ce13" table:formula="of:=[.D245]+[.B246]" office:value-type="float" office:value="62632" calcext:value-type="float">
            <text:p>62632</text:p>
          </table:table-cell>
          <table:table-cell table:style-name="ce15" table:formula="of:=[.B246]/[.$B$1]" office:value-type="float" office:value="2.54545454545455" calcext:value-type="float">
            <text:p>2,55</text:p>
          </table:table-cell>
          <table:table-cell table:style-name="ce15" table:formula="of:=[.F245]+[.E246]" office:value-type="float" office:value="632.646464646465" calcext:value-type="float">
            <text:p>632,65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MainActivity_21_RandomActionIntentDefinitionOperatorMutator</text:p>
          </table:table-cell>
          <table:table-cell table:style-name="ce13" table:formula="of:=[.D246]+[.B247]" office:value-type="float" office:value="62884" calcext:value-type="float">
            <text:p>62884</text:p>
          </table:table-cell>
          <table:table-cell table:style-name="ce15" table:formula="of:=[.B247]/[.$B$1]" office:value-type="float" office:value="2.54545454545455" calcext:value-type="float">
            <text:p>2,55</text:p>
          </table:table-cell>
          <table:table-cell table:style-name="ce15" table:formula="of:=[.F246]+[.E247]" office:value-type="float" office:value="635.191919191919" calcext:value-type="float">
            <text:p>635,19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77" calcext:value-type="float">
            <text:p>477</text:p>
          </table:table-cell>
          <table:table-cell table:style-name="ce13" office:value-type="string" calcext:value-type="string">
            <text:p>NavigationDrawerFragment_0_LengthyGUICreationOperatorMutator</text:p>
          </table:table-cell>
          <table:table-cell table:style-name="ce13" table:formula="of:=[.D247]+[.B248]" office:value-type="float" office:value="63361" calcext:value-type="float">
            <text:p>63361</text:p>
          </table:table-cell>
          <table:table-cell table:style-name="ce15" table:formula="of:=[.B248]/[.$B$1]" office:value-type="float" office:value="4.81818181818182" calcext:value-type="float">
            <text:p>4,82</text:p>
          </table:table-cell>
          <table:table-cell table:style-name="ce15" table:formula="of:=[.F247]+[.E248]" office:value-type="float" office:value="640.010101010101" calcext:value-type="float">
            <text:p>640,01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NavigationDrawerFragment_1_InvalidViewFocusOperatorMutator</text:p>
          </table:table-cell>
          <table:table-cell table:style-name="ce13" table:formula="of:=[.D248]+[.B249]" office:value-type="float" office:value="63611" calcext:value-type="float">
            <text:p>63611</text:p>
          </table:table-cell>
          <table:table-cell table:style-name="ce15" table:formula="of:=[.B249]/[.$B$1]" office:value-type="float" office:value="2.52525252525252" calcext:value-type="float">
            <text:p>2,53</text:p>
          </table:table-cell>
          <table:table-cell table:style-name="ce15" table:formula="of:=[.F248]+[.E249]" office:value-type="float" office:value="642.535353535353" calcext:value-type="float">
            <text:p>642,54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NavigationDrawerFragment_2_ViewComponentNotVisibleOperatorMutator</text:p>
          </table:table-cell>
          <table:table-cell table:style-name="ce13" table:formula="of:=[.D249]+[.B250]" office:value-type="float" office:value="63784" calcext:value-type="float">
            <text:p>63784</text:p>
          </table:table-cell>
          <table:table-cell table:style-name="ce15" table:formula="of:=[.B250]/[.$B$1]" office:value-type="float" office:value="1.74747474747475" calcext:value-type="float">
            <text:p>1,75</text:p>
          </table:table-cell>
          <table:table-cell table:style-name="ce15" table:formula="of:=[.F249]+[.E250]" office:value-type="float" office:value="644.282828282828" calcext:value-type="float">
            <text:p>644,28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NavigationDrawerFragment_3_InvalidViewFocusOperatorMutator</text:p>
          </table:table-cell>
          <table:table-cell table:style-name="ce13" table:formula="of:=[.D250]+[.B251]" office:value-type="float" office:value="64035" calcext:value-type="float">
            <text:p>64035</text:p>
          </table:table-cell>
          <table:table-cell table:style-name="ce15" table:formula="of:=[.B251]/[.$B$1]" office:value-type="float" office:value="2.53535353535354" calcext:value-type="float">
            <text:p>2,54</text:p>
          </table:table-cell>
          <table:table-cell table:style-name="ce15" table:formula="of:=[.F250]+[.E251]" office:value-type="float" office:value="646.818181818182" calcext:value-type="float">
            <text:p>646,82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vigationDrawerFragment_4_ViewComponentNotVisibleOperatorMutator</text:p>
          </table:table-cell>
          <table:table-cell table:style-name="ce13" table:formula="of:=[.D251]+[.B252]" office:value-type="float" office:value="64270" calcext:value-type="float">
            <text:p>64270</text:p>
          </table:table-cell>
          <table:table-cell table:style-name="ce15" table:formula="of:=[.B252]/[.$B$1]" office:value-type="float" office:value="2.37373737373737" calcext:value-type="float">
            <text:p>2,37</text:p>
          </table:table-cell>
          <table:table-cell table:style-name="ce15" table:formula="of:=[.F251]+[.E252]" office:value-type="float" office:value="649.191919191919" calcext:value-type="float">
            <text:p>649,19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NavigationDrawerFragment_5_BinaryMutator</text:p>
          </table:table-cell>
          <table:table-cell table:style-name="ce13" table:formula="of:=[.D252]+[.B253]" office:value-type="float" office:value="64520" calcext:value-type="float">
            <text:p>64520</text:p>
          </table:table-cell>
          <table:table-cell table:style-name="ce15" table:formula="of:=[.B253]/[.$B$1]" office:value-type="float" office:value="2.52525252525252" calcext:value-type="float">
            <text:p>2,53</text:p>
          </table:table-cell>
          <table:table-cell table:style-name="ce15" table:formula="of:=[.F252]+[.E253]" office:value-type="float" office:value="651.717171717172" calcext:value-type="float">
            <text:p>651,72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AboutActivity_0_LengthyGUICreationOperatorMutator</text:p>
          </table:table-cell>
          <table:table-cell table:style-name="ce13" table:formula="of:=[.D253]+[.B254]" office:value-type="float" office:value="64769" calcext:value-type="float">
            <text:p>64769</text:p>
          </table:table-cell>
          <table:table-cell table:style-name="ce15" table:formula="of:=[.B254]/[.$B$1]" office:value-type="float" office:value="2.51515151515152" calcext:value-type="float">
            <text:p>2,52</text:p>
          </table:table-cell>
          <table:table-cell table:style-name="ce15" table:formula="of:=[.F253]+[.E254]" office:value-type="float" office:value="654.232323232323" calcext:value-type="float">
            <text:p>654,23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AboutActivity_1_FindViewByIdReturnsNullOperatorMutator</text:p>
          </table:table-cell>
          <table:table-cell table:style-name="ce13" table:formula="of:=[.D254]+[.B255]" office:value-type="float" office:value="65019" calcext:value-type="float">
            <text:p>65019</text:p>
          </table:table-cell>
          <table:table-cell table:style-name="ce15" table:formula="of:=[.B255]/[.$B$1]" office:value-type="float" office:value="2.52525252525252" calcext:value-type="float">
            <text:p>2,53</text:p>
          </table:table-cell>
          <table:table-cell table:style-name="ce15" table:formula="of:=[.F254]+[.E255]" office:value-type="float" office:value="656.757575757576" calcext:value-type="float">
            <text:p>656,76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AboutActivity_2_InvalidIDFindViewOperatorMutator</text:p>
          </table:table-cell>
          <table:table-cell table:style-name="ce13" table:formula="of:=[.D255]+[.B256]" office:value-type="float" office:value="65267" calcext:value-type="float">
            <text:p>65267</text:p>
          </table:table-cell>
          <table:table-cell table:style-name="ce15" table:formula="of:=[.B256]/[.$B$1]" office:value-type="float" office:value="2.50505050505051" calcext:value-type="float">
            <text:p>2,51</text:p>
          </table:table-cell>
          <table:table-cell table:style-name="ce15" table:formula="of:=[.F255]+[.E256]" office:value-type="float" office:value="659.262626262626" calcext:value-type="float">
            <text:p>659,26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AboutActivity_3_InvalidViewFocusOperatorMutator</text:p>
          </table:table-cell>
          <table:table-cell table:style-name="ce13" table:formula="of:=[.D256]+[.B257]" office:value-type="float" office:value="65516" calcext:value-type="float">
            <text:p>65516</text:p>
          </table:table-cell>
          <table:table-cell table:style-name="ce15" table:formula="of:=[.B257]/[.$B$1]" office:value-type="float" office:value="2.51515151515152" calcext:value-type="float">
            <text:p>2,52</text:p>
          </table:table-cell>
          <table:table-cell table:style-name="ce15" table:formula="of:=[.F256]+[.E257]" office:value-type="float" office:value="661.777777777778" calcext:value-type="float">
            <text:p>661,78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AboutActivity_4_ViewComponentNotVisibleOperatorMutator</text:p>
          </table:table-cell>
          <table:table-cell table:style-name="ce13" table:formula="of:=[.D257]+[.B258]" office:value-type="float" office:value="65768" calcext:value-type="float">
            <text:p>65768</text:p>
          </table:table-cell>
          <table:table-cell table:style-name="ce15" table:formula="of:=[.B258]/[.$B$1]" office:value-type="float" office:value="2.54545454545455" calcext:value-type="float">
            <text:p>2,55</text:p>
          </table:table-cell>
          <table:table-cell table:style-name="ce15" table:formula="of:=[.F257]+[.E258]" office:value-type="float" office:value="664.323232323232" calcext:value-type="float">
            <text:p>664,32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AboutActivity_5_FindViewByIdReturnsNullOperatorMutator</text:p>
          </table:table-cell>
          <table:table-cell table:style-name="ce13" table:formula="of:=[.D258]+[.B259]" office:value-type="float" office:value="66016" calcext:value-type="float">
            <text:p>66016</text:p>
          </table:table-cell>
          <table:table-cell table:style-name="ce15" table:formula="of:=[.B259]/[.$B$1]" office:value-type="float" office:value="2.50505050505051" calcext:value-type="float">
            <text:p>2,51</text:p>
          </table:table-cell>
          <table:table-cell table:style-name="ce15" table:formula="of:=[.F258]+[.E259]" office:value-type="float" office:value="666.828282828283" calcext:value-type="float">
            <text:p>666,83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AboutActivity_6_InvalidIDFindViewOperatorMutator</text:p>
          </table:table-cell>
          <table:table-cell table:style-name="ce13" table:formula="of:=[.D259]+[.B260]" office:value-type="float" office:value="66271" calcext:value-type="float">
            <text:p>66271</text:p>
          </table:table-cell>
          <table:table-cell table:style-name="ce15" table:formula="of:=[.B260]/[.$B$1]" office:value-type="float" office:value="2.57575757575758" calcext:value-type="float">
            <text:p>2,58</text:p>
          </table:table-cell>
          <table:table-cell table:style-name="ce15" table:formula="of:=[.F259]+[.E260]" office:value-type="float" office:value="669.40404040404" calcext:value-type="float">
            <text:p>669,40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AboutActivity_7_InvalidViewFocusOperatorMutator</text:p>
          </table:table-cell>
          <table:table-cell table:style-name="ce13" table:formula="of:=[.D260]+[.B261]" office:value-type="float" office:value="66520" calcext:value-type="float">
            <text:p>66520</text:p>
          </table:table-cell>
          <table:table-cell table:style-name="ce15" table:formula="of:=[.B261]/[.$B$1]" office:value-type="float" office:value="2.51515151515152" calcext:value-type="float">
            <text:p>2,52</text:p>
          </table:table-cell>
          <table:table-cell table:style-name="ce15" table:formula="of:=[.F260]+[.E261]" office:value-type="float" office:value="671.919191919192" calcext:value-type="float">
            <text:p>671,92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AboutActivity_8_ViewComponentNotVisibleOperatorMutator</text:p>
          </table:table-cell>
          <table:table-cell table:style-name="ce13" table:formula="of:=[.D261]+[.B262]" office:value-type="float" office:value="66768" calcext:value-type="float">
            <text:p>66768</text:p>
          </table:table-cell>
          <table:table-cell table:style-name="ce15" table:formula="of:=[.B262]/[.$B$1]" office:value-type="float" office:value="2.50505050505051" calcext:value-type="float">
            <text:p>2,51</text:p>
          </table:table-cell>
          <table:table-cell table:style-name="ce15" table:formula="of:=[.F261]+[.E262]" office:value-type="float" office:value="674.424242424242" calcext:value-type="float">
            <text:p>674,42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AboutActivity_9_BuggyGUIListenerOperatorMutator</text:p>
          </table:table-cell>
          <table:table-cell table:style-name="ce13" table:formula="of:=[.D262]+[.B263]" office:value-type="float" office:value="67018" calcext:value-type="float">
            <text:p>67018</text:p>
          </table:table-cell>
          <table:table-cell table:style-name="ce15" table:formula="of:=[.B263]/[.$B$1]" office:value-type="float" office:value="2.52525252525252" calcext:value-type="float">
            <text:p>2,53</text:p>
          </table:table-cell>
          <table:table-cell table:style-name="ce15" table:formula="of:=[.F262]+[.E263]" office:value-type="float" office:value="676.949494949495" calcext:value-type="float">
            <text:p>676,95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PasswordActivity_0_LengthyGUICreationOperatorMutator</text:p>
          </table:table-cell>
          <table:table-cell table:style-name="ce13" table:formula="of:=[.D263]+[.B264]" office:value-type="float" office:value="67271" calcext:value-type="float">
            <text:p>67271</text:p>
          </table:table-cell>
          <table:table-cell table:style-name="ce15" table:formula="of:=[.B264]/[.$B$1]" office:value-type="float" office:value="2.55555555555556" calcext:value-type="float">
            <text:p>2,56</text:p>
          </table:table-cell>
          <table:table-cell table:style-name="ce15" table:formula="of:=[.F263]+[.E264]" office:value-type="float" office:value="679.50505050505" calcext:value-type="float">
            <text:p>679,51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PasswordActivity_1_BinaryMutator</text:p>
          </table:table-cell>
          <table:table-cell table:style-name="ce13" table:formula="of:=[.D264]+[.B265]" office:value-type="float" office:value="67522" calcext:value-type="float">
            <text:p>67522</text:p>
          </table:table-cell>
          <table:table-cell table:style-name="ce15" table:formula="of:=[.B265]/[.$B$1]" office:value-type="float" office:value="2.53535353535354" calcext:value-type="float">
            <text:p>2,54</text:p>
          </table:table-cell>
          <table:table-cell table:style-name="ce15" table:formula="of:=[.F264]+[.E265]" office:value-type="float" office:value="682.040404040404" calcext:value-type="float">
            <text:p>682,04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PasswordActivity_2_BinaryMutator</text:p>
          </table:table-cell>
          <table:table-cell table:style-name="ce13" table:formula="of:=[.D265]+[.B266]" office:value-type="float" office:value="67772" calcext:value-type="float">
            <text:p>67772</text:p>
          </table:table-cell>
          <table:table-cell table:style-name="ce15" table:formula="of:=[.B266]/[.$B$1]" office:value-type="float" office:value="2.52525252525252" calcext:value-type="float">
            <text:p>2,53</text:p>
          </table:table-cell>
          <table:table-cell table:style-name="ce15" table:formula="of:=[.F265]+[.E266]" office:value-type="float" office:value="684.565656565657" calcext:value-type="float">
            <text:p>684,57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PasswordActivity_3_FindViewByIdReturnsNullOperatorMutator</text:p>
          </table:table-cell>
          <table:table-cell table:style-name="ce13" table:formula="of:=[.D266]+[.B267]" office:value-type="float" office:value="68024" calcext:value-type="float">
            <text:p>68024</text:p>
          </table:table-cell>
          <table:table-cell table:style-name="ce15" table:formula="of:=[.B267]/[.$B$1]" office:value-type="float" office:value="2.54545454545455" calcext:value-type="float">
            <text:p>2,55</text:p>
          </table:table-cell>
          <table:table-cell table:style-name="ce15" table:formula="of:=[.F266]+[.E267]" office:value-type="float" office:value="687.111111111111" calcext:value-type="float">
            <text:p>687,11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PasswordActivity_4_InvalidIDFindViewOperatorMutator</text:p>
          </table:table-cell>
          <table:table-cell table:style-name="ce13" table:formula="of:=[.D267]+[.B268]" office:value-type="float" office:value="68274" calcext:value-type="float">
            <text:p>68274</text:p>
          </table:table-cell>
          <table:table-cell table:style-name="ce15" table:formula="of:=[.B268]/[.$B$1]" office:value-type="float" office:value="2.52525252525252" calcext:value-type="float">
            <text:p>2,53</text:p>
          </table:table-cell>
          <table:table-cell table:style-name="ce15" table:formula="of:=[.F267]+[.E268]" office:value-type="float" office:value="689.636363636364" calcext:value-type="float">
            <text:p>689,64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PasswordActivity_5_InvalidViewFocusOperatorMutator</text:p>
          </table:table-cell>
          <table:table-cell table:style-name="ce13" table:formula="of:=[.D268]+[.B269]" office:value-type="float" office:value="68530" calcext:value-type="float">
            <text:p>68530</text:p>
          </table:table-cell>
          <table:table-cell table:style-name="ce15" table:formula="of:=[.B269]/[.$B$1]" office:value-type="float" office:value="2.58585858585859" calcext:value-type="float">
            <text:p>2,59</text:p>
          </table:table-cell>
          <table:table-cell table:style-name="ce15" table:formula="of:=[.F268]+[.E269]" office:value-type="float" office:value="692.222222222222" calcext:value-type="float">
            <text:p>692,22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PasswordActivity_6_ViewComponentNotVisibleOperatorMutator</text:p>
          </table:table-cell>
          <table:table-cell table:style-name="ce13" table:formula="of:=[.D269]+[.B270]" office:value-type="float" office:value="68785" calcext:value-type="float">
            <text:p>68785</text:p>
          </table:table-cell>
          <table:table-cell table:style-name="ce15" table:formula="of:=[.B270]/[.$B$1]" office:value-type="float" office:value="2.57575757575758" calcext:value-type="float">
            <text:p>2,58</text:p>
          </table:table-cell>
          <table:table-cell table:style-name="ce15" table:formula="of:=[.F269]+[.E270]" office:value-type="float" office:value="694.79797979798" calcext:value-type="float">
            <text:p>694,80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PasswordActivity_7_FindViewByIdReturnsNullOperatorMutator</text:p>
          </table:table-cell>
          <table:table-cell table:style-name="ce13" table:formula="of:=[.D270]+[.B271]" office:value-type="float" office:value="69041" calcext:value-type="float">
            <text:p>69041</text:p>
          </table:table-cell>
          <table:table-cell table:style-name="ce15" table:formula="of:=[.B271]/[.$B$1]" office:value-type="float" office:value="2.58585858585859" calcext:value-type="float">
            <text:p>2,59</text:p>
          </table:table-cell>
          <table:table-cell table:style-name="ce15" table:formula="of:=[.F270]+[.E271]" office:value-type="float" office:value="697.383838383838" calcext:value-type="float">
            <text:p>697,38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PasswordActivity_8_InvalidIDFindViewOperatorMutator</text:p>
          </table:table-cell>
          <table:table-cell table:style-name="ce13" table:formula="of:=[.D271]+[.B272]" office:value-type="float" office:value="69295" calcext:value-type="float">
            <text:p>69295</text:p>
          </table:table-cell>
          <table:table-cell table:style-name="ce15" table:formula="of:=[.B272]/[.$B$1]" office:value-type="float" office:value="2.56565656565657" calcext:value-type="float">
            <text:p>2,57</text:p>
          </table:table-cell>
          <table:table-cell table:style-name="ce15" table:formula="of:=[.F271]+[.E272]" office:value-type="float" office:value="699.949494949495" calcext:value-type="float">
            <text:p>699,95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PasswordActivity_9_InvalidViewFocusOperatorMutator</text:p>
          </table:table-cell>
          <table:table-cell table:style-name="ce13" table:formula="of:=[.D272]+[.B273]" office:value-type="float" office:value="69550" calcext:value-type="float">
            <text:p>69550</text:p>
          </table:table-cell>
          <table:table-cell table:style-name="ce15" table:formula="of:=[.B273]/[.$B$1]" office:value-type="float" office:value="2.57575757575758" calcext:value-type="float">
            <text:p>2,58</text:p>
          </table:table-cell>
          <table:table-cell table:style-name="ce15" table:formula="of:=[.F272]+[.E273]" office:value-type="float" office:value="702.525252525252" calcext:value-type="float">
            <text:p>702,53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PasswordActivity_10_ViewComponentNotVisibleOperatorMutator</text:p>
          </table:table-cell>
          <table:table-cell table:style-name="ce13" table:formula="of:=[.D273]+[.B274]" office:value-type="float" office:value="69808" calcext:value-type="float">
            <text:p>69808</text:p>
          </table:table-cell>
          <table:table-cell table:style-name="ce15" table:formula="of:=[.B274]/[.$B$1]" office:value-type="float" office:value="2.60606060606061" calcext:value-type="float">
            <text:p>2,61</text:p>
          </table:table-cell>
          <table:table-cell table:style-name="ce15" table:formula="of:=[.F273]+[.E274]" office:value-type="float" office:value="705.131313131313" calcext:value-type="float">
            <text:p>705,13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PasswordActivity_11_FindViewByIdReturnsNullOperatorMutator</text:p>
          </table:table-cell>
          <table:table-cell table:style-name="ce13" table:formula="of:=[.D274]+[.B275]" office:value-type="float" office:value="70065" calcext:value-type="float">
            <text:p>70065</text:p>
          </table:table-cell>
          <table:table-cell table:style-name="ce15" table:formula="of:=[.B275]/[.$B$1]" office:value-type="float" office:value="2.5959595959596" calcext:value-type="float">
            <text:p>2,60</text:p>
          </table:table-cell>
          <table:table-cell table:style-name="ce15" table:formula="of:=[.F274]+[.E275]" office:value-type="float" office:value="707.727272727273" calcext:value-type="float">
            <text:p>707,73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PasswordActivity_12_InvalidIDFindViewOperatorMutator</text:p>
          </table:table-cell>
          <table:table-cell table:style-name="ce13" table:formula="of:=[.D275]+[.B276]" office:value-type="float" office:value="70323" calcext:value-type="float">
            <text:p>70323</text:p>
          </table:table-cell>
          <table:table-cell table:style-name="ce15" table:formula="of:=[.B276]/[.$B$1]" office:value-type="float" office:value="2.60606060606061" calcext:value-type="float">
            <text:p>2,61</text:p>
          </table:table-cell>
          <table:table-cell table:style-name="ce15" table:formula="of:=[.F275]+[.E276]" office:value-type="float" office:value="710.333333333333" calcext:value-type="float">
            <text:p>710,33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PasswordActivity_13_InvalidViewFocusOperatorMutator</text:p>
          </table:table-cell>
          <table:table-cell table:style-name="ce13" table:formula="of:=[.D276]+[.B277]" office:value-type="float" office:value="70581" calcext:value-type="float">
            <text:p>70581</text:p>
          </table:table-cell>
          <table:table-cell table:style-name="ce15" table:formula="of:=[.B277]/[.$B$1]" office:value-type="float" office:value="2.60606060606061" calcext:value-type="float">
            <text:p>2,61</text:p>
          </table:table-cell>
          <table:table-cell table:style-name="ce15" table:formula="of:=[.F276]+[.E277]" office:value-type="float" office:value="712.939393939394" calcext:value-type="float">
            <text:p>712,94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PasswordActivity_14_ViewComponentNotVisibleOperatorMutator</text:p>
          </table:table-cell>
          <table:table-cell table:style-name="ce13" table:formula="of:=[.D277]+[.B278]" office:value-type="float" office:value="70840" calcext:value-type="float">
            <text:p>70840</text:p>
          </table:table-cell>
          <table:table-cell table:style-name="ce15" table:formula="of:=[.B278]/[.$B$1]" office:value-type="float" office:value="2.61616161616162" calcext:value-type="float">
            <text:p>2,62</text:p>
          </table:table-cell>
          <table:table-cell table:style-name="ce15" table:formula="of:=[.F277]+[.E278]" office:value-type="float" office:value="715.555555555556" calcext:value-type="float">
            <text:p>715,56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PasswordActivity_15_FindViewByIdReturnsNullOperatorMutator</text:p>
          </table:table-cell>
          <table:table-cell table:style-name="ce13" table:formula="of:=[.D278]+[.B279]" office:value-type="float" office:value="71096" calcext:value-type="float">
            <text:p>71096</text:p>
          </table:table-cell>
          <table:table-cell table:style-name="ce15" table:formula="of:=[.B279]/[.$B$1]" office:value-type="float" office:value="2.58585858585859" calcext:value-type="float">
            <text:p>2,59</text:p>
          </table:table-cell>
          <table:table-cell table:style-name="ce15" table:formula="of:=[.F278]+[.E279]" office:value-type="float" office:value="718.141414141414" calcext:value-type="float">
            <text:p>718,14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PasswordActivity_16_InvalidIDFindViewOperatorMutator</text:p>
          </table:table-cell>
          <table:table-cell table:style-name="ce13" table:formula="of:=[.D279]+[.B280]" office:value-type="float" office:value="71355" calcext:value-type="float">
            <text:p>71355</text:p>
          </table:table-cell>
          <table:table-cell table:style-name="ce15" table:formula="of:=[.B280]/[.$B$1]" office:value-type="float" office:value="2.61616161616162" calcext:value-type="float">
            <text:p>2,62</text:p>
          </table:table-cell>
          <table:table-cell table:style-name="ce15" table:formula="of:=[.F279]+[.E280]" office:value-type="float" office:value="720.757575757576" calcext:value-type="float">
            <text:p>720,76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PasswordActivity_17_InvalidViewFocusOperatorMutator</text:p>
          </table:table-cell>
          <table:table-cell table:style-name="ce13" table:formula="of:=[.D280]+[.B281]" office:value-type="float" office:value="71614" calcext:value-type="float">
            <text:p>71614</text:p>
          </table:table-cell>
          <table:table-cell table:style-name="ce15" table:formula="of:=[.B281]/[.$B$1]" office:value-type="float" office:value="2.61616161616162" calcext:value-type="float">
            <text:p>2,62</text:p>
          </table:table-cell>
          <table:table-cell table:style-name="ce15" table:formula="of:=[.F280]+[.E281]" office:value-type="float" office:value="723.373737373737" calcext:value-type="float">
            <text:p>723,37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PasswordActivity_18_ViewComponentNotVisibleOperatorMutator</text:p>
          </table:table-cell>
          <table:table-cell table:style-name="ce13" table:formula="of:=[.D281]+[.B282]" office:value-type="float" office:value="71871" calcext:value-type="float">
            <text:p>71871</text:p>
          </table:table-cell>
          <table:table-cell table:style-name="ce15" table:formula="of:=[.B282]/[.$B$1]" office:value-type="float" office:value="2.5959595959596" calcext:value-type="float">
            <text:p>2,60</text:p>
          </table:table-cell>
          <table:table-cell table:style-name="ce15" table:formula="of:=[.F281]+[.E282]" office:value-type="float" office:value="725.969696969697" calcext:value-type="float">
            <text:p>725,97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string" calcext:value-type="string">
            <text:p>PasswordActivity_19_FindViewByIdReturnsNullOperatorMutator</text:p>
          </table:table-cell>
          <table:table-cell table:style-name="ce13" table:formula="of:=[.D282]+[.B283]" office:value-type="float" office:value="72169" calcext:value-type="float">
            <text:p>72169</text:p>
          </table:table-cell>
          <table:table-cell table:style-name="ce15" table:formula="of:=[.B283]/[.$B$1]" office:value-type="float" office:value="3.01010101010101" calcext:value-type="float">
            <text:p>3,01</text:p>
          </table:table-cell>
          <table:table-cell table:style-name="ce15" table:formula="of:=[.F282]+[.E283]" office:value-type="float" office:value="728.979797979798" calcext:value-type="float">
            <text:p>728,98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PasswordActivity_20_InvalidIDFindViewOperatorMutator</text:p>
          </table:table-cell>
          <table:table-cell table:style-name="ce13" table:formula="of:=[.D283]+[.B284]" office:value-type="float" office:value="72427" calcext:value-type="float">
            <text:p>72427</text:p>
          </table:table-cell>
          <table:table-cell table:style-name="ce15" table:formula="of:=[.B284]/[.$B$1]" office:value-type="float" office:value="2.60606060606061" calcext:value-type="float">
            <text:p>2,61</text:p>
          </table:table-cell>
          <table:table-cell table:style-name="ce15" table:formula="of:=[.F283]+[.E284]" office:value-type="float" office:value="731.585858585859" calcext:value-type="float">
            <text:p>731,59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PasswordActivity_21_InvalidViewFocusOperatorMutator</text:p>
          </table:table-cell>
          <table:table-cell table:style-name="ce13" table:formula="of:=[.D284]+[.B285]" office:value-type="float" office:value="72681" calcext:value-type="float">
            <text:p>72681</text:p>
          </table:table-cell>
          <table:table-cell table:style-name="ce15" table:formula="of:=[.B285]/[.$B$1]" office:value-type="float" office:value="2.56565656565657" calcext:value-type="float">
            <text:p>2,57</text:p>
          </table:table-cell>
          <table:table-cell table:style-name="ce15" table:formula="of:=[.F284]+[.E285]" office:value-type="float" office:value="734.151515151515" calcext:value-type="float">
            <text:p>734,15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PasswordActivity_22_ViewComponentNotVisibleOperatorMutator</text:p>
          </table:table-cell>
          <table:table-cell table:style-name="ce13" table:formula="of:=[.D285]+[.B286]" office:value-type="float" office:value="72933" calcext:value-type="float">
            <text:p>72933</text:p>
          </table:table-cell>
          <table:table-cell table:style-name="ce15" table:formula="of:=[.B286]/[.$B$1]" office:value-type="float" office:value="2.54545454545455" calcext:value-type="float">
            <text:p>2,55</text:p>
          </table:table-cell>
          <table:table-cell table:style-name="ce15" table:formula="of:=[.F285]+[.E286]" office:value-type="float" office:value="736.69696969697" calcext:value-type="float">
            <text:p>736,70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PasswordActivity_23_FindViewByIdReturnsNullOperatorMutator</text:p>
          </table:table-cell>
          <table:table-cell table:style-name="ce13" table:formula="of:=[.D286]+[.B287]" office:value-type="float" office:value="73186" calcext:value-type="float">
            <text:p>73186</text:p>
          </table:table-cell>
          <table:table-cell table:style-name="ce15" table:formula="of:=[.B287]/[.$B$1]" office:value-type="float" office:value="2.55555555555556" calcext:value-type="float">
            <text:p>2,56</text:p>
          </table:table-cell>
          <table:table-cell table:style-name="ce15" table:formula="of:=[.F286]+[.E287]" office:value-type="float" office:value="739.252525252525" calcext:value-type="float">
            <text:p>739,25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PasswordActivity_24_InvalidIDFindViewOperatorMutator</text:p>
          </table:table-cell>
          <table:table-cell table:style-name="ce13" table:formula="of:=[.D287]+[.B288]" office:value-type="float" office:value="73437" calcext:value-type="float">
            <text:p>73437</text:p>
          </table:table-cell>
          <table:table-cell table:style-name="ce15" table:formula="of:=[.B288]/[.$B$1]" office:value-type="float" office:value="2.53535353535354" calcext:value-type="float">
            <text:p>2,54</text:p>
          </table:table-cell>
          <table:table-cell table:style-name="ce15" table:formula="of:=[.F287]+[.E288]" office:value-type="float" office:value="741.787878787879" calcext:value-type="float">
            <text:p>741,79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PasswordActivity_25_InvalidViewFocusOperatorMutator</text:p>
          </table:table-cell>
          <table:table-cell table:style-name="ce13" table:formula="of:=[.D288]+[.B289]" office:value-type="float" office:value="73690" calcext:value-type="float">
            <text:p>73690</text:p>
          </table:table-cell>
          <table:table-cell table:style-name="ce15" table:formula="of:=[.B289]/[.$B$1]" office:value-type="float" office:value="2.55555555555556" calcext:value-type="float">
            <text:p>2,56</text:p>
          </table:table-cell>
          <table:table-cell table:style-name="ce15" table:formula="of:=[.F288]+[.E289]" office:value-type="float" office:value="744.343434343434" calcext:value-type="float">
            <text:p>744,34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PasswordActivity_26_ViewComponentNotVisibleOperatorMutator</text:p>
          </table:table-cell>
          <table:table-cell table:style-name="ce13" table:formula="of:=[.D289]+[.B290]" office:value-type="float" office:value="73941" calcext:value-type="float">
            <text:p>73941</text:p>
          </table:table-cell>
          <table:table-cell table:style-name="ce15" table:formula="of:=[.B290]/[.$B$1]" office:value-type="float" office:value="2.53535353535354" calcext:value-type="float">
            <text:p>2,54</text:p>
          </table:table-cell>
          <table:table-cell table:style-name="ce15" table:formula="of:=[.F289]+[.E290]" office:value-type="float" office:value="746.878787878788" calcext:value-type="float">
            <text:p>746,88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PasswordActivity_27_InvalidIDFindViewOperatorMutator</text:p>
          </table:table-cell>
          <table:table-cell table:style-name="ce13" table:formula="of:=[.D290]+[.B291]" office:value-type="float" office:value="74193" calcext:value-type="float">
            <text:p>74193</text:p>
          </table:table-cell>
          <table:table-cell table:style-name="ce15" table:formula="of:=[.B291]/[.$B$1]" office:value-type="float" office:value="2.54545454545455" calcext:value-type="float">
            <text:p>2,55</text:p>
          </table:table-cell>
          <table:table-cell table:style-name="ce15" table:formula="of:=[.F290]+[.E291]" office:value-type="float" office:value="749.424242424243" calcext:value-type="float">
            <text:p>749,42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PasswordActivity_28_BuggyGUIListenerOperatorMutator</text:p>
          </table:table-cell>
          <table:table-cell table:style-name="ce13" table:formula="of:=[.D291]+[.B292]" office:value-type="float" office:value="74444" calcext:value-type="float">
            <text:p>74444</text:p>
          </table:table-cell>
          <table:table-cell table:style-name="ce15" table:formula="of:=[.B292]/[.$B$1]" office:value-type="float" office:value="2.53535353535354" calcext:value-type="float">
            <text:p>2,54</text:p>
          </table:table-cell>
          <table:table-cell table:style-name="ce15" table:formula="of:=[.F291]+[.E292]" office:value-type="float" office:value="751.959595959596" calcext:value-type="float">
            <text:p>751,96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PasswordActivity_29_InvalidIDFindViewOperatorMutator</text:p>
          </table:table-cell>
          <table:table-cell table:style-name="ce13" table:formula="of:=[.D292]+[.B293]" office:value-type="float" office:value="74693" calcext:value-type="float">
            <text:p>74693</text:p>
          </table:table-cell>
          <table:table-cell table:style-name="ce15" table:formula="of:=[.B293]/[.$B$1]" office:value-type="float" office:value="2.51515151515152" calcext:value-type="float">
            <text:p>2,52</text:p>
          </table:table-cell>
          <table:table-cell table:style-name="ce15" table:formula="of:=[.F292]+[.E293]" office:value-type="float" office:value="754.474747474748" calcext:value-type="float">
            <text:p>754,47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PasswordActivity_30_BuggyGUIListenerOperatorMutator</text:p>
          </table:table-cell>
          <table:table-cell table:style-name="ce13" table:formula="of:=[.D293]+[.B294]" office:value-type="float" office:value="74942" calcext:value-type="float">
            <text:p>74942</text:p>
          </table:table-cell>
          <table:table-cell table:style-name="ce15" table:formula="of:=[.B294]/[.$B$1]" office:value-type="float" office:value="2.51515151515152" calcext:value-type="float">
            <text:p>2,52</text:p>
          </table:table-cell>
          <table:table-cell table:style-name="ce15" table:formula="of:=[.F293]+[.E294]" office:value-type="float" office:value="756.989898989899" calcext:value-type="float">
            <text:p>756,99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PasswordActivity_31_InvalidIDFindViewOperatorMutator</text:p>
          </table:table-cell>
          <table:table-cell table:style-name="ce13" table:formula="of:=[.D294]+[.B295]" office:value-type="float" office:value="75196" calcext:value-type="float">
            <text:p>75196</text:p>
          </table:table-cell>
          <table:table-cell table:style-name="ce15" table:formula="of:=[.B295]/[.$B$1]" office:value-type="float" office:value="2.56565656565657" calcext:value-type="float">
            <text:p>2,57</text:p>
          </table:table-cell>
          <table:table-cell table:style-name="ce15" table:formula="of:=[.F294]+[.E295]" office:value-type="float" office:value="759.555555555556" calcext:value-type="float">
            <text:p>759,56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PasswordActivity_32_BuggyGUIListenerOperatorMutator</text:p>
          </table:table-cell>
          <table:table-cell table:style-name="ce13" table:formula="of:=[.D295]+[.B296]" office:value-type="float" office:value="75445" calcext:value-type="float">
            <text:p>75445</text:p>
          </table:table-cell>
          <table:table-cell table:style-name="ce15" table:formula="of:=[.B296]/[.$B$1]" office:value-type="float" office:value="2.51515151515152" calcext:value-type="float">
            <text:p>2,52</text:p>
          </table:table-cell>
          <table:table-cell table:style-name="ce15" table:formula="of:=[.F295]+[.E296]" office:value-type="float" office:value="762.070707070707" calcext:value-type="float">
            <text:p>762,07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BaseFragment_0_BinaryMutator</text:p>
          </table:table-cell>
          <table:table-cell table:style-name="ce13" table:formula="of:=[.D296]+[.B297]" office:value-type="float" office:value="75695" calcext:value-type="float">
            <text:p>75695</text:p>
          </table:table-cell>
          <table:table-cell table:style-name="ce15" table:formula="of:=[.B297]/[.$B$1]" office:value-type="float" office:value="2.52525252525252" calcext:value-type="float">
            <text:p>2,53</text:p>
          </table:table-cell>
          <table:table-cell table:style-name="ce15" table:formula="of:=[.F296]+[.E297]" office:value-type="float" office:value="764.59595959596" calcext:value-type="float">
            <text:p>764,60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SettingsActivity_0_LengthyGUICreationOperatorMutator</text:p>
          </table:table-cell>
          <table:table-cell table:style-name="ce13" table:formula="of:=[.D297]+[.B298]" office:value-type="float" office:value="75951" calcext:value-type="float">
            <text:p>75951</text:p>
          </table:table-cell>
          <table:table-cell table:style-name="ce15" table:formula="of:=[.B298]/[.$B$1]" office:value-type="float" office:value="2.58585858585859" calcext:value-type="float">
            <text:p>2,59</text:p>
          </table:table-cell>
          <table:table-cell table:style-name="ce15" table:formula="of:=[.F297]+[.E298]" office:value-type="float" office:value="767.181818181818" calcext:value-type="float">
            <text:p>767,18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SettingsActivity_1_BuggyGUIListenerOperatorMutator</text:p>
          </table:table-cell>
          <table:table-cell table:style-name="ce13" table:formula="of:=[.D298]+[.B299]" office:value-type="float" office:value="76203" calcext:value-type="float">
            <text:p>76203</text:p>
          </table:table-cell>
          <table:table-cell table:style-name="ce15" table:formula="of:=[.B299]/[.$B$1]" office:value-type="float" office:value="2.54545454545455" calcext:value-type="float">
            <text:p>2,55</text:p>
          </table:table-cell>
          <table:table-cell table:style-name="ce15" table:formula="of:=[.F298]+[.E299]" office:value-type="float" office:value="769.727272727273" calcext:value-type="float">
            <text:p>769,73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ettingsActivity_2_BinaryMutator</text:p>
          </table:table-cell>
          <table:table-cell table:style-name="ce13" table:formula="of:=[.D299]+[.B300]" office:value-type="float" office:value="76456" calcext:value-type="float">
            <text:p>76456</text:p>
          </table:table-cell>
          <table:table-cell table:style-name="ce15" table:formula="of:=[.B300]/[.$B$1]" office:value-type="float" office:value="2.55555555555556" calcext:value-type="float">
            <text:p>2,56</text:p>
          </table:table-cell>
          <table:table-cell table:style-name="ce15" table:formula="of:=[.F299]+[.E300]" office:value-type="float" office:value="772.282828282828" calcext:value-type="float">
            <text:p>772,28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BaseActivity_0_InvalidViewFocusOperatorMutator</text:p>
          </table:table-cell>
          <table:table-cell table:style-name="ce13" table:formula="of:=[.D300]+[.B301]" office:value-type="float" office:value="76589" calcext:value-type="float">
            <text:p>76589</text:p>
          </table:table-cell>
          <table:table-cell table:style-name="ce15" table:formula="of:=[.B301]/[.$B$1]" office:value-type="float" office:value="1.34343434343434" calcext:value-type="float">
            <text:p>1,34</text:p>
          </table:table-cell>
          <table:table-cell table:style-name="ce15" table:formula="of:=[.F300]+[.E301]" office:value-type="float" office:value="773.626262626263" calcext:value-type="float">
            <text:p>773,63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BaseActivity_1_ViewComponentNotVisibleOperatorMutator</text:p>
          </table:table-cell>
          <table:table-cell table:style-name="ce13" table:formula="of:=[.D301]+[.B302]" office:value-type="float" office:value="76723" calcext:value-type="float">
            <text:p>76723</text:p>
          </table:table-cell>
          <table:table-cell table:style-name="ce15" table:formula="of:=[.B302]/[.$B$1]" office:value-type="float" office:value="1.35353535353535" calcext:value-type="float">
            <text:p>1,35</text:p>
          </table:table-cell>
          <table:table-cell table:style-name="ce15" table:formula="of:=[.F301]+[.E302]" office:value-type="float" office:value="774.979797979798" calcext:value-type="float">
            <text:p>774,98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ketchFragment_0_LengthyGUICreationOperatorMutator</text:p>
          </table:table-cell>
          <table:table-cell table:style-name="ce13" table:formula="of:=[.D302]+[.B303]" office:value-type="float" office:value="76973" calcext:value-type="float">
            <text:p>76973</text:p>
          </table:table-cell>
          <table:table-cell table:style-name="ce15" table:formula="of:=[.B303]/[.$B$1]" office:value-type="float" office:value="2.52525252525252" calcext:value-type="float">
            <text:p>2,53</text:p>
          </table:table-cell>
          <table:table-cell table:style-name="ce15" table:formula="of:=[.F302]+[.E303]" office:value-type="float" office:value="777.505050505051" calcext:value-type="float">
            <text:p>777,51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ketchFragment_1_BuggyGUIListenerOperatorMutator</text:p>
          </table:table-cell>
          <table:table-cell table:style-name="ce13" table:formula="of:=[.D303]+[.B304]" office:value-type="float" office:value="77223" calcext:value-type="float">
            <text:p>77223</text:p>
          </table:table-cell>
          <table:table-cell table:style-name="ce15" table:formula="of:=[.B304]/[.$B$1]" office:value-type="float" office:value="2.52525252525252" calcext:value-type="float">
            <text:p>2,53</text:p>
          </table:table-cell>
          <table:table-cell table:style-name="ce15" table:formula="of:=[.F303]+[.E304]" office:value-type="float" office:value="780.030303030303" calcext:value-type="float">
            <text:p>780,03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ketchFragment_2_BuggyGUIListenerOperatorMutator</text:p>
          </table:table-cell>
          <table:table-cell table:style-name="ce13" table:formula="of:=[.D304]+[.B305]" office:value-type="float" office:value="77474" calcext:value-type="float">
            <text:p>77474</text:p>
          </table:table-cell>
          <table:table-cell table:style-name="ce15" table:formula="of:=[.B305]/[.$B$1]" office:value-type="float" office:value="2.53535353535354" calcext:value-type="float">
            <text:p>2,54</text:p>
          </table:table-cell>
          <table:table-cell table:style-name="ce15" table:formula="of:=[.F304]+[.E305]" office:value-type="float" office:value="782.565656565657" calcext:value-type="float">
            <text:p>782,57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SketchFragment_3_BuggyGUIListenerOperatorMutator</text:p>
          </table:table-cell>
          <table:table-cell table:style-name="ce13" table:formula="of:=[.D305]+[.B306]" office:value-type="float" office:value="77724" calcext:value-type="float">
            <text:p>77724</text:p>
          </table:table-cell>
          <table:table-cell table:style-name="ce15" table:formula="of:=[.B306]/[.$B$1]" office:value-type="float" office:value="2.52525252525252" calcext:value-type="float">
            <text:p>2,53</text:p>
          </table:table-cell>
          <table:table-cell table:style-name="ce15" table:formula="of:=[.F305]+[.E306]" office:value-type="float" office:value="785.090909090909" calcext:value-type="float">
            <text:p>785,09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ketchFragment_4_BuggyGUIListenerOperatorMutator</text:p>
          </table:table-cell>
          <table:table-cell table:style-name="ce13" table:formula="of:=[.D306]+[.B307]" office:value-type="float" office:value="77975" calcext:value-type="float">
            <text:p>77975</text:p>
          </table:table-cell>
          <table:table-cell table:style-name="ce15" table:formula="of:=[.B307]/[.$B$1]" office:value-type="float" office:value="2.53535353535354" calcext:value-type="float">
            <text:p>2,54</text:p>
          </table:table-cell>
          <table:table-cell table:style-name="ce15" table:formula="of:=[.F306]+[.E307]" office:value-type="float" office:value="787.626262626263" calcext:value-type="float">
            <text:p>787,63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SketchFragment_5_BuggyGUIListenerOperatorMutator</text:p>
          </table:table-cell>
          <table:table-cell table:style-name="ce13" table:formula="of:=[.D307]+[.B308]" office:value-type="float" office:value="78224" calcext:value-type="float">
            <text:p>78224</text:p>
          </table:table-cell>
          <table:table-cell table:style-name="ce15" table:formula="of:=[.B308]/[.$B$1]" office:value-type="float" office:value="2.51515151515152" calcext:value-type="float">
            <text:p>2,52</text:p>
          </table:table-cell>
          <table:table-cell table:style-name="ce15" table:formula="of:=[.F307]+[.E308]" office:value-type="float" office:value="790.141414141414" calcext:value-type="float">
            <text:p>790,14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SketchFragment_6_BuggyGUIListenerOperatorMutator</text:p>
          </table:table-cell>
          <table:table-cell table:style-name="ce13" table:formula="of:=[.D308]+[.B309]" office:value-type="float" office:value="78475" calcext:value-type="float">
            <text:p>78475</text:p>
          </table:table-cell>
          <table:table-cell table:style-name="ce15" table:formula="of:=[.B309]/[.$B$1]" office:value-type="float" office:value="2.53535353535354" calcext:value-type="float">
            <text:p>2,54</text:p>
          </table:table-cell>
          <table:table-cell table:style-name="ce15" table:formula="of:=[.F308]+[.E309]" office:value-type="float" office:value="792.676767676768" calcext:value-type="float">
            <text:p>792,68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ketchFragment_7_LengthyGUIListenerOperatorMutator</text:p>
          </table:table-cell>
          <table:table-cell table:style-name="ce13" table:formula="of:=[.D309]+[.B310]" office:value-type="float" office:value="78729" calcext:value-type="float">
            <text:p>78729</text:p>
          </table:table-cell>
          <table:table-cell table:style-name="ce15" table:formula="of:=[.B310]/[.$B$1]" office:value-type="float" office:value="2.56565656565657" calcext:value-type="float">
            <text:p>2,57</text:p>
          </table:table-cell>
          <table:table-cell table:style-name="ce15" table:formula="of:=[.F309]+[.E310]" office:value-type="float" office:value="795.242424242424" calcext:value-type="float">
            <text:p>795,24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ketchFragment_8_LengthyGUIListenerOperatorMutator</text:p>
          </table:table-cell>
          <table:table-cell table:style-name="ce13" table:formula="of:=[.D310]+[.B311]" office:value-type="float" office:value="78983" calcext:value-type="float">
            <text:p>78983</text:p>
          </table:table-cell>
          <table:table-cell table:style-name="ce15" table:formula="of:=[.B311]/[.$B$1]" office:value-type="float" office:value="2.56565656565657" calcext:value-type="float">
            <text:p>2,57</text:p>
          </table:table-cell>
          <table:table-cell table:style-name="ce15" table:formula="of:=[.F310]+[.E311]" office:value-type="float" office:value="797.808080808081" calcext:value-type="float">
            <text:p>797,81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SketchFragment_9_InvalidViewFocusOperatorMutator</text:p>
          </table:table-cell>
          <table:table-cell table:style-name="ce13" table:formula="of:=[.D311]+[.B312]" office:value-type="float" office:value="79240" calcext:value-type="float">
            <text:p>79240</text:p>
          </table:table-cell>
          <table:table-cell table:style-name="ce15" table:formula="of:=[.B312]/[.$B$1]" office:value-type="float" office:value="2.5959595959596" calcext:value-type="float">
            <text:p>2,60</text:p>
          </table:table-cell>
          <table:table-cell table:style-name="ce15" table:formula="of:=[.F311]+[.E312]" office:value-type="float" office:value="800.40404040404" calcext:value-type="float">
            <text:p>800,40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SketchFragment_10_ViewComponentNotVisibleOperatorMutator</text:p>
          </table:table-cell>
          <table:table-cell table:style-name="ce13" table:formula="of:=[.D312]+[.B313]" office:value-type="float" office:value="79499" calcext:value-type="float">
            <text:p>79499</text:p>
          </table:table-cell>
          <table:table-cell table:style-name="ce15" table:formula="of:=[.B313]/[.$B$1]" office:value-type="float" office:value="2.61616161616162" calcext:value-type="float">
            <text:p>2,62</text:p>
          </table:table-cell>
          <table:table-cell table:style-name="ce15" table:formula="of:=[.F312]+[.E313]" office:value-type="float" office:value="803.020202020202" calcext:value-type="float">
            <text:p>803,02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SketchFragment_11_InvalidViewFocusOperatorMutator</text:p>
          </table:table-cell>
          <table:table-cell table:style-name="ce13" table:formula="of:=[.D313]+[.B314]" office:value-type="float" office:value="79757" calcext:value-type="float">
            <text:p>79757</text:p>
          </table:table-cell>
          <table:table-cell table:style-name="ce15" table:formula="of:=[.B314]/[.$B$1]" office:value-type="float" office:value="2.60606060606061" calcext:value-type="float">
            <text:p>2,61</text:p>
          </table:table-cell>
          <table:table-cell table:style-name="ce15" table:formula="of:=[.F313]+[.E314]" office:value-type="float" office:value="805.626262626263" calcext:value-type="float">
            <text:p>805,63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SketchFragment_12_ViewComponentNotVisibleOperatorMutator</text:p>
          </table:table-cell>
          <table:table-cell table:style-name="ce13" table:formula="of:=[.D314]+[.B315]" office:value-type="float" office:value="80014" calcext:value-type="float">
            <text:p>80014</text:p>
          </table:table-cell>
          <table:table-cell table:style-name="ce15" table:formula="of:=[.B315]/[.$B$1]" office:value-type="float" office:value="2.5959595959596" calcext:value-type="float">
            <text:p>2,60</text:p>
          </table:table-cell>
          <table:table-cell table:style-name="ce15" table:formula="of:=[.F314]+[.E315]" office:value-type="float" office:value="808.222222222222" calcext:value-type="float">
            <text:p>808,22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SketchFragment_13_InvalidViewFocusOperatorMutator</text:p>
          </table:table-cell>
          <table:table-cell table:style-name="ce13" table:formula="of:=[.D315]+[.B316]" office:value-type="float" office:value="80269" calcext:value-type="float">
            <text:p>80269</text:p>
          </table:table-cell>
          <table:table-cell table:style-name="ce15" table:formula="of:=[.B316]/[.$B$1]" office:value-type="float" office:value="2.57575757575758" calcext:value-type="float">
            <text:p>2,58</text:p>
          </table:table-cell>
          <table:table-cell table:style-name="ce15" table:formula="of:=[.F315]+[.E316]" office:value-type="float" office:value="810.79797979798" calcext:value-type="float">
            <text:p>810,80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SketchFragment_14_ViewComponentNotVisibleOperatorMutator</text:p>
          </table:table-cell>
          <table:table-cell table:style-name="ce13" table:formula="of:=[.D316]+[.B317]" office:value-type="float" office:value="80522" calcext:value-type="float">
            <text:p>80522</text:p>
          </table:table-cell>
          <table:table-cell table:style-name="ce15" table:formula="of:=[.B317]/[.$B$1]" office:value-type="float" office:value="2.55555555555556" calcext:value-type="float">
            <text:p>2,56</text:p>
          </table:table-cell>
          <table:table-cell table:style-name="ce15" table:formula="of:=[.F316]+[.E317]" office:value-type="float" office:value="813.353535353536" calcext:value-type="float">
            <text:p>813,35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SketchFragment_15_BinaryMutator</text:p>
          </table:table-cell>
          <table:table-cell table:style-name="ce13" table:formula="of:=[.D317]+[.B318]" office:value-type="float" office:value="80778" calcext:value-type="float">
            <text:p>80778</text:p>
          </table:table-cell>
          <table:table-cell table:style-name="ce15" table:formula="of:=[.B318]/[.$B$1]" office:value-type="float" office:value="2.58585858585859" calcext:value-type="float">
            <text:p>2,59</text:p>
          </table:table-cell>
          <table:table-cell table:style-name="ce15" table:formula="of:=[.F317]+[.E318]" office:value-type="float" office:value="815.939393939394" calcext:value-type="float">
            <text:p>815,94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SketchFragment_16_BinaryMutator</text:p>
          </table:table-cell>
          <table:table-cell table:style-name="ce13" table:formula="of:=[.D318]+[.B319]" office:value-type="float" office:value="81038" calcext:value-type="float">
            <text:p>81038</text:p>
          </table:table-cell>
          <table:table-cell table:style-name="ce15" table:formula="of:=[.B319]/[.$B$1]" office:value-type="float" office:value="2.62626262626263" calcext:value-type="float">
            <text:p>2,63</text:p>
          </table:table-cell>
          <table:table-cell table:style-name="ce15" table:formula="of:=[.F318]+[.E319]" office:value-type="float" office:value="818.565656565657" calcext:value-type="float">
            <text:p>818,57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SketchFragment_17_BinaryMutator</text:p>
          </table:table-cell>
          <table:table-cell table:style-name="ce13" table:formula="of:=[.D319]+[.B320]" office:value-type="float" office:value="81300" calcext:value-type="float">
            <text:p>81300</text:p>
          </table:table-cell>
          <table:table-cell table:style-name="ce15" table:formula="of:=[.B320]/[.$B$1]" office:value-type="float" office:value="2.64646464646465" calcext:value-type="float">
            <text:p>2,65</text:p>
          </table:table-cell>
          <table:table-cell table:style-name="ce15" table:formula="of:=[.F319]+[.E320]" office:value-type="float" office:value="821.212121212121" calcext:value-type="float">
            <text:p>821,21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string" calcext:value-type="string">
            <text:p>SketchFragment_18_BinaryMutator</text:p>
          </table:table-cell>
          <table:table-cell table:style-name="ce13" table:formula="of:=[.D320]+[.B321]" office:value-type="float" office:value="81565" calcext:value-type="float">
            <text:p>81565</text:p>
          </table:table-cell>
          <table:table-cell table:style-name="ce15" table:formula="of:=[.B321]/[.$B$1]" office:value-type="float" office:value="2.67676767676768" calcext:value-type="float">
            <text:p>2,68</text:p>
          </table:table-cell>
          <table:table-cell table:style-name="ce15" table:formula="of:=[.F320]+[.E321]" office:value-type="float" office:value="823.888888888889" calcext:value-type="float">
            <text:p>823,89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NoteInfosActivity_0_LengthyGUICreationOperatorMutator</text:p>
          </table:table-cell>
          <table:table-cell table:style-name="ce13" table:formula="of:=[.D321]+[.B322]" office:value-type="float" office:value="81827" calcext:value-type="float">
            <text:p>81827</text:p>
          </table:table-cell>
          <table:table-cell table:style-name="ce15" table:formula="of:=[.B322]/[.$B$1]" office:value-type="float" office:value="2.64646464646465" calcext:value-type="float">
            <text:p>2,65</text:p>
          </table:table-cell>
          <table:table-cell table:style-name="ce15" table:formula="of:=[.F321]+[.E322]" office:value-type="float" office:value="826.535353535354" calcext:value-type="float">
            <text:p>826,54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string" calcext:value-type="string">
            <text:p>NoteInfosActivity_1_BinaryMutator</text:p>
          </table:table-cell>
          <table:table-cell table:style-name="ce13" table:formula="of:=[.D322]+[.B323]" office:value-type="float" office:value="82138" calcext:value-type="float">
            <text:p>82138</text:p>
          </table:table-cell>
          <table:table-cell table:style-name="ce15" table:formula="of:=[.B323]/[.$B$1]" office:value-type="float" office:value="3.14141414141414" calcext:value-type="float">
            <text:p>3,14</text:p>
          </table:table-cell>
          <table:table-cell table:style-name="ce15" table:formula="of:=[.F322]+[.E323]" office:value-type="float" office:value="829.676767676768" calcext:value-type="float">
            <text:p>829,68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string" calcext:value-type="string">
            <text:p>NoteInfosActivity_2_BinaryMutator</text:p>
          </table:table-cell>
          <table:table-cell table:style-name="ce13" table:formula="of:=[.D323]+[.B324]" office:value-type="float" office:value="82381" calcext:value-type="float">
            <text:p>82381</text:p>
          </table:table-cell>
          <table:table-cell table:style-name="ce15" table:formula="of:=[.B324]/[.$B$1]" office:value-type="float" office:value="2.45454545454545" calcext:value-type="float">
            <text:p>2,45</text:p>
          </table:table-cell>
          <table:table-cell table:style-name="ce15" table:formula="of:=[.F323]+[.E324]" office:value-type="float" office:value="832.131313131313" calcext:value-type="float">
            <text:p>832,13</text:p>
          </table:table-cell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324])" office:value-type="float" office:value="82381" calcext:value-type="float">
            <text:p>82381</text:p>
          </table:table-cell>
          <table:table-cell table:style-name="ce5" office:value-type="string" calcext:value-type="string">
            <text:p>Minutos</text:p>
          </table:table-cell>
          <table:table-cell table:style-name="ce15" table:formula="of:=[.D324]/60" office:value-type="float" office:value="1373.01666666667" calcext:value-type="float">
            <text:p>1373,02</text:p>
          </table:table-cell>
          <table:table-cell table:style-name="ce15" table:formula="of:=SUM([.E3:.E324])" office:value-type="float" office:value="832.131313131313" calcext:value-type="float">
            <text:p>832,13</text:p>
          </table:table-cell>
          <table:table-cell table:style-name="ce15" table:formula="of:=[.F324]/60" office:value-type="float" office:value="13.8688552188552" calcext:value-type="float">
            <text:p>13,87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324])" office:value-type="float" office:value="255.841614906832" calcext:value-type="float">
            <text:p>255,84</text:p>
          </table:table-cell>
          <table:table-cell table:style-name="ce5" office:value-type="string" calcext:value-type="string">
            <text:p>Horas</text:p>
          </table:table-cell>
          <table:table-cell table:style-name="ce15" table:formula="of:=[.D325]/60" office:value-type="float" office:value="22.8836111111111" calcext:value-type="float">
            <text:p>22,88</text:p>
          </table:table-cell>
          <table:table-cell table:style-name="ce14" table:formula="of:=AVERAGE([.E3:.E324])" office:value-type="float" office:value="2.58425873643265" calcext:value-type="float">
            <text:p>2,58</text:p>
          </table:table-cell>
          <table:table-cell table:style-name="ce15" table:formula="of:=[.F325]/60" office:value-type="float" office:value="0.23114758698092" calcext:value-type="float">
            <text:p>0,23</text:p>
          </table:table-cell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324])" office:value-type="float" office:value="33.3804148353524" calcext:value-type="float">
            <text:p>33,38</text:p>
          </table:table-cell>
          <table:table-cell table:style-name="ce5" office:value-type="string" calcext:value-type="string">
            <text:p>Dias</text:p>
          </table:table-cell>
          <table:table-cell table:style-name="ce15" table:formula="of:=[.D326]/24" office:value-type="float" office:value="0.953483796296296" calcext:value-type="float">
            <text:p>0,95</text:p>
          </table:table-cell>
          <table:table-cell table:style-name="ce15" table:formula="of:=STDEV([.E3:.E324])" office:value-type="float" office:value="0.337175907427802" calcext:value-type="float">
            <text:p>0,34</text:p>
          </table:table-cell>
          <table:table-cell table:style-name="ce15" table:formula="of:=[.F326]/24" office:value-type="float" office:value="0.00963114945753835" calcext:value-type="float">
            <text:p>0,01</text:p>
          </table:table-cell>
        </table:table-row>
        <table:table-row table:style-name="ro1" table:number-rows-repeated="10482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09:06:38.646634729</dc:date>
    <meta:editing-duration>PT30M52S</meta:editing-duration>
    <meta:editing-cycles>11</meta:editing-cycles>
    <meta:generator>LibreOffice/7.3.7.2$Linux_X86_64 LibreOffice_project/30$Build-2</meta:generator>
    <meta:document-statistic meta:table-count="1" meta:cell-count="1958" meta:object-count="0"/>
  </office:meta>
</office:document-meta>
</file>